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57cm"/>
    </style:style>
    <style:style style:name="co2" style:family="table-column">
      <style:table-column-properties fo:break-before="auto" style:column-width="3.565cm"/>
    </style:style>
    <style:style style:name="co3" style:family="table-column">
      <style:table-column-properties fo:break-before="auto" style:column-width="2.443cm"/>
    </style:style>
    <style:style style:name="co4" style:family="table-column">
      <style:table-column-properties fo:break-before="auto" style:column-width="2.104cm"/>
    </style:style>
    <style:style style:name="co5" style:family="table-column">
      <style:table-column-properties fo:break-before="auto" style:column-width="1.73cm"/>
    </style:style>
    <style:style style:name="co6" style:family="table-column">
      <style:table-column-properties fo:break-before="auto" style:column-width="8.714cm"/>
    </style:style>
    <style:style style:name="co7" style:family="table-column">
      <style:table-column-properties fo:break-before="auto" style:column-width="0.198cm"/>
    </style:style>
    <style:style style:name="co8" style:family="table-column">
      <style:table-column-properties fo:break-before="auto" style:column-width="1.891cm"/>
    </style:style>
    <style:style style:name="co9" style:family="table-column">
      <style:table-column-properties fo:break-before="auto" style:column-width="3.833cm"/>
    </style:style>
    <style:style style:name="co10" style:family="table-column">
      <style:table-column-properties fo:break-before="auto" style:column-width="4.099cm"/>
    </style:style>
    <style:style style:name="co11" style:family="table-column">
      <style:table-column-properties fo:break-before="auto" style:column-width="3.244cm"/>
    </style:style>
    <style:style style:name="co12" style:family="table-column">
      <style:table-column-properties fo:break-before="auto" style:column-width="2.586cm"/>
    </style:style>
    <style:style style:name="co13" style:family="table-column">
      <style:table-column-properties fo:break-before="auto" style:column-width="3.778cm"/>
    </style:style>
    <style:style style:name="co14" style:family="table-column">
      <style:table-column-properties fo:break-before="auto" style:column-width="3.886cm"/>
    </style:style>
    <style:style style:name="co15" style:family="table-column">
      <style:table-column-properties fo:break-before="auto" style:column-width="2.194cm"/>
    </style:style>
    <style:style style:name="co16" style:family="table-column">
      <style:table-column-properties fo:break-before="auto" style:column-width="2.14cm"/>
    </style:style>
    <style:style style:name="co17" style:family="table-column">
      <style:table-column-properties fo:break-before="auto" style:column-width="2.122cm"/>
    </style:style>
    <style:style style:name="co18" style:family="table-column">
      <style:table-column-properties fo:break-before="auto" style:column-width="3.672cm"/>
    </style:style>
    <style:style style:name="co19" style:family="table-column">
      <style:table-column-properties fo:break-before="auto" style:column-width="2.746cm"/>
    </style:style>
    <style:style style:name="co20" style:family="table-column">
      <style:table-column-properties fo:break-before="auto" style:column-width="2.175cm"/>
    </style:style>
    <style:style style:name="co21" style:family="table-column">
      <style:table-column-properties fo:break-before="auto" style:column-width="10.904cm"/>
    </style:style>
    <style:style style:name="co22" style:family="table-column">
      <style:table-column-properties fo:break-before="auto" style:column-width="5.489cm"/>
    </style:style>
    <style:style style:name="co23" style:family="table-column">
      <style:table-column-properties fo:break-before="auto" style:column-width="9.336cm"/>
    </style:style>
    <style:style style:name="co24" style:family="table-column">
      <style:table-column-properties fo:break-before="auto" style:column-width="5.916cm"/>
    </style:style>
    <style:style style:name="co25" style:family="table-column">
      <style:table-column-properties fo:break-before="auto" style:column-width="2.621cm"/>
    </style:style>
    <style:style style:name="co26" style:family="table-column">
      <style:table-column-properties fo:break-before="auto" style:column-width="2.995cm"/>
    </style:style>
    <style:style style:name="co27" style:family="table-column">
      <style:table-column-properties fo:break-before="auto" style:column-width="2.96cm"/>
    </style:style>
    <style:style style:name="co28" style:family="table-column">
      <style:table-column-properties fo:break-before="auto" style:column-width="2.764cm"/>
    </style:style>
    <style:style style:name="co29" style:family="table-column">
      <style:table-column-properties fo:break-before="auto" style:column-width="2.353cm"/>
    </style:style>
    <style:style style:name="co30" style:family="table-column">
      <style:table-column-properties fo:break-before="auto" style:column-width="3.066cm"/>
    </style:style>
    <style:style style:name="co31" style:family="table-column">
      <style:table-column-properties fo:break-before="auto" style:column-width="4.295cm"/>
    </style:style>
    <style:style style:name="co32" style:family="table-column">
      <style:table-column-properties fo:break-before="auto" style:column-width="33.098cm"/>
    </style:style>
    <style:style style:name="co33" style:family="table-column">
      <style:table-column-properties fo:break-before="auto" style:column-width="6.041cm"/>
    </style:style>
    <style:style style:name="co34" style:family="table-column">
      <style:table-column-properties fo:break-before="auto" style:column-width="2.792cm"/>
    </style:style>
    <style:style style:name="co35" style:family="table-column">
      <style:table-column-properties fo:break-before="auto" style:column-width="3.261cm"/>
    </style:style>
    <style:style style:name="co36" style:family="table-column">
      <style:table-column-properties fo:break-before="auto" style:column-width="1.231cm"/>
    </style:style>
    <style:style style:name="co37" style:family="table-column">
      <style:table-column-properties fo:break-before="auto" style:column-width="2.212cm"/>
    </style:style>
    <style:style style:name="co38" style:family="table-column">
      <style:table-column-properties fo:break-before="auto" style:column-width="2.258cm"/>
    </style:style>
    <style:style style:name="ro1" style:family="table-row">
      <style:table-row-properties style:row-height="1cm" fo:break-before="auto" style:use-optimal-row-height="false"/>
    </style:style>
    <style:style style:name="ta1" style:family="table" style:master-page-name="Default">
      <style:table-properties table:display="true" style:writing-mode="lr-tb"/>
    </style:style>
    <number:date-style style:name="N49">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data-style-name="N49"/>
    <style:style style:name="ce2" style:family="table-cell" style:parent-style-name="Default" style:data-style-name="N100"/>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rrete-cassis-geo"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2" table:default-cell-style-name="Default"/>
        <table:table-column table:style-name="co23" table:default-cell-style-name="Default"/>
        <table:table-column table:style-name="co24" table:visibility="collapse" table:default-cell-style-name="Default"/>
        <table:table-column table:style-name="co19" table:visibility="collapse" table:default-cell-style-name="Default"/>
        <table:table-column table:style-name="co25" table:visibility="collapse" table:default-cell-style-name="Default"/>
        <table:table-column table:style-name="co16" table:visibility="collapse" table:default-cell-style-name="Default"/>
        <table:table-column table:style-name="co26" table:visibility="collapse" table:default-cell-style-name="Default"/>
        <table:table-column table:style-name="co27" table:visibility="collapse" table:default-cell-style-name="Default"/>
        <table:table-column table:style-name="co28" table:visibility="collapse" table:default-cell-style-name="Default"/>
        <table:table-column table:style-name="co29" table:visibility="collapse" table:default-cell-style-name="Default"/>
        <table:table-column table:style-name="co30" table:visibility="collapse" table:default-cell-style-name="Default"/>
        <table:table-column table:style-name="co31" table:visibility="collapse" table:default-cell-style-name="Default"/>
        <table:table-column table:style-name="co32" table:visibility="collapse"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row table:style-name="ro1">
          <table:table-cell office:value-type="string" calcext:value-type="string">
            <text:p>ID</text:p>
          </table:table-cell>
          <table:table-cell office:value-type="string" calcext:value-type="string">
            <text:p>COLL_NOM</text:p>
          </table:table-cell>
          <table:table-cell office:value-type="string" calcext:value-type="string">
            <text:p>COLL_INSEE</text:p>
          </table:table-cell>
          <table:table-cell office:value-type="string" calcext:value-type="string">
            <text:p>ARR_DATE</text:p>
          </table:table-cell>
          <table:table-cell office:value-type="string" calcext:value-type="string">
            <text:p>ARR_REF</text:p>
          </table:table-cell>
          <table:table-cell office:value-type="string" calcext:value-type="string">
            <text:p>ARR_OBJET</text:p>
          </table:table-cell>
          <table:table-cell office:value-type="string" calcext:value-type="string">
            <text:p>ARR_CONSIDERANT</text:p>
          </table:table-cell>
          <table:table-cell office:value-type="string" calcext:value-type="string">
            <text:p>ARR_URL</text:p>
          </table:table-cell>
          <table:table-cell office:value-type="string" calcext:value-type="string">
            <text:p>REGL_ARTICLE</text:p>
          </table:table-cell>
          <table:table-cell office:value-type="string" calcext:value-type="string">
            <text:p>REGL_SOUS_ARTICLE</text:p>
          </table:table-cell>
          <table:table-cell office:value-type="string" calcext:value-type="string">
            <text:p>REGL_MODALITE</text:p>
          </table:table-cell>
          <table:table-cell office:value-type="string" calcext:value-type="string">
            <text:p>VEH_TYPES</text:p>
          </table:table-cell>
          <table:table-cell office:value-type="string" calcext:value-type="string">
            <text:p>VEH_TONNAGE_MIN</text:p>
          </table:table-cell>
          <table:table-cell office:value-type="string" calcext:value-type="string">
            <text:p>VEH_TONNAGE_MAX</text:p>
          </table:table-cell>
          <table:table-cell office:value-type="string" calcext:value-type="string">
            <text:p>VEH_LONG</text:p>
          </table:table-cell>
          <table:table-cell office:value-type="string" calcext:value-type="string">
            <text:p>VEH_LARG</text:p>
          </table:table-cell>
          <table:table-cell office:value-type="string" calcext:value-type="string">
            <text:p>VEH_HAUT</text:p>
          </table:table-cell>
          <table:table-cell office:value-type="string" calcext:value-type="string">
            <text:p>VEH_USAGES</text:p>
          </table:table-cell>
          <table:table-cell office:value-type="string" calcext:value-type="string">
            <text:p>VEH_MOTORS</text:p>
          </table:table-cell>
          <table:table-cell office:value-type="string" calcext:value-type="string">
            <text:p>VEH_CQAS</text:p>
          </table:table-cell>
          <table:table-cell office:value-type="string" calcext:value-type="string">
            <text:p>PERIODE_JH</text:p>
          </table:table-cell>
          <table:table-cell office:value-type="string" calcext:value-type="string">
            <text:p>PERIODE_DEBUT</text:p>
          </table:table-cell>
          <table:table-cell office:value-type="string" calcext:value-type="string">
            <text:p>PERIODE_FIN</text:p>
          </table:table-cell>
          <table:table-cell office:value-type="string" calcext:value-type="string">
            <text:p>EMPRISE_DESIGNATION</text:p>
          </table:table-cell>
          <table:table-cell office:value-type="string" calcext:value-type="string">
            <text:p>EMPRISE_DEBUT</text:p>
          </table:table-cell>
          <table:table-cell office:value-type="string" calcext:value-type="string">
            <text:p>GEOM_DEBUT</text:p>
          </table:table-cell>
          <table:table-cell office:value-type="string" calcext:value-type="string">
            <text:p>EMPRISE_FIN</text:p>
          </table:table-cell>
          <table:table-cell office:value-type="string" calcext:value-type="string">
            <text:p>GEOM_FIN</text:p>
          </table:table-cell>
          <table:table-cell office:value-type="string" calcext:value-type="string">
            <text:p>EMPRISE_SENS</text:p>
          </table:table-cell>
          <table:table-cell office:value-type="string" calcext:value-type="string">
            <text:p>INTERV_DUREE</text:p>
          </table:table-cell>
          <table:table-cell office:value-type="string" calcext:value-type="string">
            <text:p>INTERV_HMAX</text:p>
          </table:table-cell>
          <table:table-cell office:value-type="string" calcext:value-type="string">
            <text:p>GEOM_WKT</text:p>
          </table:table-cell>
          <table:table-cell office:value-type="string" calcext:value-type="string">
            <text:p>GEOM_SOURCE</text:p>
          </table:table-cell>
          <table:table-cell office:value-type="string" calcext:value-type="string">
            <text:p>REGL_MOTIF</text:p>
          </table:table-cell>
          <table:table-cell office:value-type="string" calcext:value-type="string">
            <text:p>PERIODE_JH_STRING</text:p>
          </table:table-cell>
          <table:table-cell office:value-type="string" calcext:value-type="string">
            <text:p>_EMPRISE_DESIGNATION</text:p>
          </table:table-cell>
          <table:table-cell office:value-type="string" calcext:value-type="string">
            <text:p>_GEOM_WKT</text:p>
          </table:table-cell>
          <table:table-cell office:value-type="string" calcext:value-type="string">
            <text:p>_GEOM_SOURCE</text:p>
          </table:table-cell>
          <table:table-cell office:value-type="string" calcext:value-type="string">
            <text:p>_TYPE</text:p>
          </table:table-cell>
          <table:table-cell office:value-type="string" calcext:value-type="string">
            <text:p>_DISTANCE</text:p>
          </table:table-cell>
          <table:table-cell office:value-type="string" calcext:value-type="string">
            <text:p>REGL_MOTIF</text:p>
          </table:table-cell>
        </table:table-row>
        <table:table-row table:style-name="ro1">
          <table:table-cell office:value-type="float" office:value="5" calcext:value-type="float">
            <text:p>5</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1</text:p>
          </table:table-cell>
          <table:table-cell office:value-type="string" calcext:value-type="string">
            <text:p>Interdit</text:p>
          </table:table-cell>
          <table:table-cell office:value-type="string" calcext:value-type="string">
            <text:p>Tous véhicules</text:p>
          </table:table-cell>
          <table:table-cell table:number-columns-repeated="5"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Allée Albert Coulin</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Allée Albert Coulin</text:p>
          </table:table-cell>
          <table:table-cell office:value-type="string" calcext:value-type="string">
            <text:p>LINESTRING (5.539635 43.21654, 5.540337 43.21691, 5.540495 43.21669, 5.540527 43.21658, 5.540541 43.21638, 5.540672 43.21645, 5.540956 43.2161)</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4" calcext:value-type="float">
            <text:p>4</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1</text:p>
          </table:table-cell>
          <table:table-cell office:value-type="string" calcext:value-type="string">
            <text:p>Interdit</text:p>
          </table:table-cell>
          <table:table-cell office:value-type="string" calcext:value-type="string">
            <text:p>Tous véhicules</text:p>
          </table:table-cell>
          <table:table-cell table:number-columns-repeated="5"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Allée Bérard</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Allée Paul Bérard</text:p>
          </table:table-cell>
          <table:table-cell office:value-type="string" calcext:value-type="string">
            <text:p>LINESTRING (5.540231 43.21613, 5.539966 43.21602, 5.539848 43.21616, 5.539635 43.21654, 5.53961 43.21658, 5.539474 43.21661, 5.539359 43.21659, 5.539118 43.21647, 5.538724 43.21628, 5.538627 43.2162, 5.538509 43.21612)</text:p>
          </table:table-cell>
          <table:table-cell office:value-type="string" calcext:value-type="string">
            <text:p>OSM</text:p>
          </table:table-cell>
          <table:table-cell office:value-type="string" calcext:value-type="string">
            <text:p>Street</text:p>
          </table:table-cell>
          <table:table-cell office:value-type="float" office:value="5" calcext:value-type="float">
            <text:p>5</text:p>
          </table:table-cell>
          <table:table-cell/>
        </table:table-row>
        <table:table-row table:style-name="ro1">
          <table:table-cell office:value-type="float" office:value="95" calcext:value-type="float">
            <text:p>95</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3 : stationnement</text:p>
          </table:table-cell>
          <table:table-cell office:value-type="string" calcext:value-type="string">
            <text:p>Article 2-1</text:p>
          </table:table-cell>
          <table:table-cell office:value-type="string" calcext:value-type="string">
            <text:p>Autorise</text:p>
          </table:table-cell>
          <table:table-cell office:value-type="string" calcext:value-type="string">
            <text:p>Tous véhicules</text:p>
          </table:table-cell>
          <table:table-cell office:value-type="float" office:value="9" calcext:value-type="float">
            <text:p>9</text:p>
          </table:table-cell>
          <table:table-cell table:number-columns-repeated="4" office:value-type="string" calcext:value-type="string">
            <text:p>NA</text:p>
          </table:table-cell>
          <table:table-cell office:value-type="string" calcext:value-type="string">
            <text:p>Véhicules de livraison</text:p>
          </table:table-cell>
          <table:table-cell table:number-columns-repeated="2" office:value-type="string" calcext:value-type="string">
            <text:p>NA</text:p>
          </table:table-cell>
          <table:table-cell office:value-type="string" calcext:value-type="string">
            <text:p>Mo-Su 06:00-08:30 </text:p>
          </table:table-cell>
          <table:table-cell table:number-columns-repeated="2"/>
          <table:table-cell office:value-type="string" calcext:value-type="string">
            <text:p>Autres établissements</text:p>
          </table:table-cell>
          <table:table-cell/>
          <table:table-cell office:value-type="string" calcext:value-type="string">
            <text:p>NA</text:p>
          </table:table-cell>
          <table:table-cell/>
          <table:table-cell table:number-columns-repeated="6" office:value-type="string" calcext:value-type="string">
            <text:p>NA</text:p>
          </table:table-cell>
          <table:table-cell office:value-type="string" calcext:value-type="string">
            <text:p>Contraintes économiques</text:p>
          </table:table-cell>
          <table:table-cell office:value-type="string" calcext:value-type="string">
            <text:p>de 6H00 à 8H30.</text:p>
          </table:table-cell>
          <table:table-cell office:value-type="string" calcext:value-type="string">
            <text:p>??</text:p>
          </table:table-cell>
          <table:table-cell/>
          <table:table-cell office:value-type="string" calcext:value-type="string">
            <text:p>OSM</text:p>
          </table:table-cell>
          <table:table-cell office:value-type="string" calcext:value-type="string">
            <text:p>Destination</text:p>
          </table:table-cell>
          <table:table-cell office:value-type="float" office:value="14" calcext:value-type="float">
            <text:p>14</text:p>
          </table:table-cell>
          <table:table-cell/>
        </table:table-row>
        <table:table-row table:style-name="ro1">
          <table:table-cell office:value-type="float" office:value="59" calcext:value-type="float">
            <text:p>59</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4</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float" office:value="9" calcext:value-type="float">
            <text:p>9</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Avenue Abbé Cabrol</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Avenue Abbé Cabrol</text:p>
          </table:table-cell>
          <table:table-cell office:value-type="string" calcext:value-type="string">
            <text:p>LINESTRING (5.538278 43.21867, 5.538217 43.21868, 5.538112 43.21872, 5.538007 43.21877, 5.537936 43.21887, 5.537678 43.2192, 5.537369 43.21962, 5.537215 43.2198, 5.537062 43.21989, 5.536794 43.22, 5.536502 43.22006, 5.536279 43.22017, 5.536168 43.22034, 5.536094 43.22058, 5.536057 43.22082, 5.536079 43.221, 5.536097 43.22121, 5.536088 43.22133, 5.535981 43.22145, 5.535859 43.22153, 5.535689 43.22159, 5.535528 43.22162, 5.535295 43.22166, 5.535115 43.22167)</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57" calcext:value-type="float">
            <text:p>57</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4</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float" office:value="9" calcext:value-type="float">
            <text:p>9</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Avenue Alphonse Daudet</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Avenue Alphonse Daudet</text:p>
          </table:table-cell>
          <table:table-cell office:value-type="string" calcext:value-type="string">
            <text:p>LINESTRING (5.536441 43.2167, 5.536369 43.21708, 5.536331 43.21731, 5.536307 43.21759, 5.536252 43.21803, 5.536237 43.21815, 5.536167 43.21871, 5.536025 43.21932, 5.536044 43.21948, 5.53618 43.21944, 5.536291 43.21944, 5.536416 43.21948, 5.536608 43.21963, 5.536968 43.21984, 5.537062 43.21989)</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54" calcext:value-type="float">
            <text:p>54</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4</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float" office:value="9" calcext:value-type="float">
            <text:p>9</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Avenue Amiral Ganteaume</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Avenue de l'Amiral Ganteaume</text:p>
          </table:table-cell>
          <table:table-cell office:value-type="string" calcext:value-type="string">
            <text:p>LINESTRING (5.530855 43.21304, 5.530957 43.21312, 5.531044 43.21323, 5.531128 43.21328, 5.531209 43.2133, 5.531676 43.21341, 5.53209 43.21367, 5.532572 43.21384, 5.532951 43.21397, 5.533045 43.21402, 5.533093 43.21409, 5.533127 43.21425, 5.5332 43.21441, 5.533264 43.21454, 5.53335 43.21462, 5.533462 43.21466, 5.533553 43.21465, 5.533612 43.21462, 5.533788 43.21437, 5.533908 43.21427, 5.534028 43.21424, 5.534165 43.21424, 5.534517 43.21432, 5.534873 43.21444, 5.534945 43.21446, 5.535062 43.21452, 5.535191 43.21461, 5.535328 43.21468, 5.535534 43.21471, 5.535587 43.21462, 5.535634 43.21454, 5.535667 43.21448)</text:p>
          </table:table-cell>
          <table:table-cell office:value-type="string" calcext:value-type="string">
            <text:p>OSM</text:p>
          </table:table-cell>
          <table:table-cell office:value-type="string" calcext:value-type="string">
            <text:p>Street</text:p>
          </table:table-cell>
          <table:table-cell office:value-type="float" office:value="2" calcext:value-type="float">
            <text:p>2</text:p>
          </table:table-cell>
          <table:table-cell/>
        </table:table-row>
        <table:table-row table:style-name="ro1">
          <table:table-cell office:value-type="float" office:value="60" calcext:value-type="float">
            <text:p>60</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4</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float" office:value="9" calcext:value-type="float">
            <text:p>9</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Avenue Auguste Favier</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Avenue Auguste Favier</text:p>
          </table:table-cell>
          <table:table-cell office:value-type="string" calcext:value-type="string">
            <text:p>MULTILINESTRING ((5.542408 43.22018, 5.542437 43.2202, 5.542776 43.22055, 5.543063 43.22091, 5.543247 43.22145, 5.543394 43.22166), (5.543959 43.22257, 5.543662 43.22209, 5.543482 43.22181, 5.543394 43.22166))</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13" calcext:value-type="float">
            <text:p>13</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1</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string" calcext:value-type="string">
            <text:p>3.5</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Avenue Augustin Isnard</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Avenue Augustin Isnard</text:p>
          </table:table-cell>
          <table:table-cell office:value-type="string" calcext:value-type="string">
            <text:p>LINESTRING (5.539983 43.21511, 5.540247 43.2154, 5.540315 43.21547, 5.540821 43.21593, 5.540956 43.21611, 5.54104 43.21621, 5.541102 43.21629, 5.541227 43.2165, 5.541293 43.21665, 5.541345 43.21681, 5.541508 43.21735, 5.54154 43.21742, 5.541579 43.2175)</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49" calcext:value-type="float">
            <text:p>49</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3</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string" calcext:value-type="string">
            <text:p>3.5</text:p>
          </table:table-cell>
          <table:table-cell office:value-type="string" calcext:value-type="string">
            <text:p>NA</text:p>
          </table:table-cell>
          <table:table-cell office:value-type="string" calcext:value-type="string">
            <text:p>2.2</text:p>
          </table:table-cell>
          <table:table-cell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Avenue Bailly de Suffren</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Avenue du Bailli de Suffren</text:p>
          </table:table-cell>
          <table:table-cell office:value-type="string" calcext:value-type="string">
            <text:p>LINESTRING (5.520649 43.20738, 5.520713 43.20744, 5.521407 43.20808, 5.522003 43.20865, 5.522295 43.20888, 5.522862 43.20923, 5.523278 43.2095, 5.523332 43.20955, 5.523514 43.20979, 5.523576 43.20985, 5.523633 43.20989, 5.523758 43.20994, 5.523909 43.20998, 5.524437 43.21011, 5.524622 43.21017, 5.524792 43.21022, 5.525748 43.21072, 5.525882 43.21083, 5.525984 43.21096, 5.526201 43.21128, 5.526356 43.21149, 5.526546 43.21166)</text:p>
          </table:table-cell>
          <table:table-cell office:value-type="string" calcext:value-type="string">
            <text:p>OSM</text:p>
          </table:table-cell>
          <table:table-cell office:value-type="string" calcext:value-type="string">
            <text:p>Street</text:p>
          </table:table-cell>
          <table:table-cell office:value-type="float" office:value="1" calcext:value-type="float">
            <text:p>1</text:p>
          </table:table-cell>
          <table:table-cell/>
        </table:table-row>
        <table:table-row table:style-name="ro1">
          <table:table-cell office:value-type="float" office:value="25" calcext:value-type="float">
            <text:p>25</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1</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string" calcext:value-type="string">
            <text:p>3.5</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Avenue Charles Gounod</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Avenue Charles Gounod</text:p>
          </table:table-cell>
          <table:table-cell office:value-type="string" calcext:value-type="string">
            <text:p>LINESTRING (5.543527 43.21778, 5.542775 43.21856, 5.542663 43.21861, 5.542603 43.21856, 5.542431 43.21809, 5.54232 43.21796, 5.541813 43.21763, 5.541747 43.21759, 5.541726 43.21757, 5.541659 43.21755)</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44" calcext:value-type="float">
            <text:p>44</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3</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string" calcext:value-type="string">
            <text:p>3.5</text:p>
          </table:table-cell>
          <table:table-cell office:value-type="string" calcext:value-type="string">
            <text:p>NA</text:p>
          </table:table-cell>
          <table:table-cell office:value-type="string" calcext:value-type="string">
            <text:p>2.2</text:p>
          </table:table-cell>
          <table:table-cell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Avenue de l’Amiral Ganteaume</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Avenue de l'Amiral Ganteaume</text:p>
          </table:table-cell>
          <table:table-cell office:value-type="string" calcext:value-type="string">
            <text:p>LINESTRING (5.530855 43.21304, 5.530957 43.21312, 5.531044 43.21323, 5.531128 43.21328, 5.531209 43.2133, 5.531676 43.21341, 5.53209 43.21367, 5.532572 43.21384, 5.532951 43.21397, 5.533045 43.21402, 5.533093 43.21409, 5.533127 43.21425, 5.5332 43.21441, 5.533264 43.21454, 5.53335 43.21462, 5.533462 43.21466, 5.533553 43.21465, 5.533612 43.21462, 5.533788 43.21437, 5.533908 43.21427, 5.534028 43.21424, 5.534165 43.21424, 5.534517 43.21432, 5.534873 43.21444, 5.534945 43.21446, 5.535062 43.21452, 5.535191 43.21461, 5.535328 43.21468, 5.535534 43.21471, 5.535587 43.21462, 5.535634 43.21454, 5.535667 43.21448)</text:p>
          </table:table-cell>
          <table:table-cell office:value-type="string" calcext:value-type="string">
            <text:p>OSM</text:p>
          </table:table-cell>
          <table:table-cell office:value-type="string" calcext:value-type="string">
            <text:p>Street</text:p>
          </table:table-cell>
          <table:table-cell office:value-type="float" office:value="1" calcext:value-type="float">
            <text:p>1</text:p>
          </table:table-cell>
          <table:table-cell/>
        </table:table-row>
        <table:table-row table:style-name="ro1">
          <table:table-cell office:value-type="float" office:value="55" calcext:value-type="float">
            <text:p>55</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4</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float" office:value="9" calcext:value-type="float">
            <text:p>9</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Avenue de la Marne</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Avenue de la Marne</text:p>
          </table:table-cell>
          <table:table-cell office:value-type="string" calcext:value-type="string">
            <text:p>MULTILINESTRING ((5.54237 43.22494, 5.542309 43.22478, 5.542171 43.22453, 5.542118 43.22443, 5.541989 43.22419, 5.541848 43.22403, 5.541802 43.22398, 5.54177 43.22394, 5.541583 43.22379, 5.541517 43.22375, 5.541386 43.22365, 5.541061 43.22344, 5.54088 43.22336, 5.54075 43.2233, 5.540461 43.22321, 5.540234 43.22317, 5.539844 43.22314, 5.539599 43.22313), (5.535115 43.22167, 5.535293 43.22172, 5.535549 43.22174, 5.535747 43.22173, 5.53613 43.22168, 5.536754 43.22158, 5.536962 43.22156, 5.537066 43.22156, 5.53734 43.22159, 5.537532 43.22163, 5.537668 43.22168, 5.53795 43.22183, 5.538174 43.22202, 5.538556 43.22238, 5.538895 43.22273, 5.539118 43.22291, 5.539306 43.22302))</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50" calcext:value-type="float">
            <text:p>50</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3</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string" calcext:value-type="string">
            <text:p>3.5</text:p>
          </table:table-cell>
          <table:table-cell office:value-type="string" calcext:value-type="string">
            <text:p>NA</text:p>
          </table:table-cell>
          <table:table-cell office:value-type="string" calcext:value-type="string">
            <text:p>2.2</text:p>
          </table:table-cell>
          <table:table-cell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Avenue de la Plage Bleue</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Avenue Plage Bleue</text:p>
          </table:table-cell>
          <table:table-cell office:value-type="string" calcext:value-type="string">
            <text:p>LINESTRING (5.519813 43.20787, 5.51989 43.20784, 5.520201 43.20765, 5.520649 43.20738, 5.521036 43.20713)</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58" calcext:value-type="float">
            <text:p>58</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4</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float" office:value="9" calcext:value-type="float">
            <text:p>9</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Avenue de la Viguerie</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Avenue de la Viguerie</text:p>
          </table:table-cell>
          <table:table-cell office:value-type="string" calcext:value-type="string">
            <text:p>MULTILINESTRING ((5.534873 43.21444, 5.53502 43.21456, 5.535105 43.21469, 5.535234 43.21488, 5.535317 43.21494, 5.535405 43.21498, 5.535717 43.21505, 5.535788 43.21506, 5.535878 43.21508, 5.536223 43.21516, 5.536445 43.21525, 5.536534 43.21538, 5.536659 43.21568, 5.536694 43.21578, 5.536699 43.21586, 5.536699 43.21592, 5.536676 43.21606, 5.536609 43.21624, 5.536553 43.21632, 5.536466 43.21656, 5.536441 43.2167, 5.536903 43.21679, 5.537057 43.21686, 5.537163 43.21697, 5.537247 43.21712, 5.537367 43.21745, 5.537605 43.21794, 5.537725 43.21807, 5.537746 43.21809, 5.537866 43.2182, 5.538102 43.21839, 5.538183 43.21844, 5.538292 43.21852, 5.538335 43.21857), (5.539349 43.21839, 5.539155 43.2186, 5.539096 43.21864, 5.539009 43.21866, 5.538687 43.21863, 5.538557 43.21862, 5.538481 43.21862))</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105" calcext:value-type="float">
            <text:p>105</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3 : stationnement</text:p>
          </table:table-cell>
          <table:table-cell office:value-type="string" calcext:value-type="string">
            <text:p>Article 2-2-4</text:p>
          </table:table-cell>
          <table:table-cell office:value-type="string" calcext:value-type="string">
            <text:p>Autorise</text:p>
          </table:table-cell>
          <table:table-cell office:value-type="string" calcext:value-type="string">
            <text:p>Tous véhicules</text:p>
          </table:table-cell>
          <table:table-cell office:value-type="string" calcext:value-type="string">
            <text:p>NA</text:p>
          </table:table-cell>
          <table:table-cell office:value-type="float" office:value="9" calcext:value-type="float">
            <text:p>9</text:p>
          </table:table-cell>
          <table:table-cell table:number-columns-repeated="3" office:value-type="string" calcext:value-type="string">
            <text:p>NA</text:p>
          </table:table-cell>
          <table:table-cell office:value-type="string" calcext:value-type="string">
            <text:p>Véhicules de livraison</text:p>
          </table:table-cell>
          <table:table-cell table:number-columns-repeated="2" office:value-type="string" calcext:value-type="string">
            <text:p>NA</text:p>
          </table:table-cell>
          <table:table-cell office:value-type="string" calcext:value-type="string">
            <text:p>Mo-Su 06:00-10:00 </text:p>
          </table:table-cell>
          <table:table-cell table:number-columns-repeated="2"/>
          <table:table-cell office:value-type="string" calcext:value-type="string">
            <text:p>Avenue de la Viguerie</text:p>
          </table:table-cell>
          <table:table-cell/>
          <table:table-cell office:value-type="string" calcext:value-type="string">
            <text:p>NA</text:p>
          </table:table-cell>
          <table:table-cell/>
          <table:table-cell table:number-columns-repeated="6" office:value-type="string" calcext:value-type="string">
            <text:p>NA</text:p>
          </table:table-cell>
          <table:table-cell/>
          <table:table-cell office:value-type="string" calcext:value-type="string">
            <text:p>de 6h00 à 10h00, tous les jours et jours fériés. </text:p>
          </table:table-cell>
          <table:table-cell office:value-type="string" calcext:value-type="string">
            <text:p>Avenue de la Viguerie</text:p>
          </table:table-cell>
          <table:table-cell office:value-type="string" calcext:value-type="string">
            <text:p>MULTILINESTRING ((5.534873 43.21444, 5.53502 43.21456, 5.535105 43.21469, 5.535234 43.21488, 5.535317 43.21494, 5.535405 43.21498, 5.535717 43.21505, 5.535788 43.21506, 5.535878 43.21508, 5.536223 43.21516, 5.536445 43.21525, 5.536534 43.21538, 5.536659 43.21568, 5.536694 43.21578, 5.536699 43.21586, 5.536699 43.21592, 5.536676 43.21606, 5.536609 43.21624, 5.536553 43.21632, 5.536466 43.21656, 5.536441 43.2167, 5.536903 43.21679, 5.537057 43.21686, 5.537163 43.21697, 5.537247 43.21712, 5.537367 43.21745, 5.537605 43.21794, 5.537725 43.21807, 5.537746 43.21809, 5.537866 43.2182, 5.538102 43.21839, 5.538183 43.21844, 5.538292 43.21852, 5.538335 43.21857), (5.539349 43.21839, 5.539155 43.2186, 5.539096 43.21864, 5.539009 43.21866, 5.538687 43.21863, 5.538557 43.21862, 5.538481 43.21862))</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61" calcext:value-type="float">
            <text:p>61</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4</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float" office:value="9" calcext:value-type="float">
            <text:p>9</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Avenue de Provence</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Avenue de Provence</text:p>
          </table:table-cell>
          <table:table-cell office:value-type="string" calcext:value-type="string">
            <text:p>LINESTRING (5.547849 43.21618, 5.547821 43.21609, 5.547785 43.21601, 5.547686 43.21591, 5.547599 43.21586, 5.547306 43.21574, 5.547006 43.21564, 5.546657 43.21553, 5.546486 43.21549, 5.546376 43.21548, 5.545973 43.21552, 5.545515 43.21553, 5.545369 43.21552, 5.54491 43.21547, 5.54438 43.21541, 5.544183 43.21534, 5.543914 43.21527)</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45" calcext:value-type="float">
            <text:p>45</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3</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string" calcext:value-type="string">
            <text:p>3.5</text:p>
          </table:table-cell>
          <table:table-cell office:value-type="string" calcext:value-type="string">
            <text:p>NA</text:p>
          </table:table-cell>
          <table:table-cell office:value-type="string" calcext:value-type="string">
            <text:p>2.2</text:p>
          </table:table-cell>
          <table:table-cell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Avenue des Calanques</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Avenue des Calanques</text:p>
          </table:table-cell>
          <table:table-cell office:value-type="string" calcext:value-type="string">
            <text:p>MULTILINESTRING ((5.530687 43.21219, 5.530527 43.21208, 5.530371 43.21201, 5.530184 43.21196, 5.529995 43.21192, 5.52977 43.21189, 5.529626 43.21189, 5.529463 43.21184, 5.529394 43.21181, 5.52936 43.21173, 5.529334 43.21158, 5.52924 43.21138, 5.529163 43.21126, 5.528913 43.21107, 5.52863 43.21088, 5.528402 43.21084, 5.528099 43.21084, 5.527994 43.21085, 5.527944 43.21087, 5.527906 43.21092, 5.527829 43.21117, 5.527671 43.21147, 5.527458 43.21172, 5.527329 43.21177, 5.527167 43.21178, 5.52697 43.21176, 5.526707 43.21172, 5.526321 43.2123, 5.525822 43.21215, 5.524065 43.21158, 5.523735 43.21147, 5.523582 43.21142, 5.523462 43.21141, 5.523121 43.21142, 5.522539 43.21143, 5.52237 43.21144, 5.522199 43.21146, 5.522099 43.21149, 5.522047 43.21155, 5.522055 43.21162, 5.522165 43.2119, 5.522163 43.21199, 5.522142 43.21204, 5.522076 43.21213, 5.522081 43.21217, 5.522085 43.21223), (5.522085 43.21223, 5.522143 43.21227, 5.522189 43.21231, 5.522191 43.21236, 5.522166 43.21239, 5.522119 43.2124, 5.522063 43.21239, 5.522028 43.21237, 5.522026 43.21231, 5.522053 43.21226, 5.522085 43.21223))</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11" calcext:value-type="float">
            <text:p>11</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1</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string" calcext:value-type="string">
            <text:p>3.5</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Avenue du 8 Mai 1945</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Avenue du 8 Mai 1945</text:p>
          </table:table-cell>
          <table:table-cell office:value-type="string" calcext:value-type="string">
            <text:p>LINESTRING (5.53534 43.22071, 5.535546 43.22033, 5.535795 43.21996, 5.535992 43.21978, 5.536181 43.2197, 5.536361 43.21963, 5.536608 43.21963)</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38" calcext:value-type="float">
            <text:p>38</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2</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string" calcext:value-type="string">
            <text:p>3.5</text:p>
          </table:table-cell>
          <table:table-cell office:value-type="float" office:value="8" calcext:value-type="float">
            <text:p>8</text:p>
          </table:table-cell>
          <table:table-cell table:number-columns-repeated="2"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Avenue du Docteur Yves Bourde</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Avenue du Docteur Yves Bourdes</text:p>
          </table:table-cell>
          <table:table-cell office:value-type="string" calcext:value-type="string">
            <text:p>LINESTRING (5.54905 43.21789, 5.549134 43.21792, 5.549629 43.21798, 5.550037 43.21794, 5.550226 43.21796, 5.550448 43.21808, 5.550566 43.21815, 5.551021 43.21838, 5.551299 43.21854, 5.551573 43.2187, 5.552226 43.2191, 5.55243 43.21923, 5.55332 43.21967, 5.553566 43.21974, 5.553975 43.21985, 5.5543 43.22, 5.554631 43.22017, 5.554686 43.2202, 5.555241 43.22051, 5.556164 43.22103, 5.556936 43.22159, 5.557861 43.22255, 5.557895 43.22259)</text:p>
          </table:table-cell>
          <table:table-cell office:value-type="string" calcext:value-type="string">
            <text:p>OSM</text:p>
          </table:table-cell>
          <table:table-cell office:value-type="string" calcext:value-type="string">
            <text:p>Street</text:p>
          </table:table-cell>
          <table:table-cell office:value-type="float" office:value="1" calcext:value-type="float">
            <text:p>1</text:p>
          </table:table-cell>
          <table:table-cell/>
        </table:table-row>
        <table:table-row table:style-name="ro1">
          <table:table-cell office:value-type="float" office:value="62" calcext:value-type="float">
            <text:p>62</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4</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float" office:value="9" calcext:value-type="float">
            <text:p>9</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Avenue du Professeur René Leriche</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Avenue du Professeur Leriche</text:p>
          </table:table-cell>
          <table:table-cell office:value-type="string" calcext:value-type="string">
            <text:p>MULTILINESTRING ((5.541658 43.21367, 5.54168 43.21372, 5.541696 43.21374, 5.541835 43.21382, 5.542016 43.2139), (5.542016 43.2139, 5.541841 43.21385, 5.541658 43.21379, 5.541575 43.21376), (5.542016 43.2139, 5.542253 43.21397, 5.542334 43.214, 5.542504 43.21405, 5.542819 43.21415, 5.543081 43.21426, 5.543155 43.2143, 5.543226 43.21435, 5.543296 43.21439, 5.543395 43.21448, 5.543482 43.21457, 5.543753 43.21498, 5.5438 43.2151))</text:p>
          </table:table-cell>
          <table:table-cell office:value-type="string" calcext:value-type="string">
            <text:p>OSM</text:p>
          </table:table-cell>
          <table:table-cell office:value-type="string" calcext:value-type="string">
            <text:p>Street</text:p>
          </table:table-cell>
          <table:table-cell office:value-type="float" office:value="5" calcext:value-type="float">
            <text:p>5</text:p>
          </table:table-cell>
          <table:table-cell/>
        </table:table-row>
        <table:table-row table:style-name="ro1">
          <table:table-cell office:value-type="float" office:value="47" calcext:value-type="float">
            <text:p>47</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3</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string" calcext:value-type="string">
            <text:p>3.5</text:p>
          </table:table-cell>
          <table:table-cell office:value-type="string" calcext:value-type="string">
            <text:p>NA</text:p>
          </table:table-cell>
          <table:table-cell office:value-type="string" calcext:value-type="string">
            <text:p>2.2</text:p>
          </table:table-cell>
          <table:table-cell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Avenue du Révérend Père Jayne</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Avenue Du Révérend Père Jayne</text:p>
          </table:table-cell>
          <table:table-cell office:value-type="string" calcext:value-type="string">
            <text:p>LINESTRING (5.526321 43.2123, 5.52717 43.21257, 5.527693 43.21265, 5.528288 43.21275, 5.528575 43.21274, 5.528674 43.21271, 5.528732 43.21266, 5.528827 43.21255, 5.528841 43.21248, 5.528818 43.21239, 5.528746 43.21229, 5.528502 43.21202)</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28" calcext:value-type="float">
            <text:p>28</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1</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string" calcext:value-type="string">
            <text:p>3.5</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Avenue du Revestel avec l’indication « sauf car scolaire »</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Avenue du Revestel</text:p>
          </table:table-cell>
          <table:table-cell table:style-name="ce3" office:value-type="string" calcext:value-type="string">
            <text:p>MULTILINESTRING ((5.556611 43.20964, 5.55649 43.20949, 5.556181 43.20932, 5.555838 43.20922, 5.555766 43.20922, 5.554986 43.20917, 5.55413 43.20916, 5.552937 43.20916, 5.552647 43.20917, 5.551735 43.20919, 5.551298 43.20921, 5.550851 43.20923, 5.550448 43.20926, 5.550216 43.20931, 5.550162 43.20936, 5.550079 43.20942, 5.549507 43.20962, 5.549315 43.20969, 5.548671 43.20988, 5.548146 43.21023, 5.547993 43.21038), (5.547993 43.21038, 5.548038 43.21048, 5.547675 43.21074, 5.547215 43.21096), (5.547052 43.21093, 5.546353 43.21105, 5.545879 43.21115, 5.545755 43.21116, 5.545555 43.21117, 5.545418 43.21122, 5.545232 43.2114, 5.545123 43.2115, 5.545054 43.21157, 5.544867 43.21169, 5.544679 43.21178, 5.544326 43.21195, 5.543487 43.2123, 5.54307 43.21246, 5.542531 43.21274, 5.542268 43.21294, 5.541918 43.21319, 5.541806 43.21332, 5.541736 43.21338), (5.541736 43.21338, 5.541675 43.21349, 5.541647 43.21355, 5.541633 43.2136), (5.547052 43.21093, 5.547238 43.21086, 5.547572 43.21068, 5.547993 43.21038), (5.541521 43.21355, 5.541667 43.21343, 5.541736 43.21338))</text:p>
          </table:table-cell>
          <table:table-cell office:value-type="string" calcext:value-type="string">
            <text:p>OSM</text:p>
          </table:table-cell>
          <table:table-cell office:value-type="string" calcext:value-type="string">
            <text:p>Street</text:p>
          </table:table-cell>
          <table:table-cell office:value-type="float" office:value="36" calcext:value-type="float">
            <text:p>36</text:p>
          </table:table-cell>
          <table:table-cell office:value-type="string" calcext:value-type="string">
            <text:p>Avenue du Revestel avec l’indication « sauf car scolaire »</text:p>
          </table:table-cell>
        </table:table-row>
        <table:table-row table:style-name="ro1">
          <table:table-cell office:value-type="float" office:value="43" calcext:value-type="float">
            <text:p>43</text:p>
          </table:table-cell>
          <table:table-cell office:value-type="string" calcext:value-type="string">
            <text:p>Commune de Cassis</text:p>
          </table:table-cell>
          <table:table-cell office:value-type="float" office:value="13022" calcext:value-type="float">
            <text:p>13022</text:p>
          </table:table-cell>
          <table:table-cell office:value-type="float" office:value="43641" calcext:value-type="float">
            <text:p>43641</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2</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string" calcext:value-type="string">
            <text:p>3.5</text:p>
          </table:table-cell>
          <table:table-cell office:value-type="float" office:value="8" calcext:value-type="float">
            <text:p>8</text:p>
          </table:table-cell>
          <table:table-cell table:number-columns-repeated="2"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Avenue Emile Bodin</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Avenue Émile Bodin</text:p>
          </table:table-cell>
          <table:table-cell office:value-type="string" calcext:value-type="string">
            <text:p>LineString (5.552226 43.2191027, 5.5524302 43.2192278, 5.5533203 43.2196746, 5.5535664 43.2197407, 5.5539747 43.2198505, 5.5543001 43.2199991, 5.5546305 43.2201676, 5.5546856 43.2201992, 5.5552411 43.220515, 5.5561638 43.2210302, 5.5569363 43.2215881, 5.5578612 43.2225453, 5.5578954 43.2225855, 5.5580032 43.2227096, 5.5582511 43.222974, 5.5586334 43.2233188, 5.5588987 43.2234992, 5.559082 43.2236052, 5.5592537 43.2237124, 5.5594039 43.2238197, 5.5595199 43.2239282, 5.5597864 43.2241074, 5.5600338 43.2242402, 5.5604547 43.2244441, 5.5610641 43.2247693, 5.5619739 43.2253822, 5.5623543 43.2256443, 5.5626348 43.2257887, 5.5631206 43.2259347, 5.5634942 43.2260486, 5.5638581 43.2262385, 5.56416 43.2263654, 5.5643768 43.2263659, 5.5646824 43.2262538, 5.5649399 43.2261698, 5.5652591 43.2261991, 5.565526 43.226271, 5.565707 43.2263516, 5.5659525 43.2264488, 5.5662073 43.2265348, 5.566328 43.2265856, 5.5666337 43.2267185, 5.5673271 43.2269438, 5.5676194 43.2269242, 5.5678515 43.2268807, 5.5679708 43.2268499, 5.5682779 43.2267693, 5.5685113 43.2266794, 5.5688372 43.2265431, 5.569273 43.2264586, 5.569465 43.2264057, 5.5697679 43.2263223, 5.5699972 43.2262436, 5.5700603 43.2260877, 5.5700281 43.2259685, 5.5699422 43.225861, 5.5698522 43.2257959)</text:p>
          </table:table-cell>
          <table:table-cell office:value-type="string" calcext:value-type="string">
            <text:p>OSM</text:p>
          </table:table-cell>
          <table:table-cell office:value-type="string" calcext:value-type="string">
            <text:p>Street</text:p>
          </table:table-cell>
          <table:table-cell office:value-type="float" office:value="7" calcext:value-type="float">
            <text:p>7</text:p>
          </table:table-cell>
          <table:table-cell/>
        </table:table-row>
        <table:table-row table:style-name="ro1">
          <table:table-cell office:value-type="float" office:value="50" calcext:value-type="float">
            <text:p>50</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3</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string" calcext:value-type="string">
            <text:p>3.5</text:p>
          </table:table-cell>
          <table:table-cell office:value-type="string" calcext:value-type="string">
            <text:p>NA</text:p>
          </table:table-cell>
          <table:table-cell office:value-type="string" calcext:value-type="string">
            <text:p>2.2</text:p>
          </table:table-cell>
          <table:table-cell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Avenue Jean-Jacques Garcin</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Avenue Jean-Jacques Garcin</text:p>
          </table:table-cell>
          <table:table-cell office:value-type="string" calcext:value-type="string">
            <text:p>MULTILINESTRING ((5.521036 43.20713, 5.521241 43.2072, 5.521584 43.20723, 5.521847 43.20736, 5.522091 43.20751, 5.522688 43.20794, 5.52278 43.20801, 5.523039 43.20823, 5.523409 43.20851, 5.523556 43.20865, 5.523664 43.20881, 5.523819 43.20903, 5.523887 43.20909, 5.523992 43.20914, 5.524204 43.20921, 5.525033 43.20948, 5.525158 43.20953, 5.525298 43.20962, 5.526265 43.21015, 5.526324 43.2102, 5.526364 43.21026, 5.526375 43.21032, 5.526403 43.21061, 5.526434 43.21079, 5.526485 43.21089, 5.526578 43.21098, 5.526813 43.21116, 5.527033 43.2113, 5.527187 43.21132, 5.52735 43.2113, 5.527794 43.21097, 5.527906 43.21092), (5.530855 43.21304, 5.530779 43.213, 5.530642 43.21291, 5.53057 43.21281, 5.530559 43.21271, 5.530598 43.2126, 5.530696 43.21245, 5.530725 43.21238, 5.530723 43.21228, 5.530687 43.21219))</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24" calcext:value-type="float">
            <text:p>24</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1</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string" calcext:value-type="string">
            <text:p>3.5</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Avenue Jules Ferry</text:p>
          </table:table-cell>
          <table:table-cell office:value-type="string" calcext:value-type="string">
            <text:p>Carrefour à sens giratoire de Vence</text:p>
          </table:table-cell>
          <table:table-cell office:value-type="string" calcext:value-type="string">
            <text:p>NA</text:p>
          </table:table-cell>
          <table:table-cell office:value-type="string" calcext:value-type="string">
            <text:p>E. Agostini</text:p>
          </table:table-cell>
          <table:table-cell table:number-columns-repeated="6" office:value-type="string" calcext:value-type="string">
            <text:p>NA</text:p>
          </table:table-cell>
          <table:table-cell table:number-columns-repeated="2"/>
          <table:table-cell office:value-type="string" calcext:value-type="string">
            <text:p>Avenue Jules Ferry</text:p>
          </table:table-cell>
          <table:table-cell office:value-type="string" calcext:value-type="string">
            <text:p>MULTILINESTRING ((5.542408 43.22018, 5.542228 43.22009, 5.542082 43.22003, 5.541927 43.22003, 5.541821 43.22006, 5.541755 43.22013, 5.541576 43.22034, 5.541469 43.22041, 5.54132 43.22048, 5.541106 43.22057, 5.540953 43.22068, 5.540831 43.22078, 5.540761 43.22081, 5.540681 43.22081, 5.540603 43.22079, 5.540549 43.22075, 5.540521 43.2207, 5.540506 43.2206, 5.54053 43.22046, 5.540563 43.22026, 5.540553 43.22012, 5.540502 43.21993, 5.540458 43.21983, 5.540171 43.21945, 5.539714 43.21884, 5.539482 43.2184), (5.539338 43.21825, 5.53853 43.2171, 5.538366 43.21687, 5.538358 43.21686, 5.538258 43.21672, 5.538218 43.21666, 5.538194 43.21658))</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46" calcext:value-type="float">
            <text:p>46</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3</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string" calcext:value-type="string">
            <text:p>3.5</text:p>
          </table:table-cell>
          <table:table-cell office:value-type="string" calcext:value-type="string">
            <text:p>NA</text:p>
          </table:table-cell>
          <table:table-cell office:value-type="string" calcext:value-type="string">
            <text:p>2.2</text:p>
          </table:table-cell>
          <table:table-cell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Avenue Maurice Jermini</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Avenue Maurice Jermini</text:p>
          </table:table-cell>
          <table:table-cell office:value-type="string" calcext:value-type="string">
            <text:p>LINESTRING (5.533045 43.21402, 5.53289 43.21409, 5.532758 43.21423, 5.532664 43.21442, 5.532466 43.21458, 5.532277 43.21468, 5.532125 43.21471, 5.531969 43.21471, 5.531821 43.21468, 5.531457 43.21455, 5.531126 43.21451, 5.530724 43.21452, 5.530551 43.21455)</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56" calcext:value-type="float">
            <text:p>56</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4</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float" office:value="9" calcext:value-type="float">
            <text:p>9</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Avenue Monseigneur de Belzunce</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Avenue Monseigneur de Belzunce</text:p>
          </table:table-cell>
          <table:table-cell office:value-type="string" calcext:value-type="string">
            <text:p>LINESTRING (5.536044 43.21948, 5.535738 43.21959, 5.535533 43.21967, 5.5355 43.21968, 5.535424 43.2197, 5.535287 43.21971, 5.53513 43.21969, 5.535017 43.21967, 5.534964 43.21965, 5.534803 43.21957, 5.534626 43.21949, 5.534286 43.2193, 5.534164 43.21921, 5.534097 43.21913, 5.534054 43.21901, 5.534056 43.21889, 5.534183 43.21856, 5.534181 43.21837, 5.534157 43.21828, 5.534126 43.21819, 5.534046 43.21811, 5.533948 43.21802, 5.533719 43.21795)</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48" calcext:value-type="float">
            <text:p>48</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3</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string" calcext:value-type="string">
            <text:p>3.5</text:p>
          </table:table-cell>
          <table:table-cell office:value-type="string" calcext:value-type="string">
            <text:p>NA</text:p>
          </table:table-cell>
          <table:table-cell office:value-type="string" calcext:value-type="string">
            <text:p>2.2</text:p>
          </table:table-cell>
          <table:table-cell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Avenue Notre Dame</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Avenue Notre-Dame</text:p>
          </table:table-cell>
          <table:table-cell office:value-type="string" calcext:value-type="string">
            <text:p>LINESTRING (5.526707 43.21172, 5.526546 43.21166, 5.526106 43.2115, 5.52548 43.2113, 5.524948 43.21114, 5.524476 43.21092, 5.524253 43.21078, 5.52383 43.21059, 5.523633 43.21054, 5.523392 43.21052, 5.523205 43.21046, 5.523127 43.21042, 5.522596 43.21011, 5.52204 43.20979, 5.521605 43.20956, 5.521445 43.20944, 5.521291 43.20928, 5.521109 43.20907, 5.520879 43.20881, 5.520431 43.20842, 5.519813 43.20787)</text:p>
          </table:table-cell>
          <table:table-cell office:value-type="string" calcext:value-type="string">
            <text:p>OSM</text:p>
          </table:table-cell>
          <table:table-cell office:value-type="string" calcext:value-type="string">
            <text:p>Street</text:p>
          </table:table-cell>
          <table:table-cell office:value-type="float" office:value="1" calcext:value-type="float">
            <text:p>1</text:p>
          </table:table-cell>
          <table:table-cell/>
        </table:table-row>
        <table:table-row table:style-name="ro1">
          <table:table-cell office:value-type="float" office:value="93" calcext:value-type="float">
            <text:p>93</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3 : stationnement</text:p>
          </table:table-cell>
          <table:table-cell office:value-type="string" calcext:value-type="string">
            <text:p>Article 2-1</text:p>
          </table:table-cell>
          <table:table-cell office:value-type="string" calcext:value-type="string">
            <text:p>Autorise</text:p>
          </table:table-cell>
          <table:table-cell office:value-type="string" calcext:value-type="string">
            <text:p>Tous véhicules</text:p>
          </table:table-cell>
          <table:table-cell office:value-type="float" office:value="9" calcext:value-type="float">
            <text:p>9</text:p>
          </table:table-cell>
          <table:table-cell table:number-columns-repeated="4" office:value-type="string" calcext:value-type="string">
            <text:p>NA</text:p>
          </table:table-cell>
          <table:table-cell office:value-type="string" calcext:value-type="string">
            <text:p>Véhicules de livraison</text:p>
          </table:table-cell>
          <table:table-cell table:number-columns-repeated="2" office:value-type="string" calcext:value-type="string">
            <text:p>NA</text:p>
          </table:table-cell>
          <table:table-cell office:value-type="string" calcext:value-type="string">
            <text:p>Mo-Su 06:00-07:00 </text:p>
          </table:table-cell>
          <table:table-cell table:number-columns-repeated="2"/>
          <table:table-cell office:value-type="string" calcext:value-type="string">
            <text:p>Boulangeries du Centre-ville</text:p>
          </table:table-cell>
          <table:table-cell/>
          <table:table-cell office:value-type="string" calcext:value-type="string">
            <text:p>NA</text:p>
          </table:table-cell>
          <table:table-cell/>
          <table:table-cell table:number-columns-repeated="6" office:value-type="string" calcext:value-type="string">
            <text:p>NA</text:p>
          </table:table-cell>
          <table:table-cell office:value-type="string" calcext:value-type="string">
            <text:p>Contraintes économiques</text:p>
          </table:table-cell>
          <table:table-cell office:value-type="string" calcext:value-type="string">
            <text:p>de 06h00 à 10h00 tous les jours et jours fériés.</text:p>
          </table:table-cell>
          <table:table-cell office:value-type="string" calcext:value-type="string">
            <text:p>??</text:p>
          </table:table-cell>
          <table:table-cell/>
          <table:table-cell office:value-type="string" calcext:value-type="string">
            <text:p>OSM</text:p>
          </table:table-cell>
          <table:table-cell office:value-type="string" calcext:value-type="string">
            <text:p>Destination</text:p>
          </table:table-cell>
          <table:table-cell office:value-type="float" office:value="17" calcext:value-type="float">
            <text:p>17</text:p>
          </table:table-cell>
          <table:table-cell/>
        </table:table-row>
        <table:table-row table:style-name="ro1">
          <table:table-cell office:value-type="float" office:value="12" calcext:value-type="float">
            <text:p>12</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1</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string" calcext:value-type="string">
            <text:p>3.5</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Boulevard Jean Jaurès</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Boulevard Jean Jaurès</text:p>
          </table:table-cell>
          <table:table-cell office:value-type="string" calcext:value-type="string">
            <text:p>LINESTRING (5.533953 43.21758, 5.534083 43.21751, 5.534345 43.2173, 5.534443 43.21721, 5.534527 43.21713, 5.534801 43.21688, 5.535062 43.21646, 5.535074 43.21644, 5.535188 43.21628, 5.535541 43.21594, 5.535587 43.21592, 5.535769 43.21585, 5.536027 43.21566, 5.536059 43.21561, 5.536042 43.21557, 5.536013 43.21553, 5.535865 43.21533, 5.535761 43.21516, 5.535756 43.21512, 5.535788 43.21506)</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42" calcext:value-type="float">
            <text:p>42</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2</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string" calcext:value-type="string">
            <text:p>3.5</text:p>
          </table:table-cell>
          <table:table-cell office:value-type="float" office:value="8" calcext:value-type="float">
            <text:p>8</text:p>
          </table:table-cell>
          <table:table-cell table:number-columns-repeated="2"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Chemin de Ceyreste</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Chemin de Ceyreste</text:p>
          </table:table-cell>
          <table:table-cell office:value-type="string" calcext:value-type="string">
            <text:p>LINESTRING (5.570464 43.2223, 5.570477 43.22238, 5.570516 43.22244, 5.570797 43.22266, 5.571098 43.22296, 5.571313 43.22318, 5.571485 43.22337, 5.571613 43.22346, 5.571667 43.2235, 5.571696 43.22354, 5.5717 43.22359, 5.571683 43.22361, 5.57162 43.22364, 5.571556 43.22366, 5.571476 43.22367, 5.571394 43.22367, 5.571287 43.22367, 5.57122 43.22369, 5.571167 43.22371, 5.571106 43.22375, 5.571027 43.22381, 5.57095 43.22387, 5.570669 43.22436, 5.57054 43.22461, 5.57039 43.22487, 5.570129 43.22534, 5.570004 43.22556, 5.569961 43.22562, 5.569918 43.22573, 5.569852 43.2258)</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33" calcext:value-type="float">
            <text:p>33</text:p>
          </table:table-cell>
          <table:table-cell office:value-type="string" calcext:value-type="string">
            <text:p>Commune de Cassis</text:p>
          </table:table-cell>
          <table:table-cell office:value-type="float" office:value="13022" calcext:value-type="float">
            <text:p>13022</text:p>
          </table:table-cell>
          <table:table-cell office:value-type="float" office:value="43641" calcext:value-type="float">
            <text:p>43641</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1</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string" calcext:value-type="string">
            <text:p>3.5</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Chemin de la Dona</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text:p>
          </table:table-cell>
          <table:table-cell/>
          <table:table-cell office:value-type="string" calcext:value-type="string">
            <text:p>OSM</text:p>
          </table:table-cell>
          <table:table-cell office:value-type="string" calcext:value-type="string">
            <text:p>Street</text:p>
          </table:table-cell>
          <table:table-cell office:value-type="float" office:value="4" calcext:value-type="float">
            <text:p>4</text:p>
          </table:table-cell>
          <table:table-cell/>
        </table:table-row>
        <table:table-row table:style-name="ro1">
          <table:table-cell office:value-type="float" office:value="31" calcext:value-type="float">
            <text:p>31</text:p>
          </table:table-cell>
          <table:table-cell office:value-type="string" calcext:value-type="string">
            <text:p>Commune de Cassis</text:p>
          </table:table-cell>
          <table:table-cell office:value-type="float" office:value="13022" calcext:value-type="float">
            <text:p>13022</text:p>
          </table:table-cell>
          <table:table-cell office:value-type="float" office:value="43641" calcext:value-type="float">
            <text:p>43641</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1</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string" calcext:value-type="string">
            <text:p>3.5</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Chemin de la Douane Prolongé</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Chemin de la Douane</text:p>
          </table:table-cell>
          <table:table-cell office:value-type="string" calcext:value-type="string">
            <text:p>LineString (5.5522211 43.2190997, 5.5522813 43.218983, 5.5524878 43.2187191, 5.5526541 43.2185588, 5.5528285 43.2184669, 5.5531289 43.2182949, 5.5532737 43.2181894, 5.5532979 43.2181444, 5.5531798 43.2178102, 5.5531208 43.2176538, 5.5531316 43.2175248, 5.5532442 43.2173117, 5.5533408 43.2170987, 5.5534722 43.2167781, 5.5534642 43.2167312, 5.5525951 43.2162523, 5.5513063 43.215599)</text:p>
          </table:table-cell>
          <table:table-cell office:value-type="string" calcext:value-type="string">
            <text:p>OSM</text:p>
          </table:table-cell>
          <table:table-cell office:value-type="string" calcext:value-type="string">
            <text:p>Street</text:p>
          </table:table-cell>
          <table:table-cell office:value-type="float" office:value="10" calcext:value-type="float">
            <text:p>10</text:p>
          </table:table-cell>
          <table:table-cell office:value-type="string" calcext:value-type="string">
            <text:p>Chemin de la Douane Prolongé</text:p>
          </table:table-cell>
        </table:table-row>
        <table:table-row table:style-name="ro1">
          <table:table-cell office:value-type="float" office:value="27" calcext:value-type="float">
            <text:p>27</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1</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string" calcext:value-type="string">
            <text:p>3.5</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Chemin de Saint Jean</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Chemin de Saint-Jean</text:p>
          </table:table-cell>
          <table:table-cell office:value-type="string" calcext:value-type="string">
            <text:p>LINESTRING (5.544489 43.22372, 5.54472 43.22361, 5.545367 43.22337, 5.545573 43.22331, 5.545604 43.22315, 5.5457 43.22279, 5.545794 43.22262, 5.545971 43.22251, 5.546089 43.22246, 5.546233 43.22245)</text:p>
          </table:table-cell>
          <table:table-cell office:value-type="string" calcext:value-type="string">
            <text:p>OSM</text:p>
          </table:table-cell>
          <table:table-cell office:value-type="string" calcext:value-type="string">
            <text:p>Street</text:p>
          </table:table-cell>
          <table:table-cell office:value-type="float" office:value="1" calcext:value-type="float">
            <text:p>1</text:p>
          </table:table-cell>
          <table:table-cell/>
        </table:table-row>
        <table:table-row table:style-name="ro1">
          <table:table-cell office:value-type="float" office:value="39" calcext:value-type="float">
            <text:p>39</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2</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string" calcext:value-type="string">
            <text:p>3.5</text:p>
          </table:table-cell>
          <table:table-cell office:value-type="float" office:value="8" calcext:value-type="float">
            <text:p>8</text:p>
          </table:table-cell>
          <table:table-cell table:number-columns-repeated="2"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Chemin de Saint Jean</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Chemin de Saint-Jean</text:p>
          </table:table-cell>
          <table:table-cell office:value-type="string" calcext:value-type="string">
            <text:p>LINESTRING (5.544489 43.22372, 5.54472 43.22361, 5.545367 43.22337, 5.545573 43.22331, 5.545604 43.22315, 5.5457 43.22279, 5.545794 43.22262, 5.545971 43.22251, 5.546089 43.22246, 5.546233 43.22245)</text:p>
          </table:table-cell>
          <table:table-cell office:value-type="string" calcext:value-type="string">
            <text:p>OSM</text:p>
          </table:table-cell>
          <table:table-cell office:value-type="string" calcext:value-type="string">
            <text:p>Street</text:p>
          </table:table-cell>
          <table:table-cell office:value-type="float" office:value="1" calcext:value-type="float">
            <text:p>1</text:p>
          </table:table-cell>
          <table:table-cell/>
        </table:table-row>
        <table:table-row table:style-name="ro1">
          <table:table-cell office:value-type="float" office:value="37" calcext:value-type="float">
            <text:p>37</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1</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string" calcext:value-type="string">
            <text:p>3.5</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Chemin de St Vincent</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Avenue de Provence</text:p>
          </table:table-cell>
          <table:table-cell office:value-type="string" calcext:value-type="string">
            <text:p>LINESTRING (5.547849 43.21618, 5.547821 43.21609, 5.547785 43.21601, 5.547686 43.21591, 5.547599 43.21586, 5.547306 43.21574, 5.547006 43.21564, 5.546657 43.21553, 5.546486 43.21549, 5.546376 43.21548, 5.545973 43.21552, 5.545515 43.21553, 5.545369 43.21552, 5.54491 43.21547, 5.54438 43.21541, 5.544183 43.21534, 5.543914 43.21527)</text:p>
          </table:table-cell>
          <table:table-cell office:value-type="string" calcext:value-type="string">
            <text:p>OSM</text:p>
          </table:table-cell>
          <table:table-cell office:value-type="string" calcext:value-type="string">
            <text:p>Street</text:p>
          </table:table-cell>
          <table:table-cell office:value-type="float" office:value="6" calcext:value-type="float">
            <text:p>6</text:p>
          </table:table-cell>
          <table:table-cell/>
        </table:table-row>
        <table:table-row table:style-name="ro1">
          <table:table-cell office:value-type="float" office:value="41" calcext:value-type="float">
            <text:p>41</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2</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string" calcext:value-type="string">
            <text:p>3.5</text:p>
          </table:table-cell>
          <table:table-cell office:value-type="float" office:value="8" calcext:value-type="float">
            <text:p>8</text:p>
          </table:table-cell>
          <table:table-cell table:number-columns-repeated="2"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Chemin du Bérard</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Chemin du Bérard</text:p>
          </table:table-cell>
          <table:table-cell office:value-type="string" calcext:value-type="string">
            <text:p>MULTILINESTRING ((5.545408 43.22464, 5.54557 43.22459, 5.545762 43.22457, 5.545892 43.22456, 5.546061 43.22456, 5.546441 43.22458, 5.546674 43.22453, 5.547325 43.22431, 5.54802 43.22411, 5.548199 43.22404, 5.548336 43.22396, 5.548549 43.22379, 5.548629 43.22372, 5.549016 43.22338, 5.549239 43.22309, 5.549377 43.22298, 5.549505 43.22293, 5.549703 43.22291, 5.549823 43.22283, 5.549857 43.22272, 5.549763 43.22238, 5.549731 43.22232, 5.549679 43.22221, 5.549637 43.22214, 5.549614 43.22207, 5.549581 43.22199, 5.549548 43.22194, 5.54951 43.2219, 5.549454 43.22185, 5.549421 43.22183, 5.549388 43.2218), (5.552226 43.2191, 5.552107 43.21922, 5.552036 43.21933, 5.551943 43.21944, 5.551853 43.21955, 5.551797 43.21963, 5.551778 43.21969, 5.551792 43.21975, 5.55183 43.21979, 5.551891 43.21984, 5.551952 43.21989, 5.55199 43.21993, 5.552008 43.21998, 5.551999 43.22004, 5.551976 43.22008, 5.551919 43.22014, 5.551853 43.22022, 5.551788 43.22028, 5.551698 43.22037, 5.551609 43.22047, 5.551515 43.22055, 5.551431 43.22064, 5.551243 43.22084, 5.550902 43.22128, 5.550777 43.22145, 5.550731 43.22149, 5.550628 43.22153, 5.550449 43.22157, 5.550116 43.22162, 5.549891 43.22167, 5.54967 43.22172, 5.549463 43.22177, 5.549388 43.2218))</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34" calcext:value-type="float">
            <text:p>34</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1</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string" calcext:value-type="string">
            <text:p>3.5</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Chemin du Boudard</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Chemin du Boudard</text:p>
          </table:table-cell>
          <table:table-cell office:value-type="string" calcext:value-type="string">
            <text:p>LINESTRING (5.557895 43.22259, 5.55808 43.22256, 5.559018 43.22247, 5.559533 43.22249, 5.559833 43.22253, 5.560241 43.2226, 5.560541 43.22266, 5.560619 43.22271, 5.560774 43.22283, 5.56107 43.22301, 5.561134 43.22305, 5.561545 43.22323, 5.56198 43.22343, 5.562344 43.22351, 5.562709 43.22358, 5.562925 43.22364, 5.563212 43.22371, 5.563286 43.22375, 5.56336 43.22379, 5.563385 43.22385, 5.563378 43.22391, 5.563368 43.22398, 5.563437 43.22405, 5.563635 43.22414, 5.563977 43.22424, 5.564272 43.22427, 5.564718 43.2244, 5.565172 43.22456, 5.565333 43.22469, 5.565565 43.22483, 5.565803 43.22494, 5.566294 43.22509, 5.566366 43.2251, 5.567619 43.22539, 5.568933 43.22569, 5.569575 43.22577, 5.569682 43.22579, 5.569852 43.2258)</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40" calcext:value-type="float">
            <text:p>40</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2</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string" calcext:value-type="string">
            <text:p>3.5</text:p>
          </table:table-cell>
          <table:table-cell office:value-type="float" office:value="8" calcext:value-type="float">
            <text:p>8</text:p>
          </table:table-cell>
          <table:table-cell table:number-columns-repeated="2"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Chemin du Perthus</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Chemin de Perthus</text:p>
          </table:table-cell>
          <table:table-cell office:value-type="string" calcext:value-type="string">
            <text:p>LINESTRING (5.561496 43.23083, 5.560263 43.23114, 5.557934 43.23173, 5.555582 43.23126, 5.554956 43.23134, 5.554682 43.2314)</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35" calcext:value-type="float">
            <text:p>35</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1</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string" calcext:value-type="string">
            <text:p>3.5</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Chemin du Plan Olive</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Chemin du Plan d'Olive</text:p>
          </table:table-cell>
          <table:table-cell office:value-type="string" calcext:value-type="string">
            <text:p>MULTILINESTRING ((5.543605 43.23167, 5.545231 43.23162, 5.545767 43.23168, 5.546974 43.23272, 5.547173 43.23286, 5.547382 43.2329, 5.547532 43.23299, 5.547688 43.23323, 5.54845 43.23389, 5.548771 43.23435, 5.549115 43.23456, 5.549528 43.23515, 5.549834 43.23543, 5.550314 43.23602, 5.550661 43.2361, 5.550825 43.2361, 5.551007 43.23602, 5.551145 43.23583, 5.551188 43.23537, 5.551218 43.23524, 5.551272 43.23515, 5.551329 43.23509, 5.551435 43.23503, 5.551576 43.23499, 5.551698 43.23496, 5.552037 43.23507), (5.552212 43.23515, 5.552325 43.23521, 5.552417 43.23527, 5.552478 43.23533, 5.552517 43.2354, 5.552532 43.23547, 5.552531 43.23552, 5.552512 43.23559, 5.552466 43.23565, 5.552429 43.2357, 5.552326 43.23575, 5.552033 43.23588, 5.551829 43.23599, 5.551729 43.23605, 5.551634 43.23614, 5.551573 43.23623, 5.55154 43.23633, 5.551541 43.23644, 5.551595 43.2365, 5.551698 43.23656, 5.551848 43.23665, 5.55202 43.23674))</text:p>
          </table:table-cell>
          <table:table-cell office:value-type="string" calcext:value-type="string">
            <text:p>OSM</text:p>
          </table:table-cell>
          <table:table-cell office:value-type="string" calcext:value-type="string">
            <text:p>Street</text:p>
          </table:table-cell>
          <table:table-cell office:value-type="float" office:value="2" calcext:value-type="float">
            <text:p>2</text:p>
          </table:table-cell>
          <table:table-cell/>
        </table:table-row>
        <table:table-row table:style-name="ro1">
          <table:table-cell office:value-type="float" office:value="36" calcext:value-type="float">
            <text:p>36</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1</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string" calcext:value-type="string">
            <text:p>3.5</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Chemin du Puits du Bregadan</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Chemin du Puits du Brigadan</text:p>
          </table:table-cell>
          <table:table-cell office:value-type="string" calcext:value-type="string">
            <text:p>MULTILINESTRING ((5.557344 43.23402, 5.557425 43.23389, 5.557465 43.23379, 5.557558 43.23371, 5.557734 43.23362, 5.557968 43.23353, 5.558008 43.23348, 5.558042 43.23339, 5.55814 43.23322), (5.557319 43.23426, 5.557577 43.23437, 5.557883 43.23452, 5.558099 43.23466, 5.558471 43.23494, 5.55876 43.2351, 5.55916 43.23532, 5.559389 43.23552, 5.559533 43.23564))</text:p>
          </table:table-cell>
          <table:table-cell office:value-type="string" calcext:value-type="string">
            <text:p>OSM</text:p>
          </table:table-cell>
          <table:table-cell office:value-type="string" calcext:value-type="string">
            <text:p>Street</text:p>
          </table:table-cell>
          <table:table-cell office:value-type="float" office:value="1" calcext:value-type="float">
            <text:p>1</text:p>
          </table:table-cell>
          <table:table-cell/>
        </table:table-row>
        <table:table-row table:style-name="ro1">
          <table:table-cell office:value-type="float" office:value="11" calcext:value-type="float">
            <text:p>11</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1</text:p>
          </table:table-cell>
          <table:table-cell office:value-type="string" calcext:value-type="string">
            <text:p>Interdit</text:p>
          </table:table-cell>
          <table:table-cell office:value-type="string" calcext:value-type="string">
            <text:p>Tous véhicules</text:p>
          </table:table-cell>
          <table:table-cell table:number-columns-repeated="5"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Chemin Saint Loup</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Chemin de Saint-Loup</text:p>
          </table:table-cell>
          <table:table-cell office:value-type="string" calcext:value-type="string">
            <text:p>LINESTRING (5.578865 43.19573, 5.578679 43.19578, 5.578214 43.19591, 5.577839 43.19597, 5.577254 43.19611, 5.576932 43.1962, 5.576691 43.19625, 5.576514 43.19629, 5.576417 43.19631, 5.576289 43.19641, 5.576144 43.19661, 5.575929 43.19675, 5.575495 43.19697, 5.575066 43.19719, 5.574824 43.19731, 5.574389 43.19757, 5.574041 43.19785, 5.573703 43.19809, 5.573403 43.19838, 5.573156 43.19871, 5.573081 43.1989, 5.572893 43.19911, 5.572646 43.19932, 5.572464 43.19947, 5.572222 43.19958, 5.571949 43.19984, 5.571798 43.20002, 5.571622 43.20035, 5.571536 43.20051, 5.571391 43.20067, 5.571144 43.20083, 5.570994 43.20095, 5.570806 43.20103, 5.570645 43.20114, 5.570361 43.20137, 5.570066 43.20149, 5.569771 43.20156, 5.56947 43.20162, 5.569063 43.20174, 5.568709 43.20189, 5.568536 43.20195, 5.568467 43.20198, 5.568017 43.20219, 5.567759 43.20239, 5.56755 43.20258, 5.567351 43.20272, 5.566826 43.203, 5.566552 43.20318, 5.566171 43.20333, 5.565737 43.20349, 5.565677 43.20351)</text:p>
          </table:table-cell>
          <table:table-cell office:value-type="string" calcext:value-type="string">
            <text:p>OSM</text:p>
          </table:table-cell>
          <table:table-cell office:value-type="string" calcext:value-type="string">
            <text:p>Street</text:p>
          </table:table-cell>
          <table:table-cell office:value-type="float" office:value="1" calcext:value-type="float">
            <text:p>1</text:p>
          </table:table-cell>
          <table:table-cell/>
        </table:table-row>
        <table:table-row table:style-name="ro1">
          <table:table-cell office:value-type="float" office:value="32" calcext:value-type="float">
            <text:p>32</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1</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string" calcext:value-type="string">
            <text:p>3.5</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Chemin St Joseph</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Chemin de Saint-Joseph</text:p>
          </table:table-cell>
          <table:table-cell office:value-type="string" calcext:value-type="string">
            <text:p>LINESTRING (5.547599 43.21586, 5.548021 43.21532, 5.548239 43.21511, 5.548534 43.21482, 5.549744 43.21422, 5.550134 43.21403, 5.550174 43.214, 5.550614 43.21368, 5.551128 43.21335, 5.551941 43.21292, 5.553357 43.21218, 5.554576 43.21154, 5.55599 43.21063)</text:p>
          </table:table-cell>
          <table:table-cell office:value-type="string" calcext:value-type="string">
            <text:p>OSM</text:p>
          </table:table-cell>
          <table:table-cell office:value-type="string" calcext:value-type="string">
            <text:p>Street</text:p>
          </table:table-cell>
          <table:table-cell office:value-type="float" office:value="4" calcext:value-type="float">
            <text:p>4</text:p>
          </table:table-cell>
          <table:table-cell/>
        </table:table-row>
        <table:table-row table:style-name="ro1">
          <table:table-cell office:value-type="float" office:value="96" calcext:value-type="float">
            <text:p>96</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3 : stationnement</text:p>
          </table:table-cell>
          <table:table-cell office:value-type="string" calcext:value-type="string">
            <text:p>Article 2-2-1</text:p>
          </table:table-cell>
          <table:table-cell office:value-type="string" calcext:value-type="string">
            <text:p>Autorise</text:p>
          </table:table-cell>
          <table:table-cell office:value-type="string" calcext:value-type="string">
            <text:p>Tous véhicules</text:p>
          </table:table-cell>
          <table:table-cell office:value-type="string" calcext:value-type="string">
            <text:p>NA</text:p>
          </table:table-cell>
          <table:table-cell office:value-type="float" office:value="9" calcext:value-type="float">
            <text:p>9</text:p>
          </table:table-cell>
          <table:table-cell table:number-columns-repeated="3" office:value-type="string" calcext:value-type="string">
            <text:p>NA</text:p>
          </table:table-cell>
          <table:table-cell office:value-type="string" calcext:value-type="string">
            <text:p>Véhicules de livraison</text:p>
          </table:table-cell>
          <table:table-cell table:number-columns-repeated="2" office:value-type="string" calcext:value-type="string">
            <text:p>NA</text:p>
          </table:table-cell>
          <table:table-cell office:value-type="string" calcext:value-type="string">
            <text:p>Mo-Su 06:00-10:00 </text:p>
          </table:table-cell>
          <table:table-cell table:number-columns-repeated="2"/>
          <table:table-cell office:value-type="string" calcext:value-type="string">
            <text:p>Commune de Cassis</text:p>
          </table:table-cell>
          <table:table-cell/>
          <table:table-cell office:value-type="string" calcext:value-type="string">
            <text:p>NA</text:p>
          </table:table-cell>
          <table:table-cell/>
          <table:table-cell table:number-columns-repeated="6" office:value-type="string" calcext:value-type="string">
            <text:p>NA</text:p>
          </table:table-cell>
          <table:table-cell/>
          <table:table-cell office:value-type="string" calcext:value-type="string">
            <text:p>de 06h00 à 10h00 tous les jours et jours fériés.</text:p>
          </table:table-cell>
          <table:table-cell office:value-type="string" calcext:value-type="string">
            <text:p>Commune de Cassis</text:p>
          </table:table-cell>
          <table:table-cell office:value-type="string" calcext:value-type="string">
            <text:p>LINESTRING(EMPTY)</text:p>
          </table:table-cell>
          <table:table-cell office:value-type="string" calcext:value-type="string">
            <text:p>OSM</text:p>
          </table:table-cell>
          <table:table-cell office:value-type="string" calcext:value-type="string">
            <text:p>City</text:p>
          </table:table-cell>
          <table:table-cell office:value-type="string" calcext:value-type="string">
            <text:p>NA</text:p>
          </table:table-cell>
          <table:table-cell/>
        </table:table-row>
        <table:table-row table:style-name="ro1">
          <table:table-cell office:value-type="float" office:value="9" calcext:value-type="float">
            <text:p>9</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1</text:p>
          </table:table-cell>
          <table:table-cell office:value-type="string" calcext:value-type="string">
            <text:p>Interdit</text:p>
          </table:table-cell>
          <table:table-cell office:value-type="string" calcext:value-type="string">
            <text:p>Tous véhicules</text:p>
          </table:table-cell>
          <table:table-cell table:number-columns-repeated="5"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Esplanade Général de Gaulle</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Esplanade Général de Gaulle</text:p>
          </table:table-cell>
          <table:table-cell office:value-type="string" calcext:value-type="string">
            <text:p>LINESTRING (5.537346 43.21343, 5.537423 43.21343, 5.537521 43.21342, 5.53771 43.21337, 5.537784 43.21344, 5.537835 43.21347, 5.53792 43.21351, 5.538419 43.21334, 5.538593 43.21332)</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3" calcext:value-type="float">
            <text:p>3</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1</text:p>
          </table:table-cell>
          <table:table-cell office:value-type="string" calcext:value-type="string">
            <text:p>Interdit</text:p>
          </table:table-cell>
          <table:table-cell office:value-type="string" calcext:value-type="string">
            <text:p>Tous véhicules</text:p>
          </table:table-cell>
          <table:table-cell table:number-columns-repeated="5"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Impasse des Brayes</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Impasse des Brayes</text:p>
          </table:table-cell>
          <table:table-cell office:value-type="string" calcext:value-type="string">
            <text:p>LINESTRING (5.534872 43.22221, 5.5352 43.22182, 5.535293 43.22172)</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2" calcext:value-type="float">
            <text:p>2</text:p>
          </table:table-cell>
          <table:table-cell office:value-type="string" calcext:value-type="string">
            <text:p>Commune de Cassis</text:p>
          </table:table-cell>
          <table:table-cell office:value-type="float" office:value="13022" calcext:value-type="float">
            <text:p>13022</text:p>
          </table:table-cell>
          <table:table-cell office:value-type="float" office:value="43641" calcext:value-type="float">
            <text:p>43641</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1</text:p>
          </table:table-cell>
          <table:table-cell office:value-type="string" calcext:value-type="string">
            <text:p>Interdit</text:p>
          </table:table-cell>
          <table:table-cell office:value-type="string" calcext:value-type="string">
            <text:p>Tous véhicules</text:p>
          </table:table-cell>
          <table:table-cell table:number-columns-repeated="5"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Impasse du littorale</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Impasse du Littoral</text:p>
          </table:table-cell>
          <table:table-cell office:value-type="string" calcext:value-type="string">
            <text:p>LineString (5.5270578 43.2102822, 5.5272111 43.2103992, 5.5273053 43.210402, 5.5275736 43.2102085, 5.5277046 43.2101974, 5.5280211 43.210518, 5.5284022 43.2108449)</text:p>
          </table:table-cell>
          <table:table-cell office:value-type="string" calcext:value-type="string">
            <text:p>OSM</text:p>
          </table:table-cell>
          <table:table-cell office:value-type="string" calcext:value-type="string">
            <text:p>Street</text:p>
          </table:table-cell>
          <table:table-cell office:value-type="float" office:value="4" calcext:value-type="float">
            <text:p>4</text:p>
          </table:table-cell>
          <table:table-cell/>
        </table:table-row>
        <table:table-row table:style-name="ro1">
          <table:table-cell office:value-type="float" office:value="7" calcext:value-type="float">
            <text:p>7</text:p>
          </table:table-cell>
          <table:table-cell office:value-type="string" calcext:value-type="string">
            <text:p>Commune de Cassis</text:p>
          </table:table-cell>
          <table:table-cell office:value-type="float" office:value="13022" calcext:value-type="float">
            <text:p>13022</text:p>
          </table:table-cell>
          <table:table-cell office:value-type="float" office:value="43641" calcext:value-type="float">
            <text:p>43641</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1</text:p>
          </table:table-cell>
          <table:table-cell office:value-type="string" calcext:value-type="string">
            <text:p>Interdit</text:p>
          </table:table-cell>
          <table:table-cell office:value-type="string" calcext:value-type="string">
            <text:p>Tous véhicules</text:p>
          </table:table-cell>
          <table:table-cell table:number-columns-repeated="5"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Impasse Gervais</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Impasse Alexandre Gervais</text:p>
          </table:table-cell>
          <table:table-cell office:value-type="string" calcext:value-type="string">
            <text:p>LINESTRING (5.539094 43.21403, 5.539125 43.21401, 5.539211 43.21393, 5.539387 43.214)</text:p>
          </table:table-cell>
          <table:table-cell office:value-type="string" calcext:value-type="string">
            <text:p>OSM</text:p>
          </table:table-cell>
          <table:table-cell office:value-type="string" calcext:value-type="string">
            <text:p>Street</text:p>
          </table:table-cell>
          <table:table-cell office:value-type="float" office:value="4" calcext:value-type="float">
            <text:p>4</text:p>
          </table:table-cell>
          <table:table-cell/>
        </table:table-row>
        <table:table-row table:style-name="ro1">
          <table:table-cell office:value-type="float" office:value="94" calcext:value-type="float">
            <text:p>94</text:p>
          </table:table-cell>
          <table:table-cell office:value-type="string" calcext:value-type="string">
            <text:p>Commune de Cassis</text:p>
          </table:table-cell>
          <table:table-cell office:value-type="float" office:value="13022" calcext:value-type="float">
            <text:p>13022</text:p>
          </table:table-cell>
          <table:table-cell office:value-type="float" office:value="43641" calcext:value-type="float">
            <text:p>43641</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3 : stationnement</text:p>
          </table:table-cell>
          <table:table-cell office:value-type="string" calcext:value-type="string">
            <text:p>Article 2-1</text:p>
          </table:table-cell>
          <table:table-cell office:value-type="string" calcext:value-type="string">
            <text:p>Autorise</text:p>
          </table:table-cell>
          <table:table-cell office:value-type="string" calcext:value-type="string">
            <text:p>Tous véhicules</text:p>
          </table:table-cell>
          <table:table-cell office:value-type="float" office:value="9" calcext:value-type="float">
            <text:p>9</text:p>
          </table:table-cell>
          <table:table-cell table:number-columns-repeated="4" office:value-type="string" calcext:value-type="string">
            <text:p>NA</text:p>
          </table:table-cell>
          <table:table-cell office:value-type="string" calcext:value-type="string">
            <text:p>Véhicules de livraison</text:p>
          </table:table-cell>
          <table:table-cell table:number-columns-repeated="2" office:value-type="string" calcext:value-type="string">
            <text:p>NA</text:p>
          </table:table-cell>
          <table:table-cell office:value-type="string" calcext:value-type="string">
            <text:p>Mo-Su 06:00-07:00 </text:p>
          </table:table-cell>
          <table:table-cell table:number-columns-repeated="2"/>
          <table:table-cell office:value-type="string" calcext:value-type="string">
            <text:p>La station d'épuration.</text:p>
          </table:table-cell>
          <table:table-cell/>
          <table:table-cell office:value-type="string" calcext:value-type="string">
            <text:p>NA</text:p>
          </table:table-cell>
          <table:table-cell/>
          <table:table-cell table:number-columns-repeated="6" office:value-type="string" calcext:value-type="string">
            <text:p>NA</text:p>
          </table:table-cell>
          <table:table-cell office:value-type="string" calcext:value-type="string">
            <text:p>Contraintes économiques</text:p>
          </table:table-cell>
          <table:table-cell office:value-type="string" calcext:value-type="string">
            <text:p>de 06h00 à 10h00 tous les jours et jours fériés.</text:p>
          </table:table-cell>
          <table:table-cell office:value-type="string" calcext:value-type="string">
            <text:p>??</text:p>
          </table:table-cell>
          <table:table-cell/>
          <table:table-cell office:value-type="string" calcext:value-type="string">
            <text:p>OSM</text:p>
          </table:table-cell>
          <table:table-cell office:value-type="string" calcext:value-type="string">
            <text:p>Destination</text:p>
          </table:table-cell>
          <table:table-cell office:value-type="float" office:value="16" calcext:value-type="float">
            <text:p>16</text:p>
          </table:table-cell>
          <table:table-cell/>
        </table:table-row>
        <table:table-row table:style-name="ro1">
          <table:table-cell office:value-type="float" office:value="92" calcext:value-type="float">
            <text:p>92</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3 : stationnement</text:p>
          </table:table-cell>
          <table:table-cell office:value-type="string" calcext:value-type="string">
            <text:p>Article 2-1</text:p>
          </table:table-cell>
          <table:table-cell office:value-type="string" calcext:value-type="string">
            <text:p>Autorise</text:p>
          </table:table-cell>
          <table:table-cell office:value-type="string" calcext:value-type="string">
            <text:p>Tous véhicules</text:p>
          </table:table-cell>
          <table:table-cell office:value-type="float" office:value="9" calcext:value-type="float">
            <text:p>9</text:p>
          </table:table-cell>
          <table:table-cell table:number-columns-repeated="4" office:value-type="string" calcext:value-type="string">
            <text:p>NA</text:p>
          </table:table-cell>
          <table:table-cell office:value-type="string" calcext:value-type="string">
            <text:p>Véhicules de livraison</text:p>
          </table:table-cell>
          <table:table-cell table:number-columns-repeated="2" office:value-type="string" calcext:value-type="string">
            <text:p>NA</text:p>
          </table:table-cell>
          <table:table-cell office:value-type="string" calcext:value-type="string">
            <text:p>Mo-Su 06:00-07:00 </text:p>
          </table:table-cell>
          <table:table-cell table:number-columns-repeated="2"/>
          <table:table-cell office:value-type="string" calcext:value-type="string">
            <text:p>Le Petit CASINO, rue Victor Hugo,</text:p>
          </table:table-cell>
          <table:table-cell/>
          <table:table-cell office:value-type="string" calcext:value-type="string">
            <text:p>NA</text:p>
          </table:table-cell>
          <table:table-cell/>
          <table:table-cell table:number-columns-repeated="6" office:value-type="string" calcext:value-type="string">
            <text:p>NA</text:p>
          </table:table-cell>
          <table:table-cell office:value-type="string" calcext:value-type="string">
            <text:p>Contraintes économiques</text:p>
          </table:table-cell>
          <table:table-cell office:value-type="string" calcext:value-type="string">
            <text:p>de 06h00 à 10h00 tous les jours et jours fériés.</text:p>
          </table:table-cell>
          <table:table-cell office:value-type="string" calcext:value-type="string">
            <text:p>Petit CASINO, rue Victor Hugo</text:p>
          </table:table-cell>
          <table:table-cell office:value-type="string" calcext:value-type="string">
            <text:p>POINT (5.5369888, 43.2143274)</text:p>
          </table:table-cell>
          <table:table-cell office:value-type="string" calcext:value-type="string">
            <text:p>OSM</text:p>
          </table:table-cell>
          <table:table-cell office:value-type="string" calcext:value-type="string">
            <text:p>Destination</text:p>
          </table:table-cell>
          <table:table-cell office:value-type="float" office:value="19" calcext:value-type="float">
            <text:p>19</text:p>
          </table:table-cell>
          <table:table-cell/>
        </table:table-row>
        <table:table-row table:style-name="ro1">
          <table:table-cell office:value-type="float" office:value="6" calcext:value-type="float">
            <text:p>6</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1</text:p>
          </table:table-cell>
          <table:table-cell office:value-type="string" calcext:value-type="string">
            <text:p>Interdit</text:p>
          </table:table-cell>
          <table:table-cell office:value-type="string" calcext:value-type="string">
            <text:p>Tous véhicules</text:p>
          </table:table-cell>
          <table:table-cell table:number-columns-repeated="5"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Place Baragnon</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Place Baragnon</text:p>
          </table:table-cell>
          <table:table-cell office:value-type="string" calcext:value-type="string">
            <text:p>LINESTRING (5.539794 43.21446, 5.539794 43.21445, 5.539801 43.21437, 5.540097 43.21433, 5.539864 43.2142, 5.539715 43.21414, 5.539573 43.21409, 5.539498 43.21406, 5.539485 43.21407, 5.539462 43.21406, 5.539429 43.2141, 5.539409 43.21412, 5.539335 43.2142, 5.53932 43.21425, 5.539296 43.21429, 5.539538 43.21447, 5.539586 43.21448, 5.539794 43.21446)</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89" calcext:value-type="float">
            <text:p>89</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4-1</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float" office:value="9" calcext:value-type="float">
            <text:p>9</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office:value-type="string" calcext:value-type="string">
            <text:p>Sa 07:00-07:30, 13:00-13:30 </text:p>
          </table:table-cell>
          <table:table-cell table:number-columns-repeated="2"/>
          <table:table-cell office:value-type="string" calcext:value-type="string">
            <text:p>Place de la République</text:p>
          </table:table-cell>
          <table:table-cell/>
          <table:table-cell office:value-type="string" calcext:value-type="string">
            <text:p>NA</text:p>
          </table:table-cell>
          <table:table-cell/>
          <table:table-cell table:number-columns-repeated="6" office:value-type="string" calcext:value-type="string">
            <text:p>NA</text:p>
          </table:table-cell>
          <table:table-cell office:value-type="string" calcext:value-type="string">
            <text:p>Marché paysan</text:p>
          </table:table-cell>
          <table:table-cell office:value-type="string" calcext:value-type="string">
            <text:p>la circulation sur la place de la République est interdite entre 7h et 7h30 (arrivée des producteurs) et entre 13h et 13h30 (départ des producteurs)</text:p>
          </table:table-cell>
          <table:table-cell office:value-type="string" calcext:value-type="string">
            <text:p>Place de la République</text:p>
          </table:table-cell>
          <table:table-cell office:value-type="string" calcext:value-type="string">
            <text:p>MULTILINESTRING ((5.539538 43.21447, 5.539586 43.21448, 5.539667 43.21462, 5.539709 43.21469, 5.539649 43.21474, 5.539581 43.21472, 5.539399 43.2146, 5.539344 43.21457, 5.539347 43.21452, 5.539538 43.21447), (5.539439 43.21456, 5.539538 43.21447))</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10" calcext:value-type="float">
            <text:p>10</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1</text:p>
          </table:table-cell>
          <table:table-cell office:value-type="string" calcext:value-type="string">
            <text:p>Interdit</text:p>
          </table:table-cell>
          <table:table-cell office:value-type="string" calcext:value-type="string">
            <text:p>Tous véhicules</text:p>
          </table:table-cell>
          <table:table-cell table:number-columns-repeated="5"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Place du Grand Carnot</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Place du Grand Carnot</text:p>
          </table:table-cell>
          <table:table-cell office:value-type="string" calcext:value-type="string">
            <text:p>LINESTRING (5.535299 43.21437, 5.535426 43.21449, 5.535397 43.21453, 5.53539 43.21454, 5.535536 43.2146, 5.535587 43.21462, 5.535634 43.21454, 5.535667 43.21448, 5.535678 43.21446, 5.535386 43.21429, 5.535299 43.21437)</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8" calcext:value-type="float">
            <text:p>8</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1</text:p>
          </table:table-cell>
          <table:table-cell office:value-type="string" calcext:value-type="string">
            <text:p>Interdit</text:p>
          </table:table-cell>
          <table:table-cell office:value-type="string" calcext:value-type="string">
            <text:p>Tous véhicules</text:p>
          </table:table-cell>
          <table:table-cell table:number-columns-repeated="5"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Place St Michel</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Place Saint-Michel</text:p>
          </table:table-cell>
          <table:table-cell office:value-type="string" calcext:value-type="string">
            <text:p>LINESTRING (5.537875 43.21555, 5.538302 43.21576, 5.538373 43.21568, 5.53794 43.21548, 5.537875 43.21555)</text:p>
          </table:table-cell>
          <table:table-cell office:value-type="string" calcext:value-type="string">
            <text:p>OSM</text:p>
          </table:table-cell>
          <table:table-cell office:value-type="string" calcext:value-type="string">
            <text:p>Street</text:p>
          </table:table-cell>
          <table:table-cell office:value-type="float" office:value="4" calcext:value-type="float">
            <text:p>4</text:p>
          </table:table-cell>
          <table:table-cell/>
        </table:table-row>
        <table:table-row table:style-name="ro1">
          <table:table-cell office:value-type="float" office:value="65" calcext:value-type="float">
            <text:p>65</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3-1</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float" office:value="9" calcext:value-type="float">
            <text:p>9</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office:value-type="string" calcext:value-type="string">
            <text:p>Mo-Sa 11:00-19:00, 00:00-06:00; Su,PH 10:00-19:00, 24:00-06:00 </text:p>
          </table:table-cell>
          <table:table-cell office:value-type="string" calcext:value-type="string">
            <text:p>Fin des vacances de la Toussaint</text:p>
          </table:table-cell>
          <table:table-cell table:style-name="ce2" office:value-type="string" calcext:value-type="string">
            <text:p>31 Mars</text:p>
          </table:table-cell>
          <table:table-cell office:value-type="string" calcext:value-type="string">
            <text:p>Quai Calendal</text:p>
          </table:table-cell>
          <table:table-cell/>
          <table:table-cell office:value-type="string" calcext:value-type="string">
            <text:p>NA</text:p>
          </table:table-cell>
          <table:table-cell/>
          <table:table-cell table:number-columns-repeated="6" office:value-type="string" calcext:value-type="string">
            <text:p>NA</text:p>
          </table:table-cell>
          <table:table-cell/>
          <table:table-cell office:value-type="string" calcext:value-type="string">
            <text:p>du lundi au samedi inclus de 11h00 à 19h et de 00h à 6h00 le lendemain matin.</text:p>
            <text:p>Les dimanches et jours fériés la fermeture des quais interviendra de 10h00 à 19h et de 00h à 06h le lendemain matin.</text:p>
          </table:table-cell>
          <table:table-cell office:value-type="string" calcext:value-type="string">
            <text:p>Quai Calendal</text:p>
          </table:table-cell>
          <table:table-cell office:value-type="string" calcext:value-type="string">
            <text:p>LINESTRING (5.536539 43.21474, 5.536593 43.21472, 5.536831 43.21479, 5.536974 43.21483, 5.537022 43.21489)</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69" calcext:value-type="float">
            <text:p>69</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3-1</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float" office:value="9" calcext:value-type="float">
            <text:p>9</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office:value-type="string" calcext:value-type="string">
            <text:p>Mo-Sa 11:00-06:00; Su,PH 10:00+ </text:p>
          </table:table-cell>
          <table:table-cell office:value-type="string" calcext:value-type="string">
            <text:p>1er Avril</text:p>
          </table:table-cell>
          <table:table-cell office:value-type="string" calcext:value-type="string">
            <text:p>Fin des vacances de la Toussaint</text:p>
          </table:table-cell>
          <table:table-cell office:value-type="string" calcext:value-type="string">
            <text:p>Quai Calendal</text:p>
          </table:table-cell>
          <table:table-cell/>
          <table:table-cell office:value-type="string" calcext:value-type="string">
            <text:p>NA</text:p>
          </table:table-cell>
          <table:table-cell/>
          <table:table-cell table:number-columns-repeated="6" office:value-type="string" calcext:value-type="string">
            <text:p>NA</text:p>
          </table:table-cell>
          <table:table-cell/>
          <table:table-cell office:value-type="string" calcext:value-type="string">
            <text:p>du lundi au samedi inclus de 11h00 à 6h00 le lendemain matin.</text:p>
            <text:p>Les dimanches et jours fériés la fermeture des Quais interviendra dès 10h00.</text:p>
          </table:table-cell>
          <table:table-cell office:value-type="string" calcext:value-type="string">
            <text:p>Quai Calendal</text:p>
          </table:table-cell>
          <table:table-cell office:value-type="string" calcext:value-type="string">
            <text:p>LINESTRING (5.536539 43.21474, 5.536593 43.21472, 5.536831 43.21479, 5.536974 43.21483, 5.537022 43.21489)</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103" calcext:value-type="float">
            <text:p>103</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3 : stationnement</text:p>
          </table:table-cell>
          <table:table-cell office:value-type="string" calcext:value-type="string">
            <text:p>Article 2-2-3</text:p>
          </table:table-cell>
          <table:table-cell office:value-type="string" calcext:value-type="string">
            <text:p>Autorise</text:p>
          </table:table-cell>
          <table:table-cell office:value-type="string" calcext:value-type="string">
            <text:p>Tous véhicules</text:p>
          </table:table-cell>
          <table:table-cell office:value-type="string" calcext:value-type="string">
            <text:p>NA</text:p>
          </table:table-cell>
          <table:table-cell office:value-type="float" office:value="9" calcext:value-type="float">
            <text:p>9</text:p>
          </table:table-cell>
          <table:table-cell table:number-columns-repeated="3" office:value-type="string" calcext:value-type="string">
            <text:p>NA</text:p>
          </table:table-cell>
          <table:table-cell office:value-type="string" calcext:value-type="string">
            <text:p>Véhicules de livraison</text:p>
          </table:table-cell>
          <table:table-cell table:number-columns-repeated="2" office:value-type="string" calcext:value-type="string">
            <text:p>NA</text:p>
          </table:table-cell>
          <table:table-cell office:value-type="string" calcext:value-type="string">
            <text:p>Mo-Su 06:00-10:00 </text:p>
          </table:table-cell>
          <table:table-cell table:number-columns-repeated="2"/>
          <table:table-cell office:value-type="string" calcext:value-type="string">
            <text:p>Quai Calendal</text:p>
          </table:table-cell>
          <table:table-cell/>
          <table:table-cell office:value-type="string" calcext:value-type="string">
            <text:p>NA</text:p>
          </table:table-cell>
          <table:table-cell/>
          <table:table-cell table:number-columns-repeated="6" office:value-type="string" calcext:value-type="string">
            <text:p>NA</text:p>
          </table:table-cell>
          <table:table-cell office:value-type="string" calcext:value-type="string">
            <text:p>Forte affluence</text:p>
          </table:table-cell>
          <table:table-cell office:value-type="string" calcext:value-type="string">
            <text:p>de 6h00 à 10h00, tous les jours et jours fériés.</text:p>
          </table:table-cell>
          <table:table-cell office:value-type="string" calcext:value-type="string">
            <text:p>Quai Calendal</text:p>
          </table:table-cell>
          <table:table-cell office:value-type="string" calcext:value-type="string">
            <text:p>LINESTRING (5.536539 43.21474, 5.536593 43.21472, 5.536831 43.21479, 5.536974 43.21483, 5.537022 43.21489)</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67" calcext:value-type="float">
            <text:p>67</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3-1</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float" office:value="9" calcext:value-type="float">
            <text:p>9</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office:value-type="string" calcext:value-type="string">
            <text:p>Mo-Sa 11:00-19:00, 00:00-06:00; Su,PH 10:00-19:00, 24:00-06:00 </text:p>
          </table:table-cell>
          <table:table-cell office:value-type="string" calcext:value-type="string">
            <text:p>Fin des vacances de la Toussaint</text:p>
          </table:table-cell>
          <table:table-cell table:style-name="ce2" office:value-type="string" calcext:value-type="string">
            <text:p>31 Mars</text:p>
          </table:table-cell>
          <table:table-cell office:value-type="string" calcext:value-type="string">
            <text:p>Quai Carnot</text:p>
          </table:table-cell>
          <table:table-cell/>
          <table:table-cell office:value-type="string" calcext:value-type="string">
            <text:p>NA</text:p>
          </table:table-cell>
          <table:table-cell/>
          <table:table-cell table:number-columns-repeated="6" office:value-type="string" calcext:value-type="string">
            <text:p>NA</text:p>
          </table:table-cell>
          <table:table-cell/>
          <table:table-cell office:value-type="string" calcext:value-type="string">
            <text:p>du lundi au samedi inclus de 11h00 à 19h et de 00h à 6h00 le lendemain matin.</text:p>
            <text:p>Les dimanches et jours fériés la fermeture des quais interviendra de 10h00 à 19h et de 00h à 06h le lendemain matin.</text:p>
          </table:table-cell>
          <table:table-cell office:value-type="string" calcext:value-type="string">
            <text:p>Quai Carnot</text:p>
          </table:table-cell>
          <table:table-cell office:value-type="string" calcext:value-type="string">
            <text:p>LINESTRING (5.535634 43.21454, 5.535504 43.21448, 5.535367 43.21436, 5.535223 43.21431, 5.535152 43.21428, 5.534998 43.21422)</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71" calcext:value-type="float">
            <text:p>71</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3-1</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float" office:value="9" calcext:value-type="float">
            <text:p>9</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office:value-type="string" calcext:value-type="string">
            <text:p>Mo-Sa 11:00-06:00; Su,PH 10:00+ </text:p>
          </table:table-cell>
          <table:table-cell office:value-type="string" calcext:value-type="string">
            <text:p>1er Avril</text:p>
          </table:table-cell>
          <table:table-cell office:value-type="string" calcext:value-type="string">
            <text:p>Fin des vacances de la Toussaint</text:p>
          </table:table-cell>
          <table:table-cell office:value-type="string" calcext:value-type="string">
            <text:p>Quai Carnot</text:p>
          </table:table-cell>
          <table:table-cell/>
          <table:table-cell office:value-type="string" calcext:value-type="string">
            <text:p>NA</text:p>
          </table:table-cell>
          <table:table-cell/>
          <table:table-cell table:number-columns-repeated="6" office:value-type="string" calcext:value-type="string">
            <text:p>NA</text:p>
          </table:table-cell>
          <table:table-cell/>
          <table:table-cell office:value-type="string" calcext:value-type="string">
            <text:p>du lundi au samedi inclus de 11h00 à 6h00 le lendemain matin.</text:p>
            <text:p>Les dimanches et jours fériés la fermeture des Quais interviendra dès 10h00.</text:p>
          </table:table-cell>
          <table:table-cell office:value-type="string" calcext:value-type="string">
            <text:p>Quai Carnot</text:p>
          </table:table-cell>
          <table:table-cell office:value-type="string" calcext:value-type="string">
            <text:p>LINESTRING (5.535634 43.21454, 5.535504 43.21448, 5.535367 43.21436, 5.535223 43.21431, 5.535152 43.21428, 5.534998 43.21422)</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104" calcext:value-type="float">
            <text:p>104</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3 : stationnement</text:p>
          </table:table-cell>
          <table:table-cell office:value-type="string" calcext:value-type="string">
            <text:p>Article 2-2-3</text:p>
          </table:table-cell>
          <table:table-cell office:value-type="string" calcext:value-type="string">
            <text:p>Autorise</text:p>
          </table:table-cell>
          <table:table-cell office:value-type="string" calcext:value-type="string">
            <text:p>Tous véhicules</text:p>
          </table:table-cell>
          <table:table-cell office:value-type="string" calcext:value-type="string">
            <text:p>NA</text:p>
          </table:table-cell>
          <table:table-cell office:value-type="float" office:value="9" calcext:value-type="float">
            <text:p>9</text:p>
          </table:table-cell>
          <table:table-cell table:number-columns-repeated="3" office:value-type="string" calcext:value-type="string">
            <text:p>NA</text:p>
          </table:table-cell>
          <table:table-cell office:value-type="string" calcext:value-type="string">
            <text:p>Véhicules de livraison</text:p>
          </table:table-cell>
          <table:table-cell table:number-columns-repeated="2" office:value-type="string" calcext:value-type="string">
            <text:p>NA</text:p>
          </table:table-cell>
          <table:table-cell office:value-type="string" calcext:value-type="string">
            <text:p>Mo-Su 06:00-10:00 </text:p>
          </table:table-cell>
          <table:table-cell table:number-columns-repeated="2"/>
          <table:table-cell office:value-type="string" calcext:value-type="string">
            <text:p>Quai Carnot</text:p>
          </table:table-cell>
          <table:table-cell/>
          <table:table-cell office:value-type="string" calcext:value-type="string">
            <text:p>NA</text:p>
          </table:table-cell>
          <table:table-cell/>
          <table:table-cell table:number-columns-repeated="6" office:value-type="string" calcext:value-type="string">
            <text:p>NA</text:p>
          </table:table-cell>
          <table:table-cell office:value-type="string" calcext:value-type="string">
            <text:p>Forte affluence</text:p>
          </table:table-cell>
          <table:table-cell office:value-type="string" calcext:value-type="string">
            <text:p>de 6h00 à 10h00, tous les jours et jours fériés.</text:p>
          </table:table-cell>
          <table:table-cell office:value-type="string" calcext:value-type="string">
            <text:p>Quai Carnot</text:p>
          </table:table-cell>
          <table:table-cell office:value-type="string" calcext:value-type="string">
            <text:p>LINESTRING (5.535634 43.21454, 5.535504 43.21448, 5.535367 43.21436, 5.535223 43.21431, 5.535152 43.21428, 5.534998 43.21422)</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64" calcext:value-type="float">
            <text:p>64</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3-1</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float" office:value="9" calcext:value-type="float">
            <text:p>9</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office:value-type="string" calcext:value-type="string">
            <text:p>Mo-Sa 11:00-19:00, 00:00-06:00; Su,PH 10:00-19:00, 24:00-06:00 </text:p>
          </table:table-cell>
          <table:table-cell office:value-type="string" calcext:value-type="string">
            <text:p>Fin des vacances de la Toussaint</text:p>
          </table:table-cell>
          <table:table-cell table:style-name="ce2" office:value-type="string" calcext:value-type="string">
            <text:p>31 Mars</text:p>
          </table:table-cell>
          <table:table-cell office:value-type="string" calcext:value-type="string">
            <text:p>Quai des Baux</text:p>
          </table:table-cell>
          <table:table-cell/>
          <table:table-cell office:value-type="string" calcext:value-type="string">
            <text:p>NA</text:p>
          </table:table-cell>
          <table:table-cell/>
          <table:table-cell table:number-columns-repeated="6" office:value-type="string" calcext:value-type="string">
            <text:p>NA</text:p>
          </table:table-cell>
          <table:table-cell/>
          <table:table-cell office:value-type="string" calcext:value-type="string">
            <text:p>du lundi au samedi inclus de 11h00 à 19h et de 00h à 6h00 le lendemain matin.</text:p>
            <text:p>Les dimanches et jours fériés la fermeture des quais interviendra de 10h00 à 19h et de 00h à 06h le lendemain matin.</text:p>
          </table:table-cell>
          <table:table-cell office:value-type="string" calcext:value-type="string">
            <text:p>Quai des Baux</text:p>
          </table:table-cell>
          <table:table-cell office:value-type="string" calcext:value-type="string">
            <text:p>LINESTRING (5.537022 43.21489, 5.537253 43.21478, 5.537495 43.21465, 5.537661 43.21441, 5.537805 43.21433, 5.538139 43.21415, 5.538232 43.21413, 5.538258 43.21408, 5.538302 43.21401)</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68" calcext:value-type="float">
            <text:p>68</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3-1</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float" office:value="9" calcext:value-type="float">
            <text:p>9</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office:value-type="string" calcext:value-type="string">
            <text:p>Mo-Sa 11:00-06:00; Su,PH 10:00+ </text:p>
          </table:table-cell>
          <table:table-cell office:value-type="string" calcext:value-type="string">
            <text:p>1er Avril</text:p>
          </table:table-cell>
          <table:table-cell office:value-type="string" calcext:value-type="string">
            <text:p>Fin des vacances de la Toussaint</text:p>
          </table:table-cell>
          <table:table-cell office:value-type="string" calcext:value-type="string">
            <text:p>Quai des Baux</text:p>
          </table:table-cell>
          <table:table-cell/>
          <table:table-cell office:value-type="string" calcext:value-type="string">
            <text:p>NA</text:p>
          </table:table-cell>
          <table:table-cell/>
          <table:table-cell table:number-columns-repeated="6" office:value-type="string" calcext:value-type="string">
            <text:p>NA</text:p>
          </table:table-cell>
          <table:table-cell/>
          <table:table-cell office:value-type="string" calcext:value-type="string">
            <text:p>du lundi au samedi inclus de 11h00 à 6h00 le lendemain matin.</text:p>
            <text:p>Les dimanches et jours fériés la fermeture des Quais interviendra dès 10h00.</text:p>
          </table:table-cell>
          <table:table-cell office:value-type="string" calcext:value-type="string">
            <text:p>Quai des Baux</text:p>
          </table:table-cell>
          <table:table-cell office:value-type="string" calcext:value-type="string">
            <text:p>LINESTRING (5.537022 43.21489, 5.537253 43.21478, 5.537495 43.21465, 5.537661 43.21441, 5.537805 43.21433, 5.538139 43.21415, 5.538232 43.21413, 5.538258 43.21408, 5.538302 43.21401)</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66" calcext:value-type="float">
            <text:p>66</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3-1</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float" office:value="9" calcext:value-type="float">
            <text:p>9</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office:value-type="string" calcext:value-type="string">
            <text:p>Mo-Sa 11:00-19:00, 00:00-06:00; Su,PH 10:00-19:00, 24:00-06:00 </text:p>
          </table:table-cell>
          <table:table-cell office:value-type="string" calcext:value-type="string">
            <text:p>Fin des vacances de la Toussaint</text:p>
          </table:table-cell>
          <table:table-cell table:style-name="ce2" office:value-type="string" calcext:value-type="string">
            <text:p>31 Mars</text:p>
          </table:table-cell>
          <table:table-cell office:value-type="string" calcext:value-type="string">
            <text:p>Quai Jean-Jacques Barthélémy</text:p>
          </table:table-cell>
          <table:table-cell/>
          <table:table-cell office:value-type="string" calcext:value-type="string">
            <text:p>NA</text:p>
          </table:table-cell>
          <table:table-cell/>
          <table:table-cell table:number-columns-repeated="6" office:value-type="string" calcext:value-type="string">
            <text:p>NA</text:p>
          </table:table-cell>
          <table:table-cell/>
          <table:table-cell office:value-type="string" calcext:value-type="string">
            <text:p>du lundi au samedi inclus de 11h00 à 19h et de 00h à 6h00 le lendemain matin.</text:p>
            <text:p>Les dimanches et jours fériés la fermeture des quais interviendra de 10h00 à 19h et de 00h à 06h le lendemain matin.</text:p>
          </table:table-cell>
          <table:table-cell office:value-type="string" calcext:value-type="string">
            <text:p>Quai Jean Jacques Barthélémy</text:p>
          </table:table-cell>
          <table:table-cell office:value-type="string" calcext:value-type="string">
            <text:p>LINESTRING (5.535667 43.21448, 5.536539 43.21474)</text:p>
          </table:table-cell>
          <table:table-cell office:value-type="string" calcext:value-type="string">
            <text:p>OSM</text:p>
          </table:table-cell>
          <table:table-cell office:value-type="string" calcext:value-type="string">
            <text:p>Street</text:p>
          </table:table-cell>
          <table:table-cell office:value-type="float" office:value="1" calcext:value-type="float">
            <text:p>1</text:p>
          </table:table-cell>
          <table:table-cell/>
        </table:table-row>
        <table:table-row table:style-name="ro1">
          <table:table-cell office:value-type="float" office:value="70" calcext:value-type="float">
            <text:p>70</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3-1</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float" office:value="9" calcext:value-type="float">
            <text:p>9</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office:value-type="string" calcext:value-type="string">
            <text:p>Mo-Sa 11:00-06:00; Su,PH 10:00+ </text:p>
          </table:table-cell>
          <table:table-cell office:value-type="string" calcext:value-type="string">
            <text:p>1er Avril</text:p>
          </table:table-cell>
          <table:table-cell office:value-type="string" calcext:value-type="string">
            <text:p>Fin des vacances de la Toussaint</text:p>
          </table:table-cell>
          <table:table-cell office:value-type="string" calcext:value-type="string">
            <text:p>Quai Jean-Jacques Barthélémy</text:p>
          </table:table-cell>
          <table:table-cell/>
          <table:table-cell office:value-type="string" calcext:value-type="string">
            <text:p>NA</text:p>
          </table:table-cell>
          <table:table-cell/>
          <table:table-cell table:number-columns-repeated="6" office:value-type="string" calcext:value-type="string">
            <text:p>NA</text:p>
          </table:table-cell>
          <table:table-cell/>
          <table:table-cell office:value-type="string" calcext:value-type="string">
            <text:p>du lundi au samedi inclus de 11h00 à 6h00 le lendemain matin.</text:p>
            <text:p>Les dimanches et jours fériés la fermeture des Quais interviendra dès 10h00.</text:p>
          </table:table-cell>
          <table:table-cell office:value-type="string" calcext:value-type="string">
            <text:p>Quai Jean Jacques Barthélémy</text:p>
          </table:table-cell>
          <table:table-cell office:value-type="string" calcext:value-type="string">
            <text:p>LINESTRING (5.535667 43.21448, 5.536539 43.21474)</text:p>
          </table:table-cell>
          <table:table-cell office:value-type="string" calcext:value-type="string">
            <text:p>OSM</text:p>
          </table:table-cell>
          <table:table-cell office:value-type="string" calcext:value-type="string">
            <text:p>Street</text:p>
          </table:table-cell>
          <table:table-cell office:value-type="float" office:value="1" calcext:value-type="float">
            <text:p>1</text:p>
          </table:table-cell>
          <table:table-cell/>
        </table:table-row>
        <table:table-row table:style-name="ro1">
          <table:table-cell office:value-type="float" office:value="63" calcext:value-type="float">
            <text:p>63</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4</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float" office:value="9" calcext:value-type="float">
            <text:p>9</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Route Pierre Imbert</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Route Pierre Imbert</text:p>
          </table:table-cell>
          <table:table-cell office:value-type="string" calcext:value-type="string">
            <text:p>MULTILINESTRING ((5.550363 43.21691, 5.550281 43.21689, 5.550088 43.21685), (5.550088 43.21685, 5.550366 43.21677, 5.550432 43.21678), (5.550088 43.21685, 5.54991 43.21689, 5.549734 43.21694, 5.549529 43.21704, 5.549371 43.21718, 5.549173 43.21734, 5.549076 43.21739, 5.548936 43.21743, 5.548763 43.21742, 5.548629 43.21739, 5.548514 43.2173, 5.548362 43.217, 5.548016 43.21635, 5.547927 43.21623, 5.547849 43.21618))</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23" calcext:value-type="float">
            <text:p>23</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1</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string" calcext:value-type="string">
            <text:p>3.5</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Rue Abbé Paul Mouton</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Rue Abbé Paul Mouton</text:p>
          </table:table-cell>
          <table:table-cell office:value-type="string" calcext:value-type="string">
            <text:p>MULTILINESTRING ((5.538302 43.21576, 5.538225 43.21584), (5.537863 43.21621, 5.537528 43.21658, 5.537481 43.21665, 5.53744 43.2167), (5.537863 43.21621, 5.538225 43.21584))</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22" calcext:value-type="float">
            <text:p>22</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1</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string" calcext:value-type="string">
            <text:p>3.5</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Rue Adolphe Thiers</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Rue Adolphe Thiers</text:p>
          </table:table-cell>
          <table:table-cell office:value-type="string" calcext:value-type="string">
            <text:p>LINESTRING (5.538302 43.21576, 5.538373 43.21568, 5.538562 43.21548, 5.538707 43.21533, 5.538879 43.21513, 5.538992 43.21501, 5.539399 43.2146, 5.539439 43.21456)</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86" calcext:value-type="float">
            <text:p>86</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4-1</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float" office:value="9" calcext:value-type="float">
            <text:p>9</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office:value-type="string" calcext:value-type="string">
            <text:p>We,Fr 06:00+ </text:p>
          </table:table-cell>
          <table:table-cell table:number-columns-repeated="2"/>
          <table:table-cell office:value-type="string" calcext:value-type="string">
            <text:p>Rue Alexandre Gervais</text:p>
          </table:table-cell>
          <table:table-cell/>
          <table:table-cell office:value-type="string" calcext:value-type="string">
            <text:p>NA</text:p>
          </table:table-cell>
          <table:table-cell/>
          <table:table-cell table:number-columns-repeated="6" office:value-type="string" calcext:value-type="string">
            <text:p>NA</text:p>
          </table:table-cell>
          <table:table-cell office:value-type="string" calcext:value-type="string">
            <text:p>Marché paysan</text:p>
          </table:table-cell>
          <table:table-cell office:value-type="string" calcext:value-type="string">
            <text:p>Le marché s'organise tous les mercredis et vendredis de 05h45 à 14h00, la circulation sur les places et les rues, cités dans l'article ci-après du présent Arrêté, est interdite dans les lieux suivants à partir de 6h</text:p>
          </table:table-cell>
          <table:table-cell office:value-type="string" calcext:value-type="string">
            <text:p>Impasse Alexandre Gervais</text:p>
          </table:table-cell>
          <table:table-cell office:value-type="string" calcext:value-type="string">
            <text:p>LINESTRING (5.539094 43.21403, 5.539125 43.21401, 5.539211 43.21393, 5.539387 43.214)</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102" calcext:value-type="float">
            <text:p>102</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3 : stationnement</text:p>
          </table:table-cell>
          <table:table-cell office:value-type="string" calcext:value-type="string">
            <text:p>Article 2-2-2</text:p>
          </table:table-cell>
          <table:table-cell office:value-type="string" calcext:value-type="string">
            <text:p>Autorise</text:p>
          </table:table-cell>
          <table:table-cell office:value-type="string" calcext:value-type="string">
            <text:p>Tous véhicules</text:p>
          </table:table-cell>
          <table:table-cell office:value-type="string" calcext:value-type="string">
            <text:p>NA</text:p>
          </table:table-cell>
          <table:table-cell office:value-type="float" office:value="9" calcext:value-type="float">
            <text:p>9</text:p>
          </table:table-cell>
          <table:table-cell table:number-columns-repeated="3" office:value-type="string" calcext:value-type="string">
            <text:p>NA</text:p>
          </table:table-cell>
          <table:table-cell office:value-type="string" calcext:value-type="string">
            <text:p>Véhicules de livraison</text:p>
          </table:table-cell>
          <table:table-cell table:number-columns-repeated="2" office:value-type="string" calcext:value-type="string">
            <text:p>NA</text:p>
          </table:table-cell>
          <table:table-cell office:value-type="string" calcext:value-type="string">
            <text:p>Mo-Su 06:00-10:00 </text:p>
          </table:table-cell>
          <table:table-cell table:number-columns-repeated="2"/>
          <table:table-cell office:value-type="string" calcext:value-type="string">
            <text:p>Rue Auguste Vidal</text:p>
          </table:table-cell>
          <table:table-cell/>
          <table:table-cell office:value-type="string" calcext:value-type="string">
            <text:p>NA</text:p>
          </table:table-cell>
          <table:table-cell/>
          <table:table-cell table:number-columns-repeated="6" office:value-type="string" calcext:value-type="string">
            <text:p>NA</text:p>
          </table:table-cell>
          <table:table-cell/>
          <table:table-cell office:value-type="string" calcext:value-type="string">
            <text:p>de 6h00 à 10h00, tous les jours et jours fériés.</text:p>
          </table:table-cell>
          <table:table-cell office:value-type="string" calcext:value-type="string">
            <text:p>Rue Auguste Vidal</text:p>
          </table:table-cell>
          <table:table-cell office:value-type="string" calcext:value-type="string">
            <text:p>LINESTRING (5.537585 43.21538, 5.537875 43.21555)</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75" calcext:value-type="float">
            <text:p>75</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3-3</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float" office:value="9" calcext:value-type="float">
            <text:p>9</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office:value-type="string" calcext:value-type="string">
            <text:p>Mo-Sa 11:00-15:00,19:00-06:00; Su,PH 10:00-06:00 </text:p>
          </table:table-cell>
          <table:table-cell office:value-type="string" calcext:value-type="string">
            <text:p>Fin des vacances de la Toussaint</text:p>
          </table:table-cell>
          <table:table-cell table:style-name="ce2" office:value-type="string" calcext:value-type="string">
            <text:p>31 Mars</text:p>
          </table:table-cell>
          <table:table-cell office:value-type="string" calcext:value-type="string">
            <text:p>Rue Belloy</text:p>
          </table:table-cell>
          <table:table-cell/>
          <table:table-cell office:value-type="string" calcext:value-type="string">
            <text:p>NA</text:p>
          </table:table-cell>
          <table:table-cell/>
          <table:table-cell table:number-columns-repeated="6" office:value-type="string" calcext:value-type="string">
            <text:p>NA</text:p>
          </table:table-cell>
          <table:table-cell/>
          <table:table-cell office:value-type="string" calcext:value-type="string">
            <text:p>du lundi au samedi de 11h à 15h et de 19h à 6h le lendemain matin, sauf dérogations prévues à l'article 9-3-4.</text:p>
            <text:p>Les dimanches et jours fériés, la circulation des véhicules à moteur est interdite de 10h00 à 06h00 le lendemain matin.</text:p>
            <text:p>Les dimanches et jours fériés, la circulation des véhicules à moteur est interdite de 10h00 à 06h00 le lendemain matin.</text:p>
          </table:table-cell>
          <table:table-cell office:value-type="string" calcext:value-type="string">
            <text:p>Rue de Belloy</text:p>
          </table:table-cell>
          <table:table-cell office:value-type="string" calcext:value-type="string">
            <text:p>LINESTRING (5.537873 43.21488, 5.537919 43.21491, 5.537993 43.21495, 5.538289 43.21511, 5.538707 43.21533, 5.539037 43.21549)</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81" calcext:value-type="float">
            <text:p>81</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3-3</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float" office:value="9" calcext:value-type="float">
            <text:p>9</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office:value-type="string" calcext:value-type="string">
            <text:p>Mo-Sa 11:00-06:00; Su,PH 10:00-06:00 </text:p>
          </table:table-cell>
          <table:table-cell office:value-type="string" calcext:value-type="string">
            <text:p>1er Avril</text:p>
          </table:table-cell>
          <table:table-cell office:value-type="string" calcext:value-type="string">
            <text:p>Fin des vacances de la Toussaint</text:p>
          </table:table-cell>
          <table:table-cell office:value-type="string" calcext:value-type="string">
            <text:p>Rue Belloy</text:p>
          </table:table-cell>
          <table:table-cell/>
          <table:table-cell office:value-type="string" calcext:value-type="string">
            <text:p>NA</text:p>
          </table:table-cell>
          <table:table-cell/>
          <table:table-cell table:number-columns-repeated="6" office:value-type="string" calcext:value-type="string">
            <text:p>NA</text:p>
          </table:table-cell>
          <table:table-cell/>
          <table:table-cell office:value-type="string" calcext:value-type="string">
            <text:p>du lundi au samedi de 11h à 6h le lendemain matin.</text:p>
            <text:p>Les dimanches et jours fériés, la circulation des véhicules à moteur est interdite de 10h00 à 06h00 le lendemain matin, sauf dérogations prévues à l'article 9-3-4.</text:p>
          </table:table-cell>
          <table:table-cell office:value-type="string" calcext:value-type="string">
            <text:p>Rue de Belloy</text:p>
          </table:table-cell>
          <table:table-cell office:value-type="string" calcext:value-type="string">
            <text:p>LINESTRING (5.537873 43.21488, 5.537919 43.21491, 5.537993 43.21495, 5.538289 43.21511, 5.538707 43.21533, 5.539037 43.21549)</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98" calcext:value-type="float">
            <text:p>98</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3 : stationnement</text:p>
          </table:table-cell>
          <table:table-cell office:value-type="string" calcext:value-type="string">
            <text:p>Article 2-2-2</text:p>
          </table:table-cell>
          <table:table-cell office:value-type="string" calcext:value-type="string">
            <text:p>Autorise</text:p>
          </table:table-cell>
          <table:table-cell office:value-type="string" calcext:value-type="string">
            <text:p>Tous véhicules</text:p>
          </table:table-cell>
          <table:table-cell office:value-type="string" calcext:value-type="string">
            <text:p>NA</text:p>
          </table:table-cell>
          <table:table-cell office:value-type="float" office:value="9" calcext:value-type="float">
            <text:p>9</text:p>
          </table:table-cell>
          <table:table-cell table:number-columns-repeated="3" office:value-type="string" calcext:value-type="string">
            <text:p>NA</text:p>
          </table:table-cell>
          <table:table-cell office:value-type="string" calcext:value-type="string">
            <text:p>Véhicules de livraison</text:p>
          </table:table-cell>
          <table:table-cell table:number-columns-repeated="2" office:value-type="string" calcext:value-type="string">
            <text:p>NA</text:p>
          </table:table-cell>
          <table:table-cell office:value-type="string" calcext:value-type="string">
            <text:p>Mo-Su 06:00-10:00 </text:p>
          </table:table-cell>
          <table:table-cell table:number-columns-repeated="2"/>
          <table:table-cell office:value-type="string" calcext:value-type="string">
            <text:p>Rue Belloy</text:p>
          </table:table-cell>
          <table:table-cell/>
          <table:table-cell office:value-type="string" calcext:value-type="string">
            <text:p>NA</text:p>
          </table:table-cell>
          <table:table-cell/>
          <table:table-cell table:number-columns-repeated="6" office:value-type="string" calcext:value-type="string">
            <text:p>NA</text:p>
          </table:table-cell>
          <table:table-cell/>
          <table:table-cell office:value-type="string" calcext:value-type="string">
            <text:p>de 6h00 à 10h00, tous les jours et jours fériés.</text:p>
          </table:table-cell>
          <table:table-cell office:value-type="string" calcext:value-type="string">
            <text:p>Rue de Belloy</text:p>
          </table:table-cell>
          <table:table-cell office:value-type="string" calcext:value-type="string">
            <text:p>LINESTRING (5.537873 43.21488, 5.537919 43.21491, 5.537993 43.21495, 5.538289 43.21511, 5.538707 43.21533, 5.539037 43.21549)</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74" calcext:value-type="float">
            <text:p>74</text:p>
          </table:table-cell>
          <table:table-cell office:value-type="string" calcext:value-type="string">
            <text:p>Commune de Cassis</text:p>
          </table:table-cell>
          <table:table-cell office:value-type="float" office:value="13022" calcext:value-type="float">
            <text:p>13022</text:p>
          </table:table-cell>
          <table:table-cell office:value-type="float" office:value="43641" calcext:value-type="float">
            <text:p>43641</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3-3</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float" office:value="9" calcext:value-type="float">
            <text:p>9</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office:value-type="string" calcext:value-type="string">
            <text:p>Mo-Sa 11:00-15:00,19:00-06:00; Su,PH 10:00-06:00 </text:p>
          </table:table-cell>
          <table:table-cell office:value-type="string" calcext:value-type="string">
            <text:p>Fin des vacances de la Toussaint</text:p>
          </table:table-cell>
          <table:table-cell office:value-type="string" calcext:value-type="string">
            <text:p>31 Mars</text:p>
          </table:table-cell>
          <table:table-cell office:value-type="string" calcext:value-type="string">
            <text:p>Rue Bonaparte</text:p>
          </table:table-cell>
          <table:table-cell/>
          <table:table-cell office:value-type="string" calcext:value-type="string">
            <text:p>NA</text:p>
          </table:table-cell>
          <table:table-cell/>
          <table:table-cell table:number-columns-repeated="6" office:value-type="string" calcext:value-type="string">
            <text:p>NA</text:p>
          </table:table-cell>
          <table:table-cell/>
          <table:table-cell office:value-type="string" calcext:value-type="string">
            <text:p>du lundi au samedi de 11h à 15h et de 19h à 6h le lendemain matin, sauf dérogations prévues à l'article 9-3-4.</text:p>
            <text:p>Les dimanches et jours fériés, la circulation des véhicules à moteur est interdite de 10h00 à 06h00 le lendemain matin.</text:p>
            <text:p>Les dimanches et jours fériés, la circulation des véhicules à moteur est interdite de 10h00 à 06h00 le lendemain matin.</text:p>
          </table:table-cell>
          <table:table-cell office:value-type="string" calcext:value-type="string">
            <text:p>Rue du Général Bonaparte</text:p>
          </table:table-cell>
          <table:table-cell office:value-type="string" calcext:value-type="string">
            <text:p>LINESTRING (5.538248 43.21452, 5.538607 43.21478, 5.538992 43.21501, 5.539291 43.21518)</text:p>
          </table:table-cell>
          <table:table-cell office:value-type="string" calcext:value-type="string">
            <text:p>OSM</text:p>
          </table:table-cell>
          <table:table-cell office:value-type="string" calcext:value-type="string">
            <text:p>Street</text:p>
          </table:table-cell>
          <table:table-cell office:value-type="float" office:value="5" calcext:value-type="float">
            <text:p>5</text:p>
          </table:table-cell>
          <table:table-cell/>
        </table:table-row>
        <table:table-row table:style-name="ro1">
          <table:table-cell office:value-type="float" office:value="80" calcext:value-type="float">
            <text:p>80</text:p>
          </table:table-cell>
          <table:table-cell office:value-type="string" calcext:value-type="string">
            <text:p>Commune de Cassis</text:p>
          </table:table-cell>
          <table:table-cell office:value-type="float" office:value="13022" calcext:value-type="float">
            <text:p>13022</text:p>
          </table:table-cell>
          <table:table-cell office:value-type="float" office:value="43641" calcext:value-type="float">
            <text:p>43641</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3-3</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float" office:value="9" calcext:value-type="float">
            <text:p>9</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office:value-type="string" calcext:value-type="string">
            <text:p>Mo-Sa 11:00-06:00; Su,PH 10:00-06:00 </text:p>
          </table:table-cell>
          <table:table-cell office:value-type="string" calcext:value-type="string">
            <text:p>1er Avril</text:p>
          </table:table-cell>
          <table:table-cell office:value-type="string" calcext:value-type="string">
            <text:p>Fin des vacances de la Toussaint</text:p>
          </table:table-cell>
          <table:table-cell office:value-type="string" calcext:value-type="string">
            <text:p>Rue Bonaparte</text:p>
          </table:table-cell>
          <table:table-cell/>
          <table:table-cell office:value-type="string" calcext:value-type="string">
            <text:p>NA</text:p>
          </table:table-cell>
          <table:table-cell/>
          <table:table-cell table:number-columns-repeated="6" office:value-type="string" calcext:value-type="string">
            <text:p>NA</text:p>
          </table:table-cell>
          <table:table-cell/>
          <table:table-cell office:value-type="string" calcext:value-type="string">
            <text:p>du lundi au samedi de 11h à 6h le lendemain matin.</text:p>
            <text:p>Les dimanches et jours fériés, la circulation des véhicules à moteur est interdite de 10h00 à 06h00 le lendemain matin, sauf dérogations prévues à l'article 9-3-4.</text:p>
          </table:table-cell>
          <table:table-cell office:value-type="string" calcext:value-type="string">
            <text:p>Rue du Général Bonaparte</text:p>
          </table:table-cell>
          <table:table-cell office:value-type="string" calcext:value-type="string">
            <text:p>LINESTRING (5.538248 43.21452, 5.538607 43.21478, 5.538992 43.21501, 5.539291 43.21518)</text:p>
          </table:table-cell>
          <table:table-cell office:value-type="string" calcext:value-type="string">
            <text:p>OSM</text:p>
          </table:table-cell>
          <table:table-cell office:value-type="string" calcext:value-type="string">
            <text:p>Street</text:p>
          </table:table-cell>
          <table:table-cell office:value-type="float" office:value="5" calcext:value-type="float">
            <text:p>5</text:p>
          </table:table-cell>
          <table:table-cell/>
        </table:table-row>
        <table:table-row table:style-name="ro1">
          <table:table-cell office:value-type="float" office:value="19" calcext:value-type="float">
            <text:p>19</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1</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string" calcext:value-type="string">
            <text:p>3.5</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Rue Bremond</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Rue Brémond</text:p>
          </table:table-cell>
          <table:table-cell office:value-type="string" calcext:value-type="string">
            <text:p>LINESTRING (5.53674 43.21511, 5.536828 43.2152, 5.536843 43.21531, 5.536855 43.21548, 5.53685 43.21553, 5.536822 43.21557, 5.53678 43.21561, 5.536752 43.21566, 5.536694 43.21578)</text:p>
          </table:table-cell>
          <table:table-cell office:value-type="string" calcext:value-type="string">
            <text:p>OSM</text:p>
          </table:table-cell>
          <table:table-cell office:value-type="string" calcext:value-type="string">
            <text:p>Street</text:p>
          </table:table-cell>
          <table:table-cell office:value-type="float" office:value="1" calcext:value-type="float">
            <text:p>1</text:p>
          </table:table-cell>
          <table:table-cell/>
        </table:table-row>
        <table:table-row table:style-name="ro1">
          <table:table-cell office:value-type="float" office:value="53" calcext:value-type="float">
            <text:p>53</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4</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float" office:value="9" calcext:value-type="float">
            <text:p>9</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Rue de la Vielle Tour</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Avenue de la Vieille Tour</text:p>
          </table:table-cell>
          <table:table-cell office:value-type="string" calcext:value-type="string">
            <text:p>LINESTRING (5.533651 43.21787, 5.533731 43.21778, 5.533832 43.21768, 5.533953 43.21758, 5.534016 43.21743, 5.534049 43.21729, 5.534023 43.21715, 5.53398 43.21706, 5.533969 43.21703, 5.533883 43.2169, 5.533766 43.21678, 5.533539 43.2166, 5.533377 43.2165, 5.533367 43.21646, 5.533378 43.21641)</text:p>
          </table:table-cell>
          <table:table-cell office:value-type="string" calcext:value-type="string">
            <text:p>OSM</text:p>
          </table:table-cell>
          <table:table-cell office:value-type="string" calcext:value-type="string">
            <text:p>Street</text:p>
          </table:table-cell>
          <table:table-cell office:value-type="float" office:value="1" calcext:value-type="float">
            <text:p>1</text:p>
          </table:table-cell>
          <table:table-cell/>
        </table:table-row>
        <table:table-row table:style-name="ro1">
          <table:table-cell office:value-type="float" office:value="17" calcext:value-type="float">
            <text:p>17</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1</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string" calcext:value-type="string">
            <text:p>3.5</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Rue du Belloy</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Rue de Belloy</text:p>
          </table:table-cell>
          <table:table-cell office:value-type="string" calcext:value-type="string">
            <text:p>LINESTRING (5.537873 43.21488, 5.537919 43.21491, 5.537993 43.21495, 5.538289 43.21511, 5.538707 43.21533, 5.539037 43.21549)</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18" calcext:value-type="float">
            <text:p>18</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1</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string" calcext:value-type="string">
            <text:p>3.5</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Rue du Général Bonaparte</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Rue du Général Bonaparte</text:p>
          </table:table-cell>
          <table:table-cell office:value-type="string" calcext:value-type="string">
            <text:p>LINESTRING (5.538248 43.21452, 5.538607 43.21478, 5.538992 43.21501, 5.539291 43.21518)</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20" calcext:value-type="float">
            <text:p>20</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1</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string" calcext:value-type="string">
            <text:p>3.5</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Rue du Jeune Anarchasis</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Rue du Jeune Anacharsis</text:p>
          </table:table-cell>
          <table:table-cell office:value-type="string" calcext:value-type="string">
            <text:p>LINESTRING (5.536831 43.21479, 5.536694 43.21497, 5.536488 43.21489, 5.536266 43.21481, 5.535783 43.21475, 5.535534 43.21471)</text:p>
          </table:table-cell>
          <table:table-cell office:value-type="string" calcext:value-type="string">
            <text:p>OSM</text:p>
          </table:table-cell>
          <table:table-cell office:value-type="string" calcext:value-type="string">
            <text:p>Street</text:p>
          </table:table-cell>
          <table:table-cell office:value-type="float" office:value="2" calcext:value-type="float">
            <text:p>2</text:p>
          </table:table-cell>
          <table:table-cell/>
        </table:table-row>
        <table:table-row table:style-name="ro1">
          <table:table-cell office:value-type="float" office:value="14" calcext:value-type="float">
            <text:p>14</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1</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string" calcext:value-type="string">
            <text:p>3.5</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Rue Frédéric Mistral</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Rue Frédéric Mistral</text:p>
          </table:table-cell>
          <table:table-cell office:value-type="string" calcext:value-type="string">
            <text:p>LINESTRING (5.537022 43.21489, 5.536999 43.21496, 5.537151 43.21517, 5.537235 43.21529, 5.537361 43.21546, 5.537619 43.21582, 5.537863 43.21621)</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97" calcext:value-type="float">
            <text:p>97</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3 : stationnement</text:p>
          </table:table-cell>
          <table:table-cell office:value-type="string" calcext:value-type="string">
            <text:p>Article 2-2-2</text:p>
          </table:table-cell>
          <table:table-cell office:value-type="string" calcext:value-type="string">
            <text:p>Autorise</text:p>
          </table:table-cell>
          <table:table-cell office:value-type="string" calcext:value-type="string">
            <text:p>Tous véhicules</text:p>
          </table:table-cell>
          <table:table-cell office:value-type="string" calcext:value-type="string">
            <text:p>NA</text:p>
          </table:table-cell>
          <table:table-cell office:value-type="float" office:value="9" calcext:value-type="float">
            <text:p>9</text:p>
          </table:table-cell>
          <table:table-cell table:number-columns-repeated="3" office:value-type="string" calcext:value-type="string">
            <text:p>NA</text:p>
          </table:table-cell>
          <table:table-cell office:value-type="string" calcext:value-type="string">
            <text:p>Véhicules de livraison</text:p>
          </table:table-cell>
          <table:table-cell table:number-columns-repeated="2" office:value-type="string" calcext:value-type="string">
            <text:p>NA</text:p>
          </table:table-cell>
          <table:table-cell office:value-type="string" calcext:value-type="string">
            <text:p>Mo-Su 06:00-10:00 </text:p>
          </table:table-cell>
          <table:table-cell table:number-columns-repeated="2"/>
          <table:table-cell office:value-type="string" calcext:value-type="string">
            <text:p>Rue Général Bonaparte</text:p>
          </table:table-cell>
          <table:table-cell/>
          <table:table-cell office:value-type="string" calcext:value-type="string">
            <text:p>NA</text:p>
          </table:table-cell>
          <table:table-cell/>
          <table:table-cell table:number-columns-repeated="6" office:value-type="string" calcext:value-type="string">
            <text:p>NA</text:p>
          </table:table-cell>
          <table:table-cell/>
          <table:table-cell office:value-type="string" calcext:value-type="string">
            <text:p>de 6h00 à 10h00, tous les jours et jours fériés.</text:p>
          </table:table-cell>
          <table:table-cell office:value-type="string" calcext:value-type="string">
            <text:p>Rue du Général Bonaparte</text:p>
          </table:table-cell>
          <table:table-cell office:value-type="string" calcext:value-type="string">
            <text:p>LINESTRING (5.538248 43.21452, 5.538607 43.21478, 5.538992 43.21501, 5.539291 43.21518)</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78" calcext:value-type="float">
            <text:p>78</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3-3</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float" office:value="9" calcext:value-type="float">
            <text:p>9</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office:value-type="string" calcext:value-type="string">
            <text:p>Mo-Sa 11:00-15:00,19:00-06:00; Su,PH 10:00-06:00 </text:p>
          </table:table-cell>
          <table:table-cell office:value-type="string" calcext:value-type="string">
            <text:p>Fin des vacances de la Toussaint</text:p>
          </table:table-cell>
          <table:table-cell table:style-name="ce2" office:value-type="string" calcext:value-type="string">
            <text:p>31 Mars</text:p>
          </table:table-cell>
          <table:table-cell office:value-type="string" calcext:value-type="string">
            <text:p>Rue Jules Simon</text:p>
          </table:table-cell>
          <table:table-cell/>
          <table:table-cell office:value-type="string" calcext:value-type="string">
            <text:p>NA</text:p>
          </table:table-cell>
          <table:table-cell/>
          <table:table-cell table:number-columns-repeated="6" office:value-type="string" calcext:value-type="string">
            <text:p>NA</text:p>
          </table:table-cell>
          <table:table-cell/>
          <table:table-cell office:value-type="string" calcext:value-type="string">
            <text:p>du lundi au samedi de 11h à 15h et de 19h à 6h le lendemain matin, sauf dérogations prévues à l'article 9-3-4.</text:p>
            <text:p>Les dimanches et jours fériés, la circulation des véhicules à moteur est interdite de 10h00 à 06h00 le lendemain matin.</text:p>
            <text:p>Les dimanches et jours fériés, la circulation des véhicules à moteur est interdite de 10h00 à 06h00 le lendemain matin.</text:p>
          </table:table-cell>
          <table:table-cell office:value-type="string" calcext:value-type="string">
            <text:p>Rue Jules Simon</text:p>
          </table:table-cell>
          <table:table-cell office:value-type="string" calcext:value-type="string">
            <text:p>LINESTRING (5.537993 43.21495, 5.537841 43.21511, 5.537585 43.21538, 5.537361 43.21546)</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101" calcext:value-type="float">
            <text:p>101</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3 : stationnement</text:p>
          </table:table-cell>
          <table:table-cell office:value-type="string" calcext:value-type="string">
            <text:p>Article 2-2-2</text:p>
          </table:table-cell>
          <table:table-cell office:value-type="string" calcext:value-type="string">
            <text:p>Autorise</text:p>
          </table:table-cell>
          <table:table-cell office:value-type="string" calcext:value-type="string">
            <text:p>Tous véhicules</text:p>
          </table:table-cell>
          <table:table-cell office:value-type="string" calcext:value-type="string">
            <text:p>NA</text:p>
          </table:table-cell>
          <table:table-cell office:value-type="float" office:value="9" calcext:value-type="float">
            <text:p>9</text:p>
          </table:table-cell>
          <table:table-cell table:number-columns-repeated="3" office:value-type="string" calcext:value-type="string">
            <text:p>NA</text:p>
          </table:table-cell>
          <table:table-cell office:value-type="string" calcext:value-type="string">
            <text:p>Véhicules de livraison</text:p>
          </table:table-cell>
          <table:table-cell table:number-columns-repeated="2" office:value-type="string" calcext:value-type="string">
            <text:p>NA</text:p>
          </table:table-cell>
          <table:table-cell office:value-type="string" calcext:value-type="string">
            <text:p>Mo-Su 06:00-10:00 </text:p>
          </table:table-cell>
          <table:table-cell table:number-columns-repeated="2"/>
          <table:table-cell office:value-type="string" calcext:value-type="string">
            <text:p>Rue Jules Simon</text:p>
          </table:table-cell>
          <table:table-cell/>
          <table:table-cell office:value-type="string" calcext:value-type="string">
            <text:p>NA</text:p>
          </table:table-cell>
          <table:table-cell/>
          <table:table-cell table:number-columns-repeated="6" office:value-type="string" calcext:value-type="string">
            <text:p>NA</text:p>
          </table:table-cell>
          <table:table-cell/>
          <table:table-cell office:value-type="string" calcext:value-type="string">
            <text:p>de 6h00 à 10h00, tous les jours et jours fériés.</text:p>
          </table:table-cell>
          <table:table-cell office:value-type="string" calcext:value-type="string">
            <text:p>Rue Jules Simon</text:p>
          </table:table-cell>
          <table:table-cell office:value-type="string" calcext:value-type="string">
            <text:p>LINESTRING (5.537993 43.21495, 5.537841 43.21511, 5.537585 43.21538, 5.537361 43.21546)</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16" calcext:value-type="float">
            <text:p>16</text:p>
          </table:table-cell>
          <table:table-cell office:value-type="string" calcext:value-type="string">
            <text:p>Commune de Cassis</text:p>
          </table:table-cell>
          <table:table-cell office:value-type="float" office:value="13022" calcext:value-type="float">
            <text:p>13022</text:p>
          </table:table-cell>
          <table:table-cell office:value-type="float" office:value="43641" calcext:value-type="float">
            <text:p>43641</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1</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string" calcext:value-type="string">
            <text:p>3.5</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Rue L. Abeille</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Rue Lazare Abeille</text:p>
          </table:table-cell>
          <table:table-cell office:value-type="string" calcext:value-type="string">
            <text:p>LINESTRING (5.538225 43.21584, 5.538591 43.21602)</text:p>
          </table:table-cell>
          <table:table-cell office:value-type="string" calcext:value-type="string">
            <text:p>OSM</text:p>
          </table:table-cell>
          <table:table-cell office:value-type="string" calcext:value-type="string">
            <text:p>Street</text:p>
          </table:table-cell>
          <table:table-cell office:value-type="float" office:value="5" calcext:value-type="float">
            <text:p>5</text:p>
          </table:table-cell>
          <table:table-cell/>
        </table:table-row>
        <table:table-row table:style-name="ro1">
          <table:table-cell office:value-type="float" office:value="87" calcext:value-type="float">
            <text:p>87</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4-1</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float" office:value="9" calcext:value-type="float">
            <text:p>9</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office:value-type="string" calcext:value-type="string">
            <text:p>We,Fr 06:00+ </text:p>
          </table:table-cell>
          <table:table-cell table:number-columns-repeated="2"/>
          <table:table-cell office:value-type="string" calcext:value-type="string">
            <text:p>Rue Michel Blanc</text:p>
          </table:table-cell>
          <table:table-cell/>
          <table:table-cell office:value-type="string" calcext:value-type="string">
            <text:p>NA</text:p>
          </table:table-cell>
          <table:table-cell/>
          <table:table-cell table:number-columns-repeated="6" office:value-type="string" calcext:value-type="string">
            <text:p>NA</text:p>
          </table:table-cell>
          <table:table-cell office:value-type="string" calcext:value-type="string">
            <text:p>Marché paysan</text:p>
          </table:table-cell>
          <table:table-cell office:value-type="string" calcext:value-type="string">
            <text:p>Le marché s'organise tous les mercredis et vendredis de 05h45 à 14h00, la circulation sur les places et les rues, cités dans l'article ci-après du présent Arrêté, est interdite dans les lieux suivants à partir de 6h</text:p>
          </table:table-cell>
          <table:table-cell office:value-type="string" calcext:value-type="string">
            <text:p>Rue Michel Blanc</text:p>
          </table:table-cell>
          <table:table-cell office:value-type="string" calcext:value-type="string">
            <text:p>LINESTRING (5.538534 43.21424, 5.538789 43.21405, 5.538938 43.21392, 5.538955 43.21391, 5.538969 43.21389, 5.539131 43.21373, 5.539144 43.2137)</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15" calcext:value-type="float">
            <text:p>15</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1</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string" calcext:value-type="string">
            <text:p>3.5</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Rue Séverin Icard</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Rue du docteur Séverin Icard</text:p>
          </table:table-cell>
          <table:table-cell office:value-type="string" calcext:value-type="string">
            <text:p>LINESTRING (5.539001 43.21438, 5.538607 43.21478, 5.538488 43.21491, 5.538369 43.21503, 5.538289 43.21511, 5.538142 43.21526, 5.538065 43.21534, 5.53794 43.21548, 5.537875 43.21555, 5.537619 43.21582)</text:p>
          </table:table-cell>
          <table:table-cell office:value-type="string" calcext:value-type="string">
            <text:p>OSM</text:p>
          </table:table-cell>
          <table:table-cell office:value-type="string" calcext:value-type="string">
            <text:p>Street</text:p>
          </table:table-cell>
          <table:table-cell office:value-type="float" office:value="8" calcext:value-type="float">
            <text:p>8</text:p>
          </table:table-cell>
          <table:table-cell/>
        </table:table-row>
        <table:table-row table:style-name="ro1">
          <table:table-cell office:value-type="float" office:value="77" calcext:value-type="float">
            <text:p>77</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3-3</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float" office:value="9" calcext:value-type="float">
            <text:p>9</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office:value-type="string" calcext:value-type="string">
            <text:p>Mo-Sa 11:00-15:00,19:00-06:00; Su,PH 10:00-06:00 </text:p>
          </table:table-cell>
          <table:table-cell office:value-type="string" calcext:value-type="string">
            <text:p>Fin des vacances de la Toussaint</text:p>
          </table:table-cell>
          <table:table-cell table:style-name="ce2" office:value-type="string" calcext:value-type="string">
            <text:p>31 Mars</text:p>
          </table:table-cell>
          <table:table-cell office:value-type="string" calcext:value-type="string">
            <text:p>Rue Séverin Icard</text:p>
          </table:table-cell>
          <table:table-cell/>
          <table:table-cell office:value-type="string" calcext:value-type="string">
            <text:p>NA</text:p>
          </table:table-cell>
          <table:table-cell/>
          <table:table-cell table:number-columns-repeated="6" office:value-type="string" calcext:value-type="string">
            <text:p>NA</text:p>
          </table:table-cell>
          <table:table-cell/>
          <table:table-cell office:value-type="string" calcext:value-type="string">
            <text:p>du lundi au samedi de 11h à 15h et de 19h à 6h le lendemain matin, sauf dérogations prévues à l'article 9-3-4.</text:p>
            <text:p>Les dimanches et jours fériés, la circulation des véhicules à moteur est interdite de 10h00 à 06h00 le lendemain matin.</text:p>
            <text:p>Les dimanches et jours fériés, la circulation des véhicules à moteur est interdite de 10h00 à 06h00 le lendemain matin.</text:p>
          </table:table-cell>
          <table:table-cell office:value-type="string" calcext:value-type="string">
            <text:p>Rue du docteur Séverin Icard</text:p>
          </table:table-cell>
          <table:table-cell office:value-type="string" calcext:value-type="string">
            <text:p>LINESTRING (5.539001 43.21438, 5.538607 43.21478, 5.538488 43.21491, 5.538369 43.21503, 5.538289 43.21511, 5.538142 43.21526, 5.538065 43.21534, 5.53794 43.21548, 5.537875 43.21555, 5.537619 43.21582)</text:p>
          </table:table-cell>
          <table:table-cell office:value-type="string" calcext:value-type="string">
            <text:p>OSM</text:p>
          </table:table-cell>
          <table:table-cell office:value-type="string" calcext:value-type="string">
            <text:p>Street</text:p>
          </table:table-cell>
          <table:table-cell office:value-type="float" office:value="8" calcext:value-type="float">
            <text:p>8</text:p>
          </table:table-cell>
          <table:table-cell/>
        </table:table-row>
        <table:table-row table:style-name="ro1">
          <table:table-cell office:value-type="float" office:value="83" calcext:value-type="float">
            <text:p>83</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3-3</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float" office:value="9" calcext:value-type="float">
            <text:p>9</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office:value-type="string" calcext:value-type="string">
            <text:p>Mo-Sa 11:00-06:00; Su,PH 10:00-06:00 </text:p>
          </table:table-cell>
          <table:table-cell office:value-type="string" calcext:value-type="string">
            <text:p>1er Avril</text:p>
          </table:table-cell>
          <table:table-cell office:value-type="string" calcext:value-type="string">
            <text:p>Fin des vacances de la Toussaint</text:p>
          </table:table-cell>
          <table:table-cell office:value-type="string" calcext:value-type="string">
            <text:p>Rue Séverin Icard</text:p>
          </table:table-cell>
          <table:table-cell/>
          <table:table-cell office:value-type="string" calcext:value-type="string">
            <text:p>NA</text:p>
          </table:table-cell>
          <table:table-cell/>
          <table:table-cell table:number-columns-repeated="6" office:value-type="string" calcext:value-type="string">
            <text:p>NA</text:p>
          </table:table-cell>
          <table:table-cell/>
          <table:table-cell office:value-type="string" calcext:value-type="string">
            <text:p>du lundi au samedi de 11h à 6h le lendemain matin.</text:p>
            <text:p>Les dimanches et jours fériés, la circulation des véhicules à moteur est interdite de 10h00 à 06h00 le lendemain matin, sauf dérogations prévues à l'article 9-3-4.</text:p>
          </table:table-cell>
          <table:table-cell office:value-type="string" calcext:value-type="string">
            <text:p>Rue du docteur Séverin Icard</text:p>
          </table:table-cell>
          <table:table-cell office:value-type="string" calcext:value-type="string">
            <text:p>LINESTRING (5.539001 43.21438, 5.538607 43.21478, 5.538488 43.21491, 5.538369 43.21503, 5.538289 43.21511, 5.538142 43.21526, 5.538065 43.21534, 5.53794 43.21548, 5.537875 43.21555, 5.537619 43.21582)</text:p>
          </table:table-cell>
          <table:table-cell office:value-type="string" calcext:value-type="string">
            <text:p>OSM</text:p>
          </table:table-cell>
          <table:table-cell office:value-type="string" calcext:value-type="string">
            <text:p>Street</text:p>
          </table:table-cell>
          <table:table-cell office:value-type="float" office:value="8" calcext:value-type="float">
            <text:p>8</text:p>
          </table:table-cell>
          <table:table-cell/>
        </table:table-row>
        <table:table-row table:style-name="ro1">
          <table:table-cell office:value-type="float" office:value="100" calcext:value-type="float">
            <text:p>100</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3 : stationnement</text:p>
          </table:table-cell>
          <table:table-cell office:value-type="string" calcext:value-type="string">
            <text:p>Article 2-2-2</text:p>
          </table:table-cell>
          <table:table-cell office:value-type="string" calcext:value-type="string">
            <text:p>Autorise</text:p>
          </table:table-cell>
          <table:table-cell office:value-type="string" calcext:value-type="string">
            <text:p>Tous véhicules</text:p>
          </table:table-cell>
          <table:table-cell office:value-type="string" calcext:value-type="string">
            <text:p>NA</text:p>
          </table:table-cell>
          <table:table-cell office:value-type="float" office:value="9" calcext:value-type="float">
            <text:p>9</text:p>
          </table:table-cell>
          <table:table-cell table:number-columns-repeated="3" office:value-type="string" calcext:value-type="string">
            <text:p>NA</text:p>
          </table:table-cell>
          <table:table-cell office:value-type="string" calcext:value-type="string">
            <text:p>Véhicules de livraison</text:p>
          </table:table-cell>
          <table:table-cell table:number-columns-repeated="2" office:value-type="string" calcext:value-type="string">
            <text:p>NA</text:p>
          </table:table-cell>
          <table:table-cell office:value-type="string" calcext:value-type="string">
            <text:p>Mo-Su 06:00-10:00 </text:p>
          </table:table-cell>
          <table:table-cell table:number-columns-repeated="2"/>
          <table:table-cell office:value-type="string" calcext:value-type="string">
            <text:p>Rue Séverin Icard</text:p>
          </table:table-cell>
          <table:table-cell/>
          <table:table-cell office:value-type="string" calcext:value-type="string">
            <text:p>NA</text:p>
          </table:table-cell>
          <table:table-cell/>
          <table:table-cell table:number-columns-repeated="6" office:value-type="string" calcext:value-type="string">
            <text:p>NA</text:p>
          </table:table-cell>
          <table:table-cell/>
          <table:table-cell office:value-type="string" calcext:value-type="string">
            <text:p>de 6h00 à 10h00, tous les jours et jours fériés.</text:p>
          </table:table-cell>
          <table:table-cell office:value-type="string" calcext:value-type="string">
            <text:p>Rue du docteur Séverin Icard</text:p>
          </table:table-cell>
          <table:table-cell office:value-type="string" calcext:value-type="string">
            <text:p>LINESTRING (5.539001 43.21438, 5.538607 43.21478, 5.538488 43.21491, 5.538369 43.21503, 5.538289 43.21511, 5.538142 43.21526, 5.538065 43.21534, 5.53794 43.21548, 5.537875 43.21555, 5.537619 43.21582)</text:p>
          </table:table-cell>
          <table:table-cell office:value-type="string" calcext:value-type="string">
            <text:p>OSM</text:p>
          </table:table-cell>
          <table:table-cell office:value-type="string" calcext:value-type="string">
            <text:p>Street</text:p>
          </table:table-cell>
          <table:table-cell office:value-type="float" office:value="8" calcext:value-type="float">
            <text:p>8</text:p>
          </table:table-cell>
          <table:table-cell/>
        </table:table-row>
        <table:table-row table:style-name="ro1">
          <table:table-cell office:value-type="float" office:value="84" calcext:value-type="float">
            <text:p>84</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3-3</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float" office:value="9" calcext:value-type="float">
            <text:p>9</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office:value-type="string" calcext:value-type="string">
            <text:p>Mo-Sa 11:00-06:00; Su,PH 10:00-06:00 </text:p>
          </table:table-cell>
          <table:table-cell office:value-type="string" calcext:value-type="string">
            <text:p>1er Avril</text:p>
          </table:table-cell>
          <table:table-cell office:value-type="string" calcext:value-type="string">
            <text:p>Fin des vacances de la Toussaint</text:p>
          </table:table-cell>
          <table:table-cell office:value-type="string" calcext:value-type="string">
            <text:p>Rue Simon</text:p>
          </table:table-cell>
          <table:table-cell/>
          <table:table-cell office:value-type="string" calcext:value-type="string">
            <text:p>NA</text:p>
          </table:table-cell>
          <table:table-cell/>
          <table:table-cell table:number-columns-repeated="6" office:value-type="string" calcext:value-type="string">
            <text:p>NA</text:p>
          </table:table-cell>
          <table:table-cell/>
          <table:table-cell office:value-type="string" calcext:value-type="string">
            <text:p>du lundi au samedi de 11h à 6h le lendemain matin.</text:p>
            <text:p>Les dimanches et jours fériés, la circulation des véhicules à moteur est interdite de 10h00 à 06h00 le lendemain matin, sauf dérogations prévues à l'article 9-3-4.</text:p>
          </table:table-cell>
          <table:table-cell office:value-type="string" calcext:value-type="string">
            <text:p>Rue Jules Simon</text:p>
          </table:table-cell>
          <table:table-cell table:style-name="ce3" office:value-type="string" calcext:value-type="string">
            <text:p>LINESTRING (5.537993 43.21495, 5.537841 43.21511, 5.537585 43.21538, 5.537361 43.21546)</text:p>
          </table:table-cell>
          <table:table-cell office:value-type="string" calcext:value-type="string">
            <text:p>OSM</text:p>
          </table:table-cell>
          <table:table-cell office:value-type="string" calcext:value-type="string">
            <text:p>Street</text:p>
          </table:table-cell>
          <table:table-cell office:value-type="float" office:value="4" calcext:value-type="float">
            <text:p>4</text:p>
          </table:table-cell>
          <table:table-cell/>
        </table:table-row>
        <table:table-row table:style-name="ro1">
          <table:table-cell office:value-type="float" office:value="21" calcext:value-type="float">
            <text:p>21</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1</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string" calcext:value-type="string">
            <text:p>3.5</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Rue St Clair</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Rue Saint-Clair</text:p>
          </table:table-cell>
          <table:table-cell office:value-type="string" calcext:value-type="string">
            <text:p>LINESTRING (5.53674 43.21511, 5.536673 43.21514, 5.536589 43.21513, 5.536555 43.21509, 5.53641 43.21503, 5.536054 43.2149, 5.535929 43.21489, 5.53548 43.21482, 5.535294 43.21477, 5.535105 43.21469)</text:p>
          </table:table-cell>
          <table:table-cell office:value-type="string" calcext:value-type="string">
            <text:p>OSM</text:p>
          </table:table-cell>
          <table:table-cell office:value-type="string" calcext:value-type="string">
            <text:p>Street</text:p>
          </table:table-cell>
          <table:table-cell office:value-type="float" office:value="4" calcext:value-type="float">
            <text:p>4</text:p>
          </table:table-cell>
          <table:table-cell/>
        </table:table-row>
        <table:table-row table:style-name="ro1">
          <table:table-cell office:value-type="float" office:value="76" calcext:value-type="float">
            <text:p>76</text:p>
          </table:table-cell>
          <table:table-cell office:value-type="string" calcext:value-type="string">
            <text:p>Commune de Cassis</text:p>
          </table:table-cell>
          <table:table-cell office:value-type="float" office:value="13022" calcext:value-type="float">
            <text:p>13022</text:p>
          </table:table-cell>
          <table:table-cell office:value-type="float" office:value="43641" calcext:value-type="float">
            <text:p>43641</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3-3</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float" office:value="9" calcext:value-type="float">
            <text:p>9</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office:value-type="string" calcext:value-type="string">
            <text:p>Mo-Sa 11:00-15:00,19:00-06:00; Su,PH 10:00-06:00 </text:p>
          </table:table-cell>
          <table:table-cell office:value-type="string" calcext:value-type="string">
            <text:p>Fin des vacances de la Toussaint</text:p>
          </table:table-cell>
          <table:table-cell office:value-type="string" calcext:value-type="string">
            <text:p>31 Mars</text:p>
          </table:table-cell>
          <table:table-cell office:value-type="string" calcext:value-type="string">
            <text:p>Rue Thiers</text:p>
          </table:table-cell>
          <table:table-cell/>
          <table:table-cell office:value-type="string" calcext:value-type="string">
            <text:p>NA</text:p>
          </table:table-cell>
          <table:table-cell/>
          <table:table-cell table:number-columns-repeated="6" office:value-type="string" calcext:value-type="string">
            <text:p>NA</text:p>
          </table:table-cell>
          <table:table-cell/>
          <table:table-cell office:value-type="string" calcext:value-type="string">
            <text:p>du lundi au samedi de 11h à 15h et de 19h à 6h le lendemain matin, sauf dérogations prévues à l'article 9-3-4.</text:p>
            <text:p>Les dimanches et jours fériés, la circulation des véhicules à moteur est interdite de 10h00 à 06h00 le lendemain matin.</text:p>
            <text:p>Les dimanches et jours fériés, la circulation des véhicules à moteur est interdite de 10h00 à 06h00 le lendemain matin.</text:p>
          </table:table-cell>
          <table:table-cell office:value-type="string" calcext:value-type="string">
            <text:p>Rue Adolphe Thiers</text:p>
          </table:table-cell>
          <table:table-cell office:value-type="string" calcext:value-type="string">
            <text:p>LINESTRING (5.538302 43.21576, 5.538373 43.21568, 5.538562 43.21548, 5.538707 43.21533, 5.538879 43.21513, 5.538992 43.21501, 5.539399 43.2146, 5.539439 43.21456)</text:p>
          </table:table-cell>
          <table:table-cell office:value-type="string" calcext:value-type="string">
            <text:p>OSM</text:p>
          </table:table-cell>
          <table:table-cell office:value-type="string" calcext:value-type="string">
            <text:p>Street</text:p>
          </table:table-cell>
          <table:table-cell office:value-type="float" office:value="4" calcext:value-type="float">
            <text:p>4</text:p>
          </table:table-cell>
          <table:table-cell/>
        </table:table-row>
        <table:table-row table:style-name="ro1">
          <table:table-cell office:value-type="float" office:value="82" calcext:value-type="float">
            <text:p>82</text:p>
          </table:table-cell>
          <table:table-cell office:value-type="string" calcext:value-type="string">
            <text:p>Commune de Cassis</text:p>
          </table:table-cell>
          <table:table-cell office:value-type="float" office:value="13022" calcext:value-type="float">
            <text:p>13022</text:p>
          </table:table-cell>
          <table:table-cell office:value-type="float" office:value="43641" calcext:value-type="float">
            <text:p>43641</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3-3</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float" office:value="9" calcext:value-type="float">
            <text:p>9</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office:value-type="string" calcext:value-type="string">
            <text:p>Mo-Sa 11:00-06:00; Su,PH 10:00-06:00 </text:p>
          </table:table-cell>
          <table:table-cell office:value-type="string" calcext:value-type="string">
            <text:p>1er Avril</text:p>
          </table:table-cell>
          <table:table-cell office:value-type="string" calcext:value-type="string">
            <text:p>Fin des vacances de la Toussaint</text:p>
          </table:table-cell>
          <table:table-cell office:value-type="string" calcext:value-type="string">
            <text:p>Rue Thiers</text:p>
          </table:table-cell>
          <table:table-cell/>
          <table:table-cell office:value-type="string" calcext:value-type="string">
            <text:p>NA</text:p>
          </table:table-cell>
          <table:table-cell/>
          <table:table-cell table:number-columns-repeated="6" office:value-type="string" calcext:value-type="string">
            <text:p>NA</text:p>
          </table:table-cell>
          <table:table-cell/>
          <table:table-cell office:value-type="string" calcext:value-type="string">
            <text:p>du lundi au samedi de 11h à 6h le lendemain matin.</text:p>
            <text:p>Les dimanches et jours fériés, la circulation des véhicules à moteur est interdite de 10h00 à 06h00 le lendemain matin, sauf dérogations prévues à l'article 9-3-4.</text:p>
          </table:table-cell>
          <table:table-cell office:value-type="string" calcext:value-type="string">
            <text:p>Rue Adolphe Thiers</text:p>
          </table:table-cell>
          <table:table-cell office:value-type="string" calcext:value-type="string">
            <text:p>LINESTRING (5.538302 43.21576, 5.538373 43.21568, 5.538562 43.21548, 5.538707 43.21533, 5.538879 43.21513, 5.538992 43.21501, 5.539399 43.2146, 5.539439 43.21456)</text:p>
          </table:table-cell>
          <table:table-cell office:value-type="string" calcext:value-type="string">
            <text:p>OSM</text:p>
          </table:table-cell>
          <table:table-cell office:value-type="string" calcext:value-type="string">
            <text:p>Street</text:p>
          </table:table-cell>
          <table:table-cell office:value-type="float" office:value="4" calcext:value-type="float">
            <text:p>4</text:p>
          </table:table-cell>
          <table:table-cell/>
        </table:table-row>
        <table:table-row table:style-name="ro1">
          <table:table-cell office:value-type="float" office:value="99" calcext:value-type="float">
            <text:p>99</text:p>
          </table:table-cell>
          <table:table-cell office:value-type="string" calcext:value-type="string">
            <text:p>Commune de Cassis</text:p>
          </table:table-cell>
          <table:table-cell office:value-type="float" office:value="13022" calcext:value-type="float">
            <text:p>13022</text:p>
          </table:table-cell>
          <table:table-cell office:value-type="float" office:value="43641" calcext:value-type="float">
            <text:p>43641</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3 : stationnement</text:p>
          </table:table-cell>
          <table:table-cell office:value-type="string" calcext:value-type="string">
            <text:p>Article 2-2-2</text:p>
          </table:table-cell>
          <table:table-cell office:value-type="string" calcext:value-type="string">
            <text:p>Autorise</text:p>
          </table:table-cell>
          <table:table-cell office:value-type="string" calcext:value-type="string">
            <text:p>Tous véhicules</text:p>
          </table:table-cell>
          <table:table-cell office:value-type="string" calcext:value-type="string">
            <text:p>NA</text:p>
          </table:table-cell>
          <table:table-cell office:value-type="float" office:value="9" calcext:value-type="float">
            <text:p>9</text:p>
          </table:table-cell>
          <table:table-cell table:number-columns-repeated="3" office:value-type="string" calcext:value-type="string">
            <text:p>NA</text:p>
          </table:table-cell>
          <table:table-cell office:value-type="string" calcext:value-type="string">
            <text:p>Véhicules de livraison</text:p>
          </table:table-cell>
          <table:table-cell table:number-columns-repeated="2" office:value-type="string" calcext:value-type="string">
            <text:p>NA</text:p>
          </table:table-cell>
          <table:table-cell office:value-type="string" calcext:value-type="string">
            <text:p>Mo-Su 06:00-10:00 </text:p>
          </table:table-cell>
          <table:table-cell table:number-columns-repeated="2"/>
          <table:table-cell office:value-type="string" calcext:value-type="string">
            <text:p>Rue Thiers</text:p>
          </table:table-cell>
          <table:table-cell/>
          <table:table-cell office:value-type="string" calcext:value-type="string">
            <text:p>NA</text:p>
          </table:table-cell>
          <table:table-cell/>
          <table:table-cell table:number-columns-repeated="6" office:value-type="string" calcext:value-type="string">
            <text:p>NA</text:p>
          </table:table-cell>
          <table:table-cell/>
          <table:table-cell office:value-type="string" calcext:value-type="string">
            <text:p>de 6h00 à 10h00, tous les jours et jours fériés.</text:p>
          </table:table-cell>
          <table:table-cell office:value-type="string" calcext:value-type="string">
            <text:p>Rue Adolphe Thiers</text:p>
          </table:table-cell>
          <table:table-cell office:value-type="string" calcext:value-type="string">
            <text:p>LINESTRING (5.538302 43.21576, 5.538373 43.21568, 5.538562 43.21548, 5.538707 43.21533, 5.538879 43.21513, 5.538992 43.21501, 5.539399 43.2146, 5.539439 43.21456)</text:p>
          </table:table-cell>
          <table:table-cell office:value-type="string" calcext:value-type="string">
            <text:p>OSM</text:p>
          </table:table-cell>
          <table:table-cell office:value-type="string" calcext:value-type="string">
            <text:p>Street</text:p>
          </table:table-cell>
          <table:table-cell office:value-type="float" office:value="4" calcext:value-type="float">
            <text:p>4</text:p>
          </table:table-cell>
          <table:table-cell/>
        </table:table-row>
        <table:table-row table:style-name="ro1">
          <table:table-cell office:value-type="float" office:value="72" calcext:value-type="float">
            <text:p>72</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3-2</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float" office:value="9" calcext:value-type="float">
            <text:p>9</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office:value-type="string" calcext:value-type="string">
            <text:p>Mo-Fr 19:00-06:00; Sa 11:00-06:00; Su,PH 10:00+ </text:p>
          </table:table-cell>
          <table:table-cell office:value-type="string" calcext:value-type="string">
            <text:p>Fin des vacances de la Toussaint</text:p>
          </table:table-cell>
          <table:table-cell table:style-name="ce2" office:value-type="string" calcext:value-type="string">
            <text:p>31 Mars</text:p>
          </table:table-cell>
          <table:table-cell office:value-type="string" calcext:value-type="string">
            <text:p>Rue Victor Hugo</text:p>
          </table:table-cell>
          <table:table-cell/>
          <table:table-cell office:value-type="string" calcext:value-type="string">
            <text:p>NA</text:p>
          </table:table-cell>
          <table:table-cell/>
          <table:table-cell table:number-columns-repeated="6" office:value-type="string" calcext:value-type="string">
            <text:p>NA</text:p>
          </table:table-cell>
          <table:table-cell/>
          <table:table-cell office:value-type="string" calcext:value-type="string">
            <text:p>du lundi au vendredi inclus de 19h00 à 06h00 le lendemain matin.</text:p>
            <text:p>Le samedi, la circulation des véhicules à moteur est interdite de 11h00 à 06h00 le lendemain matin. Les dimanches et jours fériés, la circulation des véhicules à moteur est interdite dès 10h00.</text:p>
          </table:table-cell>
          <table:table-cell office:value-type="string" calcext:value-type="string">
            <text:p>Avenue Victor Hugo</text:p>
          </table:table-cell>
          <table:table-cell office:value-type="string" calcext:value-type="string">
            <text:p>MULTILINESTRING ((5.539649 43.21474, 5.539606 43.2147, 5.539439 43.21456, 5.539347 43.21452, 5.539001 43.21438, 5.538914 43.21435, 5.538534 43.21424, 5.538232 43.21413), (5.539649 43.21474, 5.539983 43.21511))</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73" calcext:value-type="float">
            <text:p>73</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3-2</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float" office:value="9" calcext:value-type="float">
            <text:p>9</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office:value-type="string" calcext:value-type="string">
            <text:p>Mo-Sa 11:00-06:00; Su,PH 10:00+ </text:p>
          </table:table-cell>
          <table:table-cell office:value-type="string" calcext:value-type="string">
            <text:p>1er Avril</text:p>
          </table:table-cell>
          <table:table-cell office:value-type="string" calcext:value-type="string">
            <text:p>Fin des vacances de la Toussaint</text:p>
          </table:table-cell>
          <table:table-cell office:value-type="string" calcext:value-type="string">
            <text:p>Rue Victor Hugo</text:p>
          </table:table-cell>
          <table:table-cell/>
          <table:table-cell office:value-type="string" calcext:value-type="string">
            <text:p>NA</text:p>
          </table:table-cell>
          <table:table-cell/>
          <table:table-cell table:number-columns-repeated="6" office:value-type="string" calcext:value-type="string">
            <text:p>NA</text:p>
          </table:table-cell>
          <table:table-cell/>
          <table:table-cell office:value-type="string" calcext:value-type="string">
            <text:p>La circulation des véhicules à moteur est interdite rue Victor Hugo, du lundi au samedi inclus de 11h00 à 06h00 le lendemain matin.</text:p>
            <text:p>Les dimanches et jours fériés, la circulation des véhicules à moteur est interdite dès 10h00.</text:p>
          </table:table-cell>
          <table:table-cell office:value-type="string" calcext:value-type="string">
            <text:p>Avenue Victor Hugo</text:p>
          </table:table-cell>
          <table:table-cell office:value-type="string" calcext:value-type="string">
            <text:p>MULTILINESTRING ((5.539649 43.21474, 5.539606 43.2147, 5.539439 43.21456, 5.539347 43.21452, 5.539001 43.21438, 5.538914 43.21435, 5.538534 43.21424, 5.538232 43.21413), (5.539649 43.21474, 5.539983 43.21511))</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88" calcext:value-type="float">
            <text:p>88</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4-1</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float" office:value="9" calcext:value-type="float">
            <text:p>9</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office:value-type="string" calcext:value-type="string">
            <text:p>We,Fr 11:00-14h30 </text:p>
          </table:table-cell>
          <table:table-cell office:value-type="string" calcext:value-type="string">
            <text:p>1er Avril</text:p>
          </table:table-cell>
          <table:table-cell office:value-type="string" calcext:value-type="string">
            <text:p>Fin des vacances de la Toussaint</text:p>
          </table:table-cell>
          <table:table-cell office:value-type="string" calcext:value-type="string">
            <text:p>Rue Victor Hugo</text:p>
          </table:table-cell>
          <table:table-cell/>
          <table:table-cell office:value-type="string" calcext:value-type="string">
            <text:p>NA</text:p>
          </table:table-cell>
          <table:table-cell/>
          <table:table-cell table:number-columns-repeated="6" office:value-type="string" calcext:value-type="string">
            <text:p>NA</text:p>
          </table:table-cell>
          <table:table-cell office:value-type="string" calcext:value-type="string">
            <text:p>Marché paysan</text:p>
          </table:table-cell>
          <table:table-cell office:value-type="string" calcext:value-type="string">
            <text:p>Rue Victor Hugo pendant la période estivale, de 11h00 à 14h30, seuls les ayants droits pourront y circuler.</text:p>
          </table:table-cell>
          <table:table-cell office:value-type="string" calcext:value-type="string">
            <text:p>Avenue Victor Hugo</text:p>
          </table:table-cell>
          <table:table-cell office:value-type="string" calcext:value-type="string">
            <text:p>MULTILINESTRING ((5.539649 43.21474, 5.539606 43.2147, 5.539439 43.21456, 5.539347 43.21452, 5.539001 43.21438, 5.538914 43.21435, 5.538534 43.21424, 5.538232 43.21413), (5.539649 43.21474, 5.539983 43.21511))</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79" calcext:value-type="float">
            <text:p>79</text:p>
          </table:table-cell>
          <table:table-cell office:value-type="string" calcext:value-type="string">
            <text:p>Commune de Cassis</text:p>
          </table:table-cell>
          <table:table-cell office:value-type="float" office:value="13022" calcext:value-type="float">
            <text:p>13022</text:p>
          </table:table-cell>
          <table:table-cell office:value-type="float" office:value="43641" calcext:value-type="float">
            <text:p>43641</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3-3</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float" office:value="9" calcext:value-type="float">
            <text:p>9</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office:value-type="string" calcext:value-type="string">
            <text:p>Mo-Sa 11:00-15:00,19:00-06:00; Su,PH 10:00-06:00 </text:p>
          </table:table-cell>
          <table:table-cell office:value-type="string" calcext:value-type="string">
            <text:p>Fin des vacances de la Toussaint</text:p>
          </table:table-cell>
          <table:table-cell office:value-type="string" calcext:value-type="string">
            <text:p>31 Mars</text:p>
          </table:table-cell>
          <table:table-cell office:value-type="string" calcext:value-type="string">
            <text:p>Rue Vidal</text:p>
          </table:table-cell>
          <table:table-cell/>
          <table:table-cell office:value-type="string" calcext:value-type="string">
            <text:p>NA</text:p>
          </table:table-cell>
          <table:table-cell/>
          <table:table-cell table:number-columns-repeated="6" office:value-type="string" calcext:value-type="string">
            <text:p>NA</text:p>
          </table:table-cell>
          <table:table-cell/>
          <table:table-cell office:value-type="string" calcext:value-type="string">
            <text:p>du lundi au samedi de 11h à 15h et de 19h à 6h le lendemain matin, sauf dérogations prévues à l'article 9-3-4.</text:p>
            <text:p>Les dimanches et jours fériés, la circulation des véhicules à moteur est interdite de 10h00 à 06h00 le lendemain matin.</text:p>
            <text:p>Les dimanches et jours fériés, la circulation des véhicules à moteur est interdite de 10h00 à 06h00 le lendemain matin.</text:p>
          </table:table-cell>
          <table:table-cell office:value-type="string" calcext:value-type="string">
            <text:p>Rue Auguste Vidal</text:p>
          </table:table-cell>
          <table:table-cell office:value-type="string" calcext:value-type="string">
            <text:p>LINESTRING (5.537585 43.21538, 5.537875 43.21555)</text:p>
          </table:table-cell>
          <table:table-cell office:value-type="string" calcext:value-type="string">
            <text:p>OSM</text:p>
          </table:table-cell>
          <table:table-cell office:value-type="string" calcext:value-type="string">
            <text:p>Street</text:p>
          </table:table-cell>
          <table:table-cell office:value-type="float" office:value="4" calcext:value-type="float">
            <text:p>4</text:p>
          </table:table-cell>
          <table:table-cell/>
        </table:table-row>
        <table:table-row table:style-name="ro1">
          <table:table-cell office:value-type="float" office:value="85" calcext:value-type="float">
            <text:p>85</text:p>
          </table:table-cell>
          <table:table-cell office:value-type="string" calcext:value-type="string">
            <text:p>Commune de Cassis</text:p>
          </table:table-cell>
          <table:table-cell office:value-type="float" office:value="13022" calcext:value-type="float">
            <text:p>13022</text:p>
          </table:table-cell>
          <table:table-cell office:value-type="float" office:value="43641" calcext:value-type="float">
            <text:p>43641</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3-3</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float" office:value="9" calcext:value-type="float">
            <text:p>9</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office:value-type="string" calcext:value-type="string">
            <text:p>Mo-Sa 11:00-06:00; Su,PH 10:00-06:00 </text:p>
          </table:table-cell>
          <table:table-cell office:value-type="string" calcext:value-type="string">
            <text:p>1er Avril</text:p>
          </table:table-cell>
          <table:table-cell office:value-type="string" calcext:value-type="string">
            <text:p>Fin des vacances de la Toussaint</text:p>
          </table:table-cell>
          <table:table-cell office:value-type="string" calcext:value-type="string">
            <text:p>Rue Vidal</text:p>
          </table:table-cell>
          <table:table-cell/>
          <table:table-cell office:value-type="string" calcext:value-type="string">
            <text:p>NA</text:p>
          </table:table-cell>
          <table:table-cell/>
          <table:table-cell table:number-columns-repeated="6" office:value-type="string" calcext:value-type="string">
            <text:p>NA</text:p>
          </table:table-cell>
          <table:table-cell/>
          <table:table-cell office:value-type="string" calcext:value-type="string">
            <text:p>du lundi au samedi de 11h à 6h le lendemain matin.</text:p>
            <text:p>Les dimanches et jours fériés, la circulation des véhicules à moteur est interdite de 10h00 à 06h00 le lendemain matin, sauf dérogations prévues à l'article 9-3-4.</text:p>
          </table:table-cell>
          <table:table-cell office:value-type="string" calcext:value-type="string">
            <text:p>Rue Auguste Vidal</text:p>
          </table:table-cell>
          <table:table-cell office:value-type="string" calcext:value-type="string">
            <text:p>LINESTRING (5.537585 43.21538, 5.537875 43.21555)</text:p>
          </table:table-cell>
          <table:table-cell office:value-type="string" calcext:value-type="string">
            <text:p>OSM</text:p>
          </table:table-cell>
          <table:table-cell office:value-type="string" calcext:value-type="string">
            <text:p>Street</text:p>
          </table:table-cell>
          <table:table-cell office:value-type="float" office:value="4" calcext:value-type="float">
            <text:p>4</text:p>
          </table:table-cell>
          <table:table-cell/>
        </table:table-row>
        <table:table-row table:style-name="ro1">
          <table:table-cell office:value-type="float" office:value="90" calcext:value-type="float">
            <text:p>90</text:p>
          </table:table-cell>
          <table:table-cell office:value-type="string" calcext:value-type="string">
            <text:p>Commune de Cassis</text:p>
          </table:table-cell>
          <table:table-cell office:value-type="float" office:value="13022" calcext:value-type="float">
            <text:p>13022</text:p>
          </table:table-cell>
          <table:table-cell office:value-type="float" office:value="43641" calcext:value-type="float">
            <text:p>43641</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3 : stationnement</text:p>
          </table:table-cell>
          <table:table-cell office:value-type="string" calcext:value-type="string">
            <text:p>Article 2-1</text:p>
          </table:table-cell>
          <table:table-cell office:value-type="string" calcext:value-type="string">
            <text:p>Autorise</text:p>
          </table:table-cell>
          <table:table-cell office:value-type="string" calcext:value-type="string">
            <text:p>Tous véhicules</text:p>
          </table:table-cell>
          <table:table-cell office:value-type="float" office:value="9" calcext:value-type="float">
            <text:p>9</text:p>
          </table:table-cell>
          <table:table-cell table:number-columns-repeated="4" office:value-type="string" calcext:value-type="string">
            <text:p>NA</text:p>
          </table:table-cell>
          <table:table-cell office:value-type="string" calcext:value-type="string">
            <text:p>Véhicules de livraison</text:p>
          </table:table-cell>
          <table:table-cell table:number-columns-repeated="2" office:value-type="string" calcext:value-type="string">
            <text:p>NA</text:p>
          </table:table-cell>
          <table:table-cell office:value-type="string" calcext:value-type="string">
            <text:p>Mo-Su 06:00-07:00 </text:p>
          </table:table-cell>
          <table:table-cell table:number-columns-repeated="2"/>
          <table:table-cell office:value-type="string" calcext:value-type="string">
            <text:p>SPAR, rue de l’Arène</text:p>
          </table:table-cell>
          <table:table-cell/>
          <table:table-cell office:value-type="string" calcext:value-type="string">
            <text:p>NA</text:p>
          </table:table-cell>
          <table:table-cell/>
          <table:table-cell table:number-columns-repeated="6" office:value-type="string" calcext:value-type="string">
            <text:p>NA</text:p>
          </table:table-cell>
          <table:table-cell office:value-type="string" calcext:value-type="string">
            <text:p>Contraintes économiques</text:p>
          </table:table-cell>
          <table:table-cell office:value-type="string" calcext:value-type="string">
            <text:p>de 06h00 à 10h00 tous les jours et jours fériés.</text:p>
          </table:table-cell>
          <table:table-cell office:value-type="string" calcext:value-type="string">
            <text:p>SPAR, rue de l’Arène</text:p>
          </table:table-cell>
          <table:table-cell office:value-type="string" calcext:value-type="string">
            <text:p>POINT (5.5375433, 43.213523)</text:p>
          </table:table-cell>
          <table:table-cell office:value-type="string" calcext:value-type="string">
            <text:p>OSM</text:p>
          </table:table-cell>
          <table:table-cell office:value-type="string" calcext:value-type="string">
            <text:p>Destination</text:p>
          </table:table-cell>
          <table:table-cell office:value-type="float" office:value="11" calcext:value-type="float">
            <text:p>11</text:p>
          </table:table-cell>
          <table:table-cell/>
        </table:table-row>
        <table:table-row table:style-name="ro1">
          <table:table-cell office:value-type="float" office:value="10" calcext:value-type="float">
            <text:p>10</text:p>
          </table:table-cell>
          <table:table-cell office:value-type="string" calcext:value-type="string">
            <text:p>Commune de Cassis</text:p>
          </table:table-cell>
          <table:table-cell office:value-type="float" office:value="13022" calcext:value-type="float">
            <text:p>13022</text:p>
          </table:table-cell>
          <table:table-cell office:value-type="float" office:value="43641" calcext:value-type="float">
            <text:p>43641</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1</text:p>
          </table:table-cell>
          <table:table-cell office:value-type="string" calcext:value-type="string">
            <text:p>Interdit</text:p>
          </table:table-cell>
          <table:table-cell office:value-type="string" calcext:value-type="string">
            <text:p>Tous véhicules</text:p>
          </table:table-cell>
          <table:table-cell table:number-columns-repeated="5"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Sur le chemin permettant l'accès à la plage de l'Arène</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Chemin permettant l'accès à la plage de l'Arène</text:p>
          </table:table-cell>
          <table:table-cell office:value-type="string" calcext:value-type="string">
            <text:p>LineString (5.5481425 43.2102245, 5.54806 43.2099802, 5.5480446 43.2099307, 5.54803 43.2098926, 5.548018 43.2098648, 5.5479968 43.2098258, 5.5479589 43.2097618, 5.5479219 43.2096876, 5.5478905 43.209609, 5.5478632 43.209541, 5.5478327 43.2094576, 5.5478129 43.2094245, 5.5477893 43.2094025, 5.547727 43.2093844, 5.547592 43.2093537, 5.5475512 43.2093243, 5.5475369 43.2092983, 5.5475589 43.2091983)</text:p>
          </table:table-cell>
          <table:table-cell office:value-type="string" calcext:value-type="string">
            <text:p>OSM</text:p>
          </table:table-cell>
          <table:table-cell office:value-type="string" calcext:value-type="string">
            <text:p>Street</text:p>
          </table:table-cell>
          <table:table-cell office:value-type="float" office:value="34" calcext:value-type="float">
            <text:p>34</text:p>
          </table:table-cell>
          <table:table-cell/>
        </table:table-row>
        <table:table-row table:style-name="ro1">
          <table:table-cell office:value-type="float" office:value="29" calcext:value-type="float">
            <text:p>29</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1</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string" calcext:value-type="string">
            <text:p>3.5</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Traverse du Château</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Traverse du Château</text:p>
          </table:table-cell>
          <table:table-cell office:value-type="string" calcext:value-type="string">
            <text:p>LINESTRING (5.539784 43.2124, 5.540045 43.21246, 5.540487 43.21251, 5.540772 43.21251, 5.541117 43.21259, 5.541334 43.21276, 5.541472 43.21293, 5.541536 43.21295, 5.541617 43.21302, 5.541853 43.21299, 5.541897 43.21302, 5.541918 43.21319)</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51" calcext:value-type="float">
            <text:p>51</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3</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string" calcext:value-type="string">
            <text:p>3.5</text:p>
          </table:table-cell>
          <table:table-cell office:value-type="string" calcext:value-type="string">
            <text:p>NA</text:p>
          </table:table-cell>
          <table:table-cell office:value-type="string" calcext:value-type="string">
            <text:p>2.2</text:p>
          </table:table-cell>
          <table:table-cell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Traverse du Château</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Traverse du Château</text:p>
          </table:table-cell>
          <table:table-cell office:value-type="string" calcext:value-type="string">
            <text:p>LINESTRING (5.539784 43.2124, 5.540045 43.21246, 5.540487 43.21251, 5.540772 43.21251, 5.541117 43.21259, 5.541334 43.21276, 5.541472 43.21293, 5.541536 43.21295, 5.541617 43.21302, 5.541853 43.21299, 5.541897 43.21302, 5.541918 43.21319)</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30" calcext:value-type="float">
            <text:p>30</text:p>
          </table:table-cell>
          <table:table-cell office:value-type="string" calcext:value-type="string">
            <text:p>Commune de Cassis</text:p>
          </table:table-cell>
          <table:table-cell office:value-type="float" office:value="13022" calcext:value-type="float">
            <text:p>13022</text:p>
          </table:table-cell>
          <table:table-cell office:value-type="float" office:value="43641" calcext:value-type="float">
            <text:p>43641</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1</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string" calcext:value-type="string">
            <text:p>3.5</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Traverse du Coulet</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Chemin du Coulet</text:p>
          </table:table-cell>
          <table:table-cell office:value-type="string" calcext:value-type="string">
            <text:p>LINESTRING (5.541806 43.21332, 5.5418 43.2135, 5.541822 43.21357, 5.541857 43.21362, 5.541889 43.21366, 5.54195 43.21367, 5.542023 43.21367, 5.542243 43.2137, 5.542465 43.21375, 5.542778 43.21383, 5.54329 43.21395, 5.543362 43.21397, 5.543908 43.21422, 5.543966 43.21427, 5.544115 43.21457, 5.54402 43.21488, 5.543961 43.21502, 5.543906 43.21514)</text:p>
          </table:table-cell>
          <table:table-cell office:value-type="string" calcext:value-type="string">
            <text:p>OSM</text:p>
          </table:table-cell>
          <table:table-cell office:value-type="string" calcext:value-type="string">
            <text:p>Street</text:p>
          </table:table-cell>
          <table:table-cell office:value-type="float" office:value="4" calcext:value-type="float">
            <text:p>4</text:p>
          </table:table-cell>
          <table:table-cell/>
        </table:table-row>
        <table:table-row table:style-name="ro1">
          <table:table-cell office:value-type="float" office:value="52" calcext:value-type="float">
            <text:p>52</text:p>
          </table:table-cell>
          <table:table-cell office:value-type="string" calcext:value-type="string">
            <text:p>Commune de Cassis</text:p>
          </table:table-cell>
          <table:table-cell office:value-type="float" office:value="13022" calcext:value-type="float">
            <text:p>13022</text:p>
          </table:table-cell>
          <table:table-cell office:value-type="float" office:value="43641" calcext:value-type="float">
            <text:p>43641</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3</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string" calcext:value-type="string">
            <text:p>3.5</text:p>
          </table:table-cell>
          <table:table-cell office:value-type="string" calcext:value-type="string">
            <text:p>NA</text:p>
          </table:table-cell>
          <table:table-cell office:value-type="string" calcext:value-type="string">
            <text:p>2.2</text:p>
          </table:table-cell>
          <table:table-cell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Traverse du Coulet</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Chemin du Coulet</text:p>
          </table:table-cell>
          <table:table-cell office:value-type="string" calcext:value-type="string">
            <text:p>LINESTRING (5.541806 43.21332, 5.5418 43.2135, 5.541822 43.21357, 5.541857 43.21362, 5.541889 43.21366, 5.54195 43.21367, 5.542023 43.21367, 5.542243 43.2137, 5.542465 43.21375, 5.542778 43.21383, 5.54329 43.21395, 5.543362 43.21397, 5.543908 43.21422, 5.543966 43.21427, 5.544115 43.21457, 5.54402 43.21488, 5.543961 43.21502, 5.543906 43.21514)</text:p>
          </table:table-cell>
          <table:table-cell office:value-type="string" calcext:value-type="string">
            <text:p>OSM</text:p>
          </table:table-cell>
          <table:table-cell office:value-type="string" calcext:value-type="string">
            <text:p>Street</text:p>
          </table:table-cell>
          <table:table-cell office:value-type="float" office:value="4" calcext:value-type="float">
            <text:p>4</text:p>
          </table:table-cell>
          <table:table-cell/>
        </table:table-row>
        <table:table-row table:style-name="ro1">
          <table:table-cell office:value-type="float" office:value="1" calcext:value-type="float">
            <text:p>1</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1</text:p>
          </table:table-cell>
          <table:table-cell office:value-type="string" calcext:value-type="string">
            <text:p>Interdit</text:p>
          </table:table-cell>
          <table:table-cell office:value-type="string" calcext:value-type="string">
            <text:p>Tous véhicules</text:p>
          </table:table-cell>
          <table:table-cell table:number-columns-repeated="5"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Traverse du soleil</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Traverse du Soleil</text:p>
          </table:table-cell>
          <table:table-cell office:value-type="string" calcext:value-type="string">
            <text:p>MULTILINESTRING ((5.530687 43.21219, 5.53047 43.21219, 5.530094 43.21215, 5.529912 43.21218, 5.52971 43.21219, 5.529566 43.21219, 5.529264 43.21219, 5.529036 43.21216, 5.528775 43.21211, 5.528502 43.21202, 5.528225 43.21194, 5.527874 43.21185, 5.527458 43.21172), (5.524476 43.21092, 5.524065 43.21158))</text:p>
          </table:table-cell>
          <table:table-cell office:value-type="string" calcext:value-type="string">
            <text:p>OSM</text:p>
          </table:table-cell>
          <table:table-cell office:value-type="string" calcext:value-type="string">
            <text:p>Street</text:p>
          </table:table-cell>
          <table:table-cell office:value-type="float" office:value="0" calcext:value-type="float">
            <text:p>0</text:p>
          </table:table-cell>
          <table:table-cell/>
        </table:table-row>
        <table:table-row table:style-name="ro1">
          <table:table-cell office:value-type="float" office:value="26" calcext:value-type="float">
            <text:p>26</text:p>
          </table:table-cell>
          <table:table-cell office:value-type="string" calcext:value-type="string">
            <text:p>Commune de Cassis</text:p>
          </table:table-cell>
          <table:table-cell office:value-type="float" office:value="13022" calcext:value-type="float">
            <text:p>13022</text:p>
          </table:table-cell>
          <table:table-cell table:style-name="ce1" office:value-type="date" office:date-value="2019-06-25" calcext:value-type="date">
            <text:p>2019-06-25</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2 : circulation</text:p>
          </table:table-cell>
          <table:table-cell office:value-type="string" calcext:value-type="string">
            <text:p>Article 9-2-1</text:p>
          </table:table-cell>
          <table:table-cell office:value-type="string" calcext:value-type="string">
            <text:p>Interdit</text:p>
          </table:table-cell>
          <table:table-cell office:value-type="string" calcext:value-type="string">
            <text:p>Tous véhicules</text:p>
          </table:table-cell>
          <table:table-cell office:value-type="string" calcext:value-type="string">
            <text:p>NA</text:p>
          </table:table-cell>
          <table:table-cell office:value-type="string" calcext:value-type="string">
            <text:p>3.5</text:p>
          </table:table-cell>
          <table:table-cell table:number-columns-repeated="3" office:value-type="string" calcext:value-type="string">
            <text:p>NA</text:p>
          </table:table-cell>
          <table:table-cell/>
          <table:table-cell table:number-columns-repeated="2" office:value-type="string" calcext:value-type="string">
            <text:p>NA</text:p>
          </table:table-cell>
          <table:table-cell table:number-columns-repeated="3"/>
          <table:table-cell office:value-type="string" calcext:value-type="string">
            <text:p>Traverse St Marc</text:p>
          </table:table-cell>
          <table:table-cell/>
          <table:table-cell office:value-type="string" calcext:value-type="string">
            <text:p>NA</text:p>
          </table:table-cell>
          <table:table-cell/>
          <table:table-cell table:number-columns-repeated="6" office:value-type="string" calcext:value-type="string">
            <text:p>NA</text:p>
          </table:table-cell>
          <table:table-cell table:number-columns-repeated="2"/>
          <table:table-cell office:value-type="string" calcext:value-type="string">
            <text:p>Traverse Saint-Marc</text:p>
          </table:table-cell>
          <table:table-cell office:value-type="string" calcext:value-type="string">
            <text:p>LINESTRING (5.541594 43.21758, 5.541593 43.21761, 5.541581 43.21797, 5.541745 43.21849)</text:p>
          </table:table-cell>
          <table:table-cell office:value-type="string" calcext:value-type="string">
            <text:p>OSM</text:p>
          </table:table-cell>
          <table:table-cell office:value-type="string" calcext:value-type="string">
            <text:p>Street</text:p>
          </table:table-cell>
          <table:table-cell office:value-type="float" office:value="4" calcext:value-type="float">
            <text:p>4</text:p>
          </table:table-cell>
          <table:table-cell/>
        </table:table-row>
        <table:table-row table:style-name="ro1">
          <table:table-cell office:value-type="float" office:value="91" calcext:value-type="float">
            <text:p>91</text:p>
          </table:table-cell>
          <table:table-cell office:value-type="string" calcext:value-type="string">
            <text:p>Commune de Cassis</text:p>
          </table:table-cell>
          <table:table-cell office:value-type="float" office:value="13022" calcext:value-type="float">
            <text:p>13022</text:p>
          </table:table-cell>
          <table:table-cell office:value-type="float" office:value="43641" calcext:value-type="float">
            <text:p>43641</text:p>
          </table:table-cell>
          <table:table-cell office:value-type="string" calcext:value-type="string">
            <text:p>511.2019</text:p>
          </table:table-cell>
          <table:table-cell office:value-type="string" calcext:value-type="string">
            <text:p>Règlement général de circulation et de stationnement</text:p>
          </table:table-cell>
          <table:table-cell office:value-type="string" calcext:value-type="string">
            <text:p>Considérant qu'il importe d'assurer le bon ordre et la sécurité de la circulation urbaine rendue de plus en plus difficile et dangereuse en raison de l'accroissement du nombre de véhicules, de leur vitesse et de leur encombrement, Considérant notamment l'étroitesse de certaines voies de circulation permettant l'accès au centre ancien et à la Presqu'île, Considérant l'importante fréquentation piétonne dans le centre ancien du village, constitué pour partie de ruelles étroites et pour partie de rues commerçantes ou de quais dépourvus de trottoirs et dont les caractéristiques sont peu propices au côtoiement de la circulation automobile et de la circulation des piétons, Considérant la nécessité d'assurer la tranquillité publique et le caractère gênant, tant pour les riverains que pour les passants, d'une circulation automobile intense ou nocturne dans ledit périmètre, Considérant la nécessité de prévoir un dispositif dérogatoire applicable aux riverains, commerçants et habitants du périmètre du Centre-ville, aux véhicules affectés aux besoins d'un service public pour les besoins exclusifs de ce service, ainsi qu'aux véhicules de transport de fonds, Considérant qu'il convient de constater l'aménagement cohérent et la mise en place de la signalisation des zones 30, Considérant qu'il convient de constater l'aménagement cohérent et la mise en place de la signalisation des zones 20, zones de rencontre, Considérant les encombrements imputables au stationnement des véhicules encombrants sur les emplacements inadaptés à leur gabarit et les risques découlant pour la sécurité des autres usagers des voies publiques, en particulier des piétons, Considérant qu'il est en outre nécessaire de préserver une largeur de voie suffisante pour permettre la circulation des véhicules de transport en commun, de livraisons, de services publics et d'activités professionnelles, Considérant la nécessité d'assurer la sûreté et la commodité du passage des véhicules de secours et de police en ces lieux, Considérant qu'il convient de préserver notre environnement de toute pollution atmosphérique, notamment par la protection de la couche d'ozone en période de fortes chaleurs, Considérant qu'il est nécessaire d'assurer la sécurité, la salubrité, le bon ordre et la tranquillité sur le territoire de la commune de Cassis,Considérant qu'il est nécessaire de réunir en un texte unique, les dispositions touchant à la circulation, la sécurité, la salubrité, le bon ordre et la tranquillité sur le territoire de la commune de Cassis, Considérant qu'il convient de réglementer la circulation sur des voies communales non concernées par le précédent arrêté n°876.2014 du 9 octobre 2014 portant règlement général de circulation et de stationnement et ce en vue d'assurer le bon ordre et la sécurité de la circulation et la tranquillité publique tant des riverains que des usagers de ces voies, Considérant qu'il convient en conséquence d'abroger le précédent arrêté et de le remplacer par le présent arrêté afin de le compléter.</text:p>
          </table:table-cell>
          <table:table-cell office:value-type="string" calcext:value-type="string">
            <text:p>NA</text:p>
          </table:table-cell>
          <table:table-cell office:value-type="string" calcext:value-type="string">
            <text:p>Titre 3 : stationnement</text:p>
          </table:table-cell>
          <table:table-cell office:value-type="string" calcext:value-type="string">
            <text:p>Article 2-1</text:p>
          </table:table-cell>
          <table:table-cell office:value-type="string" calcext:value-type="string">
            <text:p>Autorise</text:p>
          </table:table-cell>
          <table:table-cell office:value-type="string" calcext:value-type="string">
            <text:p>Tous véhicules</text:p>
          </table:table-cell>
          <table:table-cell office:value-type="float" office:value="9" calcext:value-type="float">
            <text:p>9</text:p>
          </table:table-cell>
          <table:table-cell table:number-columns-repeated="4" office:value-type="string" calcext:value-type="string">
            <text:p>NA</text:p>
          </table:table-cell>
          <table:table-cell office:value-type="string" calcext:value-type="string">
            <text:p>Véhicules de livraison</text:p>
          </table:table-cell>
          <table:table-cell table:number-columns-repeated="2" office:value-type="string" calcext:value-type="string">
            <text:p>NA</text:p>
          </table:table-cell>
          <table:table-cell office:value-type="string" calcext:value-type="string">
            <text:p>Mo-Su 06:00-07:00 </text:p>
          </table:table-cell>
          <table:table-cell table:number-columns-repeated="2"/>
          <table:table-cell office:value-type="string" calcext:value-type="string">
            <text:p>Utile, rue de l'Arène</text:p>
          </table:table-cell>
          <table:table-cell/>
          <table:table-cell office:value-type="string" calcext:value-type="string">
            <text:p>NA</text:p>
          </table:table-cell>
          <table:table-cell/>
          <table:table-cell table:number-columns-repeated="6" office:value-type="string" calcext:value-type="string">
            <text:p>NA</text:p>
          </table:table-cell>
          <table:table-cell office:value-type="string" calcext:value-type="string">
            <text:p>Contraintes économiques</text:p>
          </table:table-cell>
          <table:table-cell office:value-type="string" calcext:value-type="string">
            <text:p>de 06h00 à 10h00 tous les jours et jours fériés.</text:p>
          </table:table-cell>
          <table:table-cell office:value-type="string" calcext:value-type="string">
            <text:p>Utile, rue de l'Arène</text:p>
          </table:table-cell>
          <table:table-cell office:value-type="string" calcext:value-type="string">
            <text:p>POINT (5.5387922, 43.2136491)</text:p>
          </table:table-cell>
          <table:table-cell office:value-type="string" calcext:value-type="string">
            <text:p>OSM</text:p>
          </table:table-cell>
          <table:table-cell office:value-type="string" calcext:value-type="string">
            <text:p>Destination</text:p>
          </table:table-cell>
          <table:table-cell office:value-type="float" office:value="11" calcext:value-type="float">
            <text:p>11</text:p>
          </table:table-cell>
          <table:table-cell/>
        </table:table-row>
        <table:table-row table:style-name="ro1" table:number-rows-repeated="1048466">
          <table:table-cell table:number-columns-repeated="41"/>
        </table:table-row>
        <table:table-row table:style-name="ro1">
          <table:table-cell table:number-columns-repeated="41"/>
        </table:table-row>
      </table:table>
      <table:named-expressions/>
      <table:database-ranges>
        <table:database-range table:name="__Anonymous_Sheet_DB__0" table:target-range-address="'arrete-cassis-geo'.A1:'arrete-cassis-geo'.AO109" table:display-filter-buttons="tru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3-25">00/00/0000</text:date>, <text:time style:data-style-name="N2" text:time-value="14:46:25.109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5T15:04:59.669000000</meta:creation-date>
    <meta:editing-duration>P0D</meta:editing-duration>
    <meta:editing-cycles>1</meta:editing-cycles>
    <meta:generator>LibreOffice/7.3.0.3$Windows_X86_64 LibreOffice_project/0f246aa12d0eee4a0f7adcefbf7c878fc2238db3</meta:generator>
    <meta:document-statistic meta:table-count="1" meta:cell-count="3655" meta:object-count="0"/>
  </office:meta>
</office:document-meta>
</file>